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6"/>
    <style:style style:name="ce3" style:family="table-cell" style:parent-style-name="Default" style:data-style-name="N36"/>
    <style:style style:name="ce4" style:family="table-cell" style:parent-style-name="Default" style:data-style-name="N1"/>
    <style:style style:name="ce5" style:family="table-cell" style:parent-style-name="Default" style:data-style-name="N21"/>
    <style:style style:name="ce6" style:family="table-cell" style:parent-style-name="Default" style:data-style-name="N1">
      <style:text-properties fo:color="#FF000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25">
      <style:text-properties fo:color="#FF0000"/>
    </style:style>
    <style:style style:name="ce9" style:family="table-cell" style:parent-style-name="Default" style:data-style-name="N31">
      <style:text-properties fo:color="#FF0000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8.36083333333333cm" style:use-optimal-column-width="true"/>
    </style:style>
    <style:style style:name="co3" style:family="table-column">
      <style:table-column-properties fo:break-before="auto" style:column-width="10.37166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3"/>
        <table:table-column table:style-name="co1" table:number-columns-repeated="2" table:default-cell-style-name="ce6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3">
            <text:p>DISC 1 (MD111)</text:p>
          </table:table-cell>
          <table:table-cell table:style-name="ce3"/>
          <table:table-cell office:value-type="string" table:style-name="ce6">
            <text:p>DON'T EDIT THESE NUMBER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time" office:time-value="PT0H0M0S" table:style-name="ce3">
            <text:p>0:00:00</text:p>
          </table:table-cell>
          <table:table-cell office:value-type="time" office:time-value="PT0H1M39S" table:formula="of:=[.A3]" table:style-name="ce3">
            <text:p>0:01:39</text:p>
          </table:table-cell>
          <table:table-cell office:value-type="float" office:value="0" table:formula="of:=SUM((HOUR([.A2])*3600)+(MINUTE([.A2])*60)+SECOND([.A2]))" table:style-name="ce6">
            <text:p>0</text:p>
          </table:table-cell>
          <table:table-cell office:value-type="float" office:value="99" table:formula="of:=SUM((HOUR([.B2])*3600)+(MINUTE([.B2])*60)+SECOND([.B2]))" table:style-name="ce6">
            <text:p>99</text:p>
          </table:table-cell>
          <table:table-cell office:value-type="string" table:style-name="ce3">
            <text:p>Poison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1M39S" table:style-name="ce3">
            <text:p>0:01:39</text:p>
          </table:table-cell>
          <table:table-cell office:value-type="time" office:time-value="PT0H5M33S" table:formula="of:=[.A4]" table:style-name="ce3">
            <text:p>0:05:33</text:p>
          </table:table-cell>
          <table:table-cell office:value-type="float" office:value="99" table:formula="of:=SUM((HOUR([.A3])*3600)+(MINUTE([.A3])*60)+SECOND([.A3]))" table:style-name="ce6">
            <text:p>99</text:p>
          </table:table-cell>
          <table:table-cell office:value-type="float" office:value="333" table:formula="of:=SUM((HOUR([.B3])*3600)+(MINUTE([.B3])*60)+SECOND([.B3]))" table:style-name="ce6">
            <text:p>333</text:p>
          </table:table-cell>
          <table:table-cell office:value-type="string" table:style-name="ce3">
            <text:p>I Promise (Portland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5M33S" table:style-name="ce3">
            <text:p>0:05:33</text:p>
          </table:table-cell>
          <table:table-cell office:value-type="time" office:time-value="PT0H10M36S" table:formula="of:=[.A5]" table:style-name="ce3">
            <text:p>0:10:36</text:p>
          </table:table-cell>
          <table:table-cell office:value-type="float" office:value="333" table:formula="of:=SUM((HOUR([.A4])*3600)+(MINUTE([.A4])*60)+SECOND([.A4]))" table:style-name="ce6">
            <text:p>333</text:p>
          </table:table-cell>
          <table:table-cell office:value-type="float" office:value="636" table:formula="of:=SUM((HOUR([.B4])*3600)+(MINUTE([.B4])*60)+SECOND([.B4]))" table:style-name="ce6">
            <text:p>636</text:p>
          </table:table-cell>
          <table:table-cell office:value-type="string" table:style-name="ce3">
            <text:p>Attenzione! (Portland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10M36S" table:style-name="ce3">
            <text:p>0:10:36</text:p>
          </table:table-cell>
          <table:table-cell office:value-type="time" office:time-value="PT0H13M6S" table:formula="of:=[.A6]" table:style-name="ce3">
            <text:p>0:13:06</text:p>
          </table:table-cell>
          <table:table-cell office:value-type="float" office:value="636" table:formula="of:=SUM((HOUR([.A5])*3600)+(MINUTE([.A5])*60)+SECOND([.A5]))" table:style-name="ce6">
            <text:p>636</text:p>
          </table:table-cell>
          <table:table-cell office:value-type="float" office:value="786" table:formula="of:=SUM((HOUR([.B5])*3600)+(MINUTE([.B5])*60)+SECOND([.B5]))" table:style-name="ce6">
            <text:p>786</text:p>
          </table:table-cell>
          <table:table-cell office:value-type="string" table:style-name="ce3">
            <text:p>Electioneering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13M6S" table:style-name="ce3">
            <text:p>0:13:06</text:p>
          </table:table-cell>
          <table:table-cell office:value-type="time" office:time-value="PT0H15M39S" table:formula="of:=[.A7]" table:style-name="ce3">
            <text:p>0:15:39</text:p>
          </table:table-cell>
          <table:table-cell office:value-type="float" office:value="786" table:formula="of:=SUM((HOUR([.A6])*3600)+(MINUTE([.A6])*60)+SECOND([.A6]))" table:style-name="ce6">
            <text:p>786</text:p>
          </table:table-cell>
          <table:table-cell office:value-type="float" office:value="939" table:formula="of:=SUM((HOUR([.B6])*3600)+(MINUTE([.B6])*60)+SECOND([.B6]))" table:style-name="ce6">
            <text:p>939</text:p>
          </table:table-cell>
          <table:table-cell office:value-type="string" table:style-name="ce3">
            <text:p>Lift (Toronto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15M39S" table:style-name="ce3">
            <text:p>0:15:39</text:p>
          </table:table-cell>
          <table:table-cell office:value-type="time" office:time-value="PT0H22M13S" table:formula="of:=[.A8]" table:style-name="ce3">
            <text:p>0:22:13</text:p>
          </table:table-cell>
          <table:table-cell office:value-type="float" office:value="939" table:formula="of:=SUM((HOUR([.A7])*3600)+(MINUTE([.A7])*60)+SECOND([.A7]))" table:style-name="ce6">
            <text:p>939</text:p>
          </table:table-cell>
          <table:table-cell office:value-type="float" office:value="1333" table:formula="of:=SUM((HOUR([.B7])*3600)+(MINUTE([.B7])*60)+SECOND([.B7]))" table:style-name="ce6">
            <text:p>1333</text:p>
          </table:table-cell>
          <table:table-cell office:value-type="string" table:style-name="ce3">
            <text:p>True Love Waits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22M13S" table:style-name="ce3">
            <text:p>0:22:13</text:p>
          </table:table-cell>
          <table:table-cell office:value-type="time" office:time-value="PT0H23M30S" table:formula="of:=[.A9]" table:style-name="ce3">
            <text:p>0:23:30</text:p>
          </table:table-cell>
          <table:table-cell office:value-type="float" office:value="1333" table:formula="of:=SUM((HOUR([.A8])*3600)+(MINUTE([.A8])*60)+SECOND([.A8]))" table:style-name="ce6">
            <text:p>1333</text:p>
          </table:table-cell>
          <table:table-cell office:value-type="float" office:value="1410" table:formula="of:=SUM((HOUR([.B8])*3600)+(MINUTE([.B8])*60)+SECOND([.B8]))" table:style-name="ce6">
            <text:p>1410</text:p>
          </table:table-cell>
          <table:table-cell office:value-type="string" table:style-name="ce3">
            <text:p>Not For Sale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23M30S" table:style-name="ce3">
            <text:p>0:23:30</text:p>
          </table:table-cell>
          <table:table-cell office:value-type="time" office:time-value="PT0H24M11S" table:formula="of:=[.A10]" table:style-name="ce3">
            <text:p>0:24:11</text:p>
          </table:table-cell>
          <table:table-cell office:value-type="float" office:value="1410" table:formula="of:=SUM((HOUR([.A9])*3600)+(MINUTE([.A9])*60)+SECOND([.A9]))" table:style-name="ce6">
            <text:p>1410</text:p>
          </table:table-cell>
          <table:table-cell office:value-type="float" office:value="1451" table:formula="of:=SUM((HOUR([.B9])*3600)+(MINUTE([.B9])*60)+SECOND([.B9]))" table:style-name="ce6">
            <text:p>1451</text:p>
          </table:table-cell>
          <table:table-cell office:value-type="string" table:style-name="ce3">
            <text:p>Film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24M11S" table:style-name="ce3">
            <text:p>0:24:11</text:p>
          </table:table-cell>
          <table:table-cell office:value-type="time" office:time-value="PT0H28M14S" table:formula="of:=[.A11]" table:style-name="ce3">
            <text:p>0:28:14</text:p>
          </table:table-cell>
          <table:table-cell office:value-type="float" office:value="1451" table:formula="of:=SUM((HOUR([.A10])*3600)+(MINUTE([.A10])*60)+SECOND([.A10]))" table:style-name="ce6">
            <text:p>1451</text:p>
          </table:table-cell>
          <table:table-cell office:value-type="float" office:value="1694" table:formula="of:=SUM((HOUR([.B10])*3600)+(MINUTE([.B10])*60)+SECOND([.B10]))" table:style-name="ce6">
            <text:p>1694</text:p>
          </table:table-cell>
          <table:table-cell office:value-type="string" table:style-name="ce3">
            <text:p>Lift (San Francisco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28M14S" table:style-name="ce3">
            <text:p>0:28:14</text:p>
          </table:table-cell>
          <table:table-cell office:value-type="time" office:time-value="PT0H31M57S" table:formula="of:=[.A12]" table:style-name="ce3">
            <text:p>0:31:57</text:p>
          </table:table-cell>
          <table:table-cell office:value-type="float" office:value="1694" table:formula="of:=SUM((HOUR([.A11])*3600)+(MINUTE([.A11])*60)+SECOND([.A11]))" table:style-name="ce6">
            <text:p>1694</text:p>
          </table:table-cell>
          <table:table-cell office:value-type="float" office:value="1917" table:formula="of:=SUM((HOUR([.B11])*3600)+(MINUTE([.B11])*60)+SECOND([.B11]))" table:style-name="ce6">
            <text:p>1917</text:p>
          </table:table-cell>
          <table:table-cell office:value-type="string" table:style-name="ce3">
            <text:p>Electioneering (San Francisco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31M57S" table:style-name="ce3">
            <text:p>0:31:57</text:p>
          </table:table-cell>
          <table:table-cell office:value-type="time" office:time-value="PT0H36M20S" table:formula="of:=[.A13]" table:style-name="ce3">
            <text:p>0:36:20</text:p>
          </table:table-cell>
          <table:table-cell office:value-type="float" office:value="1917" table:formula="of:=SUM((HOUR([.A12])*3600)+(MINUTE([.A12])*60)+SECOND([.A12]))" table:style-name="ce6">
            <text:p>1917</text:p>
          </table:table-cell>
          <table:table-cell office:value-type="float" office:value="2180" table:formula="of:=SUM((HOUR([.B12])*3600)+(MINUTE([.B12])*60)+SECOND([.B12]))" table:style-name="ce6">
            <text:p>2180</text:p>
          </table:table-cell>
          <table:table-cell office:value-type="string" table:style-name="ce3">
            <text:p>I Promise (LA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36M20S" table:style-name="ce3">
            <text:p>0:36:20</text:p>
          </table:table-cell>
          <table:table-cell office:value-type="time" office:time-value="PT0H37M20S" table:formula="of:=[.A14]" table:style-name="ce3">
            <text:p>0:37:20</text:p>
          </table:table-cell>
          <table:table-cell office:value-type="float" office:value="2180" table:formula="of:=SUM((HOUR([.A13])*3600)+(MINUTE([.A13])*60)+SECOND([.A13]))" table:style-name="ce6">
            <text:p>2180</text:p>
          </table:table-cell>
          <table:table-cell office:value-type="float" office:value="2240" table:formula="of:=SUM((HOUR([.B13])*3600)+(MINUTE([.B13])*60)+SECOND([.B13]))" table:style-name="ce6">
            <text:p>2240</text:p>
          </table:table-cell>
          <table:table-cell office:value-type="string" table:style-name="ce3">
            <text:p>Vacancies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37M20S" table:style-name="ce3">
            <text:p>0:37:20</text:p>
          </table:table-cell>
          <table:table-cell office:value-type="time" office:time-value="PT0H38M3S" table:formula="of:=[.A15]" table:style-name="ce3">
            <text:p>0:38:03</text:p>
          </table:table-cell>
          <table:table-cell office:value-type="float" office:value="2240" table:formula="of:=SUM((HOUR([.A14])*3600)+(MINUTE([.A14])*60)+SECOND([.A14]))" table:style-name="ce6">
            <text:p>2240</text:p>
          </table:table-cell>
          <table:table-cell office:value-type="float" office:value="2283" table:formula="of:=SUM((HOUR([.B14])*3600)+(MINUTE([.B14])*60)+SECOND([.B14]))" table:style-name="ce6">
            <text:p>2283</text:p>
          </table:table-cell>
          <table:table-cell office:value-type="string" table:style-name="ce3">
            <text:p>$alty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38M3S" table:style-name="ce3">
            <text:p>0:38:03</text:p>
          </table:table-cell>
          <table:table-cell office:value-type="time" office:time-value="PT0H43M14S" table:formula="of:=[.A16]" table:style-name="ce3">
            <text:p>0:43:14</text:p>
          </table:table-cell>
          <table:table-cell office:value-type="float" office:value="2283" table:formula="of:=SUM((HOUR([.A15])*3600)+(MINUTE([.A15])*60)+SECOND([.A15]))" table:style-name="ce6">
            <text:p>2283</text:p>
          </table:table-cell>
          <table:table-cell office:value-type="float" office:value="2594" table:formula="of:=SUM((HOUR([.B15])*3600)+(MINUTE([.B15])*60)+SECOND([.B15]))" table:style-name="ce6">
            <text:p>2594</text:p>
          </table:table-cell>
          <table:table-cell office:value-type="string" table:style-name="ce3">
            <text:p>Airbag (Acoustic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43M14S" table:style-name="ce3">
            <text:p>0:43:14</text:p>
          </table:table-cell>
          <table:table-cell office:value-type="time" office:time-value="PT0H48M18S" table:formula="of:=[.A17]" table:style-name="ce3">
            <text:p>0:48:18</text:p>
          </table:table-cell>
          <table:table-cell office:value-type="float" office:value="2594" table:formula="of:=SUM((HOUR([.A16])*3600)+(MINUTE([.A16])*60)+SECOND([.A16]))" table:style-name="ce6">
            <text:p>2594</text:p>
          </table:table-cell>
          <table:table-cell office:value-type="float" office:value="2898" table:formula="of:=SUM((HOUR([.B16])*3600)+(MINUTE([.B16])*60)+SECOND([.B16]))" table:style-name="ce6">
            <text:p>2898</text:p>
          </table:table-cell>
          <table:table-cell office:value-type="string" table:style-name="ce3">
            <text:p>Airbag (Toronto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48M18S" table:style-name="ce3">
            <text:p>0:48:18</text:p>
          </table:table-cell>
          <table:table-cell office:value-type="time" office:time-value="PT0H52M21S" table:formula="of:=[.A18]" table:style-name="ce3">
            <text:p>0:52:21</text:p>
          </table:table-cell>
          <table:table-cell office:value-type="float" office:value="2898" table:formula="of:=SUM((HOUR([.A17])*3600)+(MINUTE([.A17])*60)+SECOND([.A17]))" table:style-name="ce6">
            <text:p>2898</text:p>
          </table:table-cell>
          <table:table-cell office:value-type="float" office:value="3141" table:formula="of:=SUM((HOUR([.B17])*3600)+(MINUTE([.B17])*60)+SECOND([.B17]))" table:style-name="ce6">
            <text:p>3141</text:p>
          </table:table-cell>
          <table:table-cell office:value-type="string" table:style-name="ce3">
            <text:p>I Promise (Minneapolis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52M21S" table:style-name="ce3">
            <text:p>0:52:21</text:p>
          </table:table-cell>
          <table:table-cell office:value-type="time" office:time-value="PT0H53M11S" table:formula="of:=[.A19]" table:style-name="ce3">
            <text:p>0:53:11</text:p>
          </table:table-cell>
          <table:table-cell office:value-type="float" office:value="3141" table:formula="of:=SUM((HOUR([.A18])*3600)+(MINUTE([.A18])*60)+SECOND([.A18]))" table:style-name="ce6">
            <text:p>3141</text:p>
          </table:table-cell>
          <table:table-cell office:value-type="float" office:value="3191" table:formula="of:=SUM((HOUR([.B18])*3600)+(MINUTE([.B18])*60)+SECOND([.B18]))" table:style-name="ce6">
            <text:p>3191</text:p>
          </table:table-cell>
          <table:table-cell office:value-type="string" table:style-name="ce3">
            <text:p>Lifesave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53M11S" table:style-name="ce3">
            <text:p>0:53:11</text:p>
          </table:table-cell>
          <table:table-cell office:value-type="time" office:time-value="PT0H57M14S" table:formula="of:=[.A20]" table:style-name="ce3">
            <text:p>0:57:14</text:p>
          </table:table-cell>
          <table:table-cell office:value-type="float" office:value="3191" table:formula="of:=SUM((HOUR([.A19])*3600)+(MINUTE([.A19])*60)+SECOND([.A19]))" table:style-name="ce6">
            <text:p>3191</text:p>
          </table:table-cell>
          <table:table-cell office:value-type="float" office:value="3434" table:formula="of:=SUM((HOUR([.B19])*3600)+(MINUTE([.B19])*60)+SECOND([.B19]))" table:style-name="ce6">
            <text:p>3434</text:p>
          </table:table-cell>
          <table:table-cell office:value-type="string" table:style-name="ce3">
            <text:p>I Promise (Toronto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57M14S" table:style-name="ce3">
            <text:p>0:57:14</text:p>
          </table:table-cell>
          <table:table-cell office:value-type="time" office:time-value="PT1H0M48S" table:formula="of:=[.A21]" table:style-name="ce3">
            <text:p>1:00:48</text:p>
          </table:table-cell>
          <table:table-cell office:value-type="float" office:value="3434" table:formula="of:=SUM((HOUR([.A20])*3600)+(MINUTE([.A20])*60)+SECOND([.A20]))" table:style-name="ce6">
            <text:p>3434</text:p>
          </table:table-cell>
          <table:table-cell office:value-type="float" office:value="3648" table:formula="of:=SUM((HOUR([.B20])*3600)+(MINUTE([.B20])*60)+SECOND([.B20]))" table:style-name="ce6">
            <text:p>3648</text:p>
          </table:table-cell>
          <table:table-cell office:value-type="string" table:style-name="ce3">
            <text:p>Electioneering (Toronto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1H0M48S" table:style-name="ce3">
            <text:p>1:00:48</text:p>
          </table:table-cell>
          <table:table-cell office:value-type="time" office:time-value="PT1H5M28S" table:formula="of:=[.A22]" table:style-name="ce3">
            <text:p>1:05:28</text:p>
          </table:table-cell>
          <table:table-cell office:value-type="float" office:value="3648" table:formula="of:=SUM((HOUR([.A21])*3600)+(MINUTE([.A21])*60)+SECOND([.A21]))" table:style-name="ce6">
            <text:p>3648</text:p>
          </table:table-cell>
          <table:table-cell office:value-type="float" office:value="3928" table:formula="of:=SUM((HOUR([.B21])*3600)+(MINUTE([.B21])*60)+SECOND([.B21]))" table:style-name="ce6">
            <text:p>3928</text:p>
          </table:table-cell>
          <table:table-cell office:value-type="string" table:style-name="ce3">
            <text:p>Paranoid Android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1H5M28S" table:style-name="ce3">
            <text:p>1:05:28</text:p>
          </table:table-cell>
          <table:table-cell office:value-type="time" office:time-value="PT1H7M33S" table:formula="of:=[.A23]" table:style-name="ce3">
            <text:p>1:07:33</text:p>
          </table:table-cell>
          <table:table-cell office:value-type="float" office:value="3928" table:formula="of:=SUM((HOUR([.A22])*3600)+(MINUTE([.A22])*60)+SECOND([.A22]))" table:style-name="ce6">
            <text:p>3928</text:p>
          </table:table-cell>
          <table:table-cell office:value-type="float" office:value="4053" table:formula="of:=SUM((HOUR([.B22])*3600)+(MINUTE([.B22])*60)+SECOND([.B22]))" table:style-name="ce6">
            <text:p>4053</text:p>
          </table:table-cell>
          <table:table-cell office:value-type="string" table:style-name="ce3">
            <text:p>Airbag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1H7M33S" table:style-name="ce3">
            <text:p>1:07:33</text:p>
          </table:table-cell>
          <table:table-cell office:value-type="time" office:time-value="PT1H10M47S" table:style-name="ce3">
            <text:p>1:10:47</text:p>
          </table:table-cell>
          <table:table-cell office:value-type="float" office:value="4053" table:formula="of:=SUM((HOUR([.A23])*3600)+(MINUTE([.A23])*60)+SECOND([.A23]))" table:style-name="ce6">
            <text:p>4053</text:p>
          </table:table-cell>
          <table:table-cell office:value-type="float" office:value="4247" table:formula="of:=SUM((HOUR([.B23])*3600)+(MINUTE([.B23])*60)+SECOND([.B23]))" table:style-name="ce6">
            <text:p>4247</text:p>
          </table:table-cell>
          <table:table-cell office:value-type="string" table:style-name="ce3">
            <text:p>Electioneering<text:s/>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ISC 2 (MD112)</text:p>
          </table:table-cell>
          <table:table-cell table:style-name="ce3"/>
          <table:table-cell table:number-columns-repeated="2" table:style-name="ce6"/>
          <table:table-cell table:number-columns-repeated="16380" table:style-name="ce1"/>
        </table:table-row>
        <table:table-row table:style-name="ro1">
          <table:table-cell office:value-type="time" office:time-value="PT0H0M0S" table:style-name="ce3">
            <text:p>0:00:00</text:p>
          </table:table-cell>
          <table:table-cell office:value-type="time" office:time-value="PT0H3M0S" table:formula="of:=[.A27]" table:style-name="ce3">
            <text:p>0:03:00</text:p>
          </table:table-cell>
          <table:table-cell office:value-type="float" office:value="0" table:formula="of:=SUM((HOUR([.A26])*3600)+(MINUTE([.A26])*60)+SECOND([.A26]))" table:style-name="ce6">
            <text:p>0</text:p>
          </table:table-cell>
          <table:table-cell office:value-type="float" office:value="180" table:formula="of:=SUM((HOUR([.B26])*3600)+(MINUTE([.B26])*60)+SECOND([.B26]))" table:style-name="ce6">
            <text:p>180</text:p>
          </table:table-cell>
          <table:table-cell office:value-type="string" table:style-name="ce1">
            <text:p>No Surprises Please (Lyon)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3M0S" table:style-name="ce3">
            <text:p>0:03:00</text:p>
          </table:table-cell>
          <table:table-cell office:value-type="time" office:time-value="PT0H5M35S" table:formula="of:=[.A28]" table:style-name="ce3">
            <text:p>0:05:35</text:p>
          </table:table-cell>
          <table:table-cell office:value-type="float" office:value="180" table:formula="of:=SUM((HOUR([.A27])*3600)+(MINUTE([.A27])*60)+SECOND([.A27]))" table:style-name="ce6">
            <text:p>180</text:p>
          </table:table-cell>
          <table:table-cell office:value-type="float" office:value="335" table:formula="of:=SUM((HOUR([.B27])*3600)+(MINUTE([.B27])*60)+SECOND([.B27]))" table:style-name="ce6">
            <text:p>335</text:p>
          </table:table-cell>
          <table:table-cell office:value-type="string" table:style-name="ce1">
            <text:p>Risk Of Suffocation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5M35S" table:style-name="ce3">
            <text:p>0:05:35</text:p>
          </table:table-cell>
          <table:table-cell office:value-type="time" office:time-value="PT0H8M36S" table:formula="of:=[.A29]" table:style-name="ce3">
            <text:p>0:08:36</text:p>
          </table:table-cell>
          <table:table-cell office:value-type="float" office:value="335" table:formula="of:=SUM((HOUR([.A28])*3600)+(MINUTE([.A28])*60)+SECOND([.A28]))" table:style-name="ce6">
            <text:p>335</text:p>
          </table:table-cell>
          <table:table-cell office:value-type="float" office:value="516" table:formula="of:=SUM((HOUR([.B28])*3600)+(MINUTE([.B28])*60)+SECOND([.B28]))" table:style-name="ce6">
            <text:p>516</text:p>
          </table:table-cell>
          <table:table-cell office:value-type="string" table:style-name="ce1">
            <text:p>Girl Club 2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8M36S" table:style-name="ce3">
            <text:p>0:08:36</text:p>
          </table:table-cell>
          <table:table-cell office:value-type="time" office:time-value="PT0H12M15S" table:formula="of:=[.A30]" table:style-name="ce3">
            <text:p>0:12:15</text:p>
          </table:table-cell>
          <table:table-cell office:value-type="float" office:value="516" table:formula="of:=SUM((HOUR([.A29])*3600)+(MINUTE([.A29])*60)+SECOND([.A29]))" table:style-name="ce6">
            <text:p>516</text:p>
          </table:table-cell>
          <table:table-cell office:value-type="float" office:value="735" table:formula="of:=SUM((HOUR([.B29])*3600)+(MINUTE([.B29])*60)+SECOND([.B29]))" table:style-name="ce6">
            <text:p>735</text:p>
          </table:table-cell>
          <table:table-cell office:value-type="string" table:style-name="ce1">
            <text:p>Ride A Pony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2M15S" table:style-name="ce3">
            <text:p>0:12:15</text:p>
          </table:table-cell>
          <table:table-cell office:value-type="time" office:time-value="PT0H13M6S" table:formula="of:=[.A31]" table:style-name="ce3">
            <text:p>0:13:06</text:p>
          </table:table-cell>
          <table:table-cell office:value-type="float" office:value="735" table:formula="of:=SUM((HOUR([.A30])*3600)+(MINUTE([.A30])*60)+SECOND([.A30]))" table:style-name="ce6">
            <text:p>735</text:p>
          </table:table-cell>
          <table:table-cell office:value-type="float" office:value="786" table:formula="of:=SUM((HOUR([.B30])*3600)+(MINUTE([.B30])*60)+SECOND([.B30]))" table:style-name="ce6">
            <text:p>786</text:p>
          </table:table-cell>
          <table:table-cell office:value-type="string" table:style-name="ce1">
            <text:p>(Chateau Birds)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3M6S" table:style-name="ce3">
            <text:p>0:13:06</text:p>
          </table:table-cell>
          <table:table-cell office:value-type="time" office:time-value="PT0H15M49S" table:formula="of:=[.A32]" table:style-name="ce3">
            <text:p>0:15:49</text:p>
          </table:table-cell>
          <table:table-cell office:value-type="float" office:value="786" table:formula="of:=SUM((HOUR([.A31])*3600)+(MINUTE([.A31])*60)+SECOND([.A31]))" table:style-name="ce6">
            <text:p>786</text:p>
          </table:table-cell>
          <table:table-cell office:value-type="float" office:value="949" table:formula="of:=SUM((HOUR([.B31])*3600)+(MINUTE([.B31])*60)+SECOND([.B31]))" table:style-name="ce6">
            <text:p>949</text:p>
          </table:table-cell>
          <table:table-cell office:value-type="string" table:style-name="ce1">
            <text:p>Umbilical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5M49S" table:style-name="ce3">
            <text:p>0:15:49</text:p>
          </table:table-cell>
          <table:table-cell office:value-type="time" office:time-value="PT0H19M30S" table:formula="of:=[.A33]" table:style-name="ce3">
            <text:p>0:19:30</text:p>
          </table:table-cell>
          <table:table-cell office:value-type="float" office:value="949" table:formula="of:=SUM((HOUR([.A32])*3600)+(MINUTE([.A32])*60)+SECOND([.A32]))" table:style-name="ce6">
            <text:p>949</text:p>
          </table:table-cell>
          <table:table-cell office:value-type="float" office:value="1170" table:formula="of:=SUM((HOUR([.B32])*3600)+(MINUTE([.B32])*60)+SECOND([.B32]))" table:style-name="ce6">
            <text:p>1170</text:p>
          </table:table-cell>
          <table:table-cell office:value-type="string" table:style-name="ce1">
            <text:p>Poison Lake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9M30S" table:style-name="ce3">
            <text:p>0:19:30</text:p>
          </table:table-cell>
          <table:table-cell office:value-type="time" office:time-value="PT0H20M57S" table:formula="of:=[.A34]" table:style-name="ce3">
            <text:p>0:20:57</text:p>
          </table:table-cell>
          <table:table-cell office:value-type="float" office:value="1170" table:formula="of:=SUM((HOUR([.A33])*3600)+(MINUTE([.A33])*60)+SECOND([.A33]))" table:style-name="ce6">
            <text:p>1170</text:p>
          </table:table-cell>
          <table:table-cell office:value-type="float" office:value="1257" table:formula="of:=SUM((HOUR([.B33])*3600)+(MINUTE([.B33])*60)+SECOND([.B33]))" table:style-name="ce6">
            <text:p>1257</text:p>
          </table:table-cell>
          <table:table-cell office:value-type="string" table:style-name="ce1">
            <text:p>Get Together #2</text:p>
          </table:table-cell>
          <table:table-cell table:number-columns-repeated="16379"/>
        </table:table-row>
        <table:table-row table:style-name="ro1">
          <table:table-cell office:value-type="time" office:time-value="PT0H20M57S" table:style-name="ce3">
            <text:p>0:20:57</text:p>
          </table:table-cell>
          <table:table-cell office:value-type="time" office:time-value="PT0H21M54S" table:formula="of:=[.A35]" table:style-name="ce3">
            <text:p>0:21:54</text:p>
          </table:table-cell>
          <table:table-cell office:value-type="float" office:value="1257" table:formula="of:=SUM((HOUR([.A34])*3600)+(MINUTE([.A34])*60)+SECOND([.A34]))" table:style-name="ce6">
            <text:p>1257</text:p>
          </table:table-cell>
          <table:table-cell office:value-type="float" office:value="1314" table:formula="of:=SUM((HOUR([.B34])*3600)+(MINUTE([.B34])*60)+SECOND([.B34]))" table:style-name="ce6">
            <text:p>1314</text:p>
          </table:table-cell>
          <table:table-cell office:value-type="string" table:style-name="ce1">
            <text:p>Get Together</text:p>
          </table:table-cell>
          <table:table-cell table:number-columns-repeated="16379"/>
        </table:table-row>
        <table:table-row table:style-name="ro1">
          <table:table-cell office:value-type="time" office:time-value="PT0H21M54S" table:style-name="ce3">
            <text:p>0:21:54</text:p>
          </table:table-cell>
          <table:table-cell office:value-type="time" office:time-value="PT0H25M23S" table:formula="of:=[.A36]" table:style-name="ce3">
            <text:p>0:25:23</text:p>
          </table:table-cell>
          <table:table-cell office:value-type="float" office:value="1314" table:formula="of:=SUM((HOUR([.A35])*3600)+(MINUTE([.A35])*60)+SECOND([.A35]))" table:style-name="ce6">
            <text:p>1314</text:p>
          </table:table-cell>
          <table:table-cell office:value-type="float" office:value="1523" table:formula="of:=SUM((HOUR([.B35])*3600)+(MINUTE([.B35])*60)+SECOND([.B35]))" table:style-name="ce6">
            <text:p>1523</text:p>
          </table:table-cell>
          <table:table-cell office:value-type="string" table:style-name="ce1">
            <text:p>(Prague Train)</text:p>
          </table:table-cell>
          <table:table-cell table:number-columns-repeated="16379"/>
        </table:table-row>
        <table:table-row table:style-name="ro1">
          <table:table-cell office:value-type="time" office:time-value="PT0H25M23S" table:style-name="ce3">
            <text:p>0:25:23</text:p>
          </table:table-cell>
          <table:table-cell office:value-type="time" office:time-value="PT0H26M3S" table:formula="of:=[.A37]" table:style-name="ce3">
            <text:p>0:26:03</text:p>
          </table:table-cell>
          <table:table-cell office:value-type="float" office:value="1523" table:formula="of:=SUM((HOUR([.A36])*3600)+(MINUTE([.A36])*60)+SECOND([.A36]))" table:style-name="ce6">
            <text:p>1523</text:p>
          </table:table-cell>
          <table:table-cell office:value-type="float" office:value="1563" table:formula="of:=SUM((HOUR([.B36])*3600)+(MINUTE([.B36])*60)+SECOND([.B36]))" table:style-name="ce6">
            <text:p>1563</text:p>
          </table:table-cell>
          <table:table-cell office:value-type="string" table:style-name="ce1">
            <text:p>(Bus Home)</text:p>
          </table:table-cell>
          <table:table-cell table:number-columns-repeated="16379"/>
        </table:table-row>
        <table:table-row table:style-name="ro1">
          <table:table-cell office:value-type="time" office:time-value="PT0H26M3S" table:style-name="ce3">
            <text:p>0:26:03</text:p>
          </table:table-cell>
          <table:table-cell office:value-type="time" office:time-value="PT0H29M36S" table:formula="of:=[.A38]" table:style-name="ce3">
            <text:p>0:29:36</text:p>
          </table:table-cell>
          <table:table-cell office:value-type="float" office:value="1563" table:formula="of:=SUM((HOUR([.A37])*3600)+(MINUTE([.A37])*60)+SECOND([.A37]))" table:style-name="ce6">
            <text:p>1563</text:p>
          </table:table-cell>
          <table:table-cell office:value-type="float" office:value="1776" table:formula="of:=SUM((HOUR([.B37])*3600)+(MINUTE([.B37])*60)+SECOND([.B37]))" table:style-name="ce6">
            <text:p>1776</text:p>
          </table:table-cell>
          <table:table-cell office:value-type="string" table:style-name="ce1">
            <text:p>Annoying Neighbors</text:p>
          </table:table-cell>
          <table:table-cell table:number-columns-repeated="16379"/>
        </table:table-row>
        <table:table-row table:style-name="ro1">
          <table:table-cell office:value-type="time" office:time-value="PT0H29M36S" table:style-name="ce3">
            <text:p>0:29:36</text:p>
          </table:table-cell>
          <table:table-cell office:value-type="time" office:time-value="PT0H34M45S" table:formula="of:=[.A39]" table:style-name="ce3">
            <text:p>0:34:45</text:p>
          </table:table-cell>
          <table:table-cell office:value-type="float" office:value="1776" table:formula="of:=SUM((HOUR([.A38])*3600)+(MINUTE([.A38])*60)+SECOND([.A38]))" table:style-name="ce6">
            <text:p>1776</text:p>
          </table:table-cell>
          <table:table-cell office:value-type="float" office:value="2085" table:formula="of:=SUM((HOUR([.B38])*3600)+(MINUTE([.B38])*60)+SECOND([.B38]))" table:style-name="ce6">
            <text:p>2085</text:p>
          </table:table-cell>
          <table:table-cell office:value-type="string" table:style-name="ce1">
            <text:p>Motion Picture Soundtrack</text:p>
          </table:table-cell>
          <table:table-cell table:number-columns-repeated="16379"/>
        </table:table-row>
        <table:table-row table:style-name="ro1">
          <table:table-cell office:value-type="time" office:time-value="PT0H34M45S" table:style-name="ce3">
            <text:p>0:34:45</text:p>
          </table:table-cell>
          <table:table-cell office:value-type="time" office:time-value="PT0H36M46S" table:formula="of:=[.A40]" table:style-name="ce3">
            <text:p>0:36:46</text:p>
          </table:table-cell>
          <table:table-cell office:value-type="float" office:value="2085" table:formula="of:=SUM((HOUR([.A39])*3600)+(MINUTE([.A39])*60)+SECOND([.A39]))" table:style-name="ce6">
            <text:p>2085</text:p>
          </table:table-cell>
          <table:table-cell office:value-type="float" office:value="2206" table:formula="of:=SUM((HOUR([.B39])*3600)+(MINUTE([.B39])*60)+SECOND([.B39]))" table:style-name="ce6">
            <text:p>2206</text:p>
          </table:table-cell>
          <table:table-cell office:value-type="string" table:style-name="ce1">
            <text:p>Amazing Drums For Exit Music</text:p>
          </table:table-cell>
          <table:table-cell table:number-columns-repeated="16379"/>
        </table:table-row>
        <table:table-row table:style-name="ro1">
          <table:table-cell office:value-type="time" office:time-value="PT0H36M46S" table:style-name="ce3">
            <text:p>0:36:46</text:p>
          </table:table-cell>
          <table:table-cell office:value-type="time" office:time-value="PT0H37M28S" table:formula="of:=[.A41]" table:style-name="ce3">
            <text:p>0:37:28</text:p>
          </table:table-cell>
          <table:table-cell office:value-type="float" office:value="2206" table:formula="of:=SUM((HOUR([.A40])*3600)+(MINUTE([.A40])*60)+SECOND([.A40]))" table:style-name="ce6">
            <text:p>2206</text:p>
          </table:table-cell>
          <table:table-cell office:value-type="float" office:value="2248" table:formula="of:=SUM((HOUR([.B40])*3600)+(MINUTE([.B40])*60)+SECOND([.B40]))" table:style-name="ce6">
            <text:p>2248</text:p>
          </table:table-cell>
          <table:table-cell office:value-type="string" table:style-name="ce1">
            <text:p>My New Clothes</text:p>
          </table:table-cell>
          <table:table-cell table:number-columns-repeated="16379"/>
        </table:table-row>
        <table:table-row table:style-name="ro1">
          <table:table-cell office:value-type="time" office:time-value="PT0H37M28S" table:style-name="ce3">
            <text:p>0:37:28</text:p>
          </table:table-cell>
          <table:table-cell office:value-type="time" office:time-value="PT0H42M24S" table:formula="of:=[.A42]" table:style-name="ce3">
            <text:p>0:42:24</text:p>
          </table:table-cell>
          <table:table-cell office:value-type="float" office:value="2248" table:formula="of:=SUM((HOUR([.A41])*3600)+(MINUTE([.A41])*60)+SECOND([.A41]))" table:style-name="ce6">
            <text:p>2248</text:p>
          </table:table-cell>
          <table:table-cell office:value-type="float" office:value="2544" table:formula="of:=SUM((HOUR([.B41])*3600)+(MINUTE([.B41])*60)+SECOND([.B41]))" table:style-name="ce6">
            <text:p>2544</text:p>
          </table:table-cell>
          <table:table-cell office:value-type="string" table:style-name="ce1">
            <text:p>Let Down (Not Listed On Disc)</text:p>
          </table:table-cell>
          <table:table-cell table:number-columns-repeated="16379"/>
        </table:table-row>
        <table:table-row table:style-name="ro1">
          <table:table-cell office:value-type="time" office:time-value="PT0H42M24S" table:style-name="ce3">
            <text:p>0:42:24</text:p>
          </table:table-cell>
          <table:table-cell office:value-type="time" office:time-value="PT0H52M21S" table:formula="of:=[.A43]" table:style-name="ce3">
            <text:p>0:52:21</text:p>
          </table:table-cell>
          <table:table-cell office:value-type="float" office:value="2544" table:formula="of:=SUM((HOUR([.A42])*3600)+(MINUTE([.A42])*60)+SECOND([.A42]))" table:style-name="ce6">
            <text:p>2544</text:p>
          </table:table-cell>
          <table:table-cell office:value-type="float" office:value="3141" table:formula="of:=SUM((HOUR([.B42])*3600)+(MINUTE([.B42])*60)+SECOND([.B42]))" table:style-name="ce6">
            <text:p>3141</text:p>
          </table:table-cell>
          <table:table-cell office:value-type="string" table:style-name="ce1">
            <text:p>Motion Picture Soundtrack (Not Listed On Disc)</text:p>
          </table:table-cell>
          <table:table-cell table:number-columns-repeated="16379"/>
        </table:table-row>
        <table:table-row table:style-name="ro1">
          <table:table-cell office:value-type="time" office:time-value="PT0H52M21S" table:style-name="ce3">
            <text:p>0:52:21</text:p>
          </table:table-cell>
          <table:table-cell office:value-type="time" office:time-value="PT0H56M33S" table:formula="of:=[.A44]" table:style-name="ce3">
            <text:p>0:56:33</text:p>
          </table:table-cell>
          <table:table-cell office:value-type="float" office:value="3141" table:formula="of:=SUM((HOUR([.A43])*3600)+(MINUTE([.A43])*60)+SECOND([.A43]))" table:style-name="ce6">
            <text:p>3141</text:p>
          </table:table-cell>
          <table:table-cell office:value-type="float" office:value="3393" table:formula="of:=SUM((HOUR([.B43])*3600)+(MINUTE([.B43])*60)+SECOND([.B43]))" table:style-name="ce6">
            <text:p>3393</text:p>
          </table:table-cell>
          <table:table-cell office:value-type="string" table:style-name="ce1">
            <text:p>My New Clothes (Not Listed On Disc)</text:p>
          </table:table-cell>
          <table:table-cell table:number-columns-repeated="16379"/>
        </table:table-row>
        <table:table-row table:style-name="ro1">
          <table:table-cell office:value-type="time" office:time-value="PT0H56M33S" table:style-name="ce3">
            <text:p>0:56:33</text:p>
          </table:table-cell>
          <table:table-cell office:value-type="time" office:time-value="PT1H0M0S" table:formula="of:=[.A45]" table:style-name="ce3">
            <text:p>1:00:00</text:p>
          </table:table-cell>
          <table:table-cell office:value-type="float" office:value="3393" table:formula="of:=SUM((HOUR([.A44])*3600)+(MINUTE([.A44])*60)+SECOND([.A44]))" table:style-name="ce6">
            <text:p>3393</text:p>
          </table:table-cell>
          <table:table-cell office:value-type="float" office:value="3600" table:formula="of:=SUM((HOUR([.B44])*3600)+(MINUTE([.B44])*60)+SECOND([.B44]))" table:style-name="ce6">
            <text:p>3600</text:p>
          </table:table-cell>
          <table:table-cell office:value-type="string" table:style-name="ce1">
            <text:p>My New Clothes Take 2 (Not Listed On Disc)</text:p>
          </table:table-cell>
          <table:table-cell table:number-columns-repeated="16379"/>
        </table:table-row>
        <table:table-row table:style-name="ro1">
          <table:table-cell office:value-type="time" office:time-value="PT1H0M0S" table:style-name="ce3">
            <text:p>1:00:00</text:p>
          </table:table-cell>
          <table:table-cell office:value-type="time" office:time-value="PT1H1M27S" table:style-name="ce3">
            <text:p>1:01:27</text:p>
          </table:table-cell>
          <table:table-cell office:value-type="float" office:value="3600" table:formula="of:=SUM((HOUR([.A45])*3600)+(MINUTE([.A45])*60)+SECOND([.A45]))" table:style-name="ce6">
            <text:p>3600</text:p>
          </table:table-cell>
          <table:table-cell office:value-type="float" office:value="3687" table:formula="of:=SUM((HOUR([.B45])*3600)+(MINUTE([.B45])*60)+SECOND([.B45]))" table:style-name="ce6">
            <text:p>3687</text:p>
          </table:table-cell>
          <table:table-cell office:value-type="string" table:style-name="ce1">
            <text:p>Aaaaaaaaaaaaaahhhhh (Not Listed On Disc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ISC 3 (MD113)</text:p>
          </table:table-cell>
          <table:table-cell table:style-name="ce3"/>
          <table:table-cell table:number-columns-repeated="2" table:style-name="ce6"/>
          <table:table-cell table:number-columns-repeated="16380" table:style-name="ce1"/>
        </table:table-row>
        <table:table-row table:style-name="ro1">
          <table:table-cell office:value-type="time" office:time-value="PT0H0M0S" table:style-name="ce3">
            <text:p>0:00:00</text:p>
          </table:table-cell>
          <table:table-cell office:value-type="time" office:time-value="PT0H1M10S" table:formula="of:=[.A49]" table:style-name="ce3">
            <text:p>0:01:10</text:p>
          </table:table-cell>
          <table:table-cell office:value-type="float" office:value="0" table:formula="of:=SUM((HOUR([.A48])*3600)+(MINUTE([.A48])*60)+SECOND([.A48]))" table:style-name="ce6">
            <text:p>0</text:p>
          </table:table-cell>
          <table:table-cell office:value-type="float" office:value="70" table:formula="of:=SUM((HOUR([.B48])*3600)+(MINUTE([.B48])*60)+SECOND([.B48]))" table:style-name="ce6">
            <text:p>70</text:p>
          </table:table-cell>
          <table:table-cell office:value-type="string" table:style-name="ce1">
            <text:p>I Promise (NY)</text:p>
          </table:table-cell>
          <table:table-cell table:number-columns-repeated="16379"/>
        </table:table-row>
        <table:table-row table:style-name="ro1">
          <table:table-cell office:value-type="time" office:time-value="PT0H1M10S" table:style-name="ce3">
            <text:p>0:01:10</text:p>
          </table:table-cell>
          <table:table-cell office:value-type="time" office:time-value="PT0H4M40S" table:formula="of:=[.A50]" table:style-name="ce3">
            <text:p>0:04:40</text:p>
          </table:table-cell>
          <table:table-cell office:value-type="float" office:value="70" table:formula="of:=SUM((HOUR([.A49])*3600)+(MINUTE([.A49])*60)+SECOND([.A49]))" table:style-name="ce6">
            <text:p>70</text:p>
          </table:table-cell>
          <table:table-cell office:value-type="float" office:value="280" table:formula="of:=SUM((HOUR([.B49])*3600)+(MINUTE([.B49])*60)+SECOND([.B49]))" table:style-name="ce6">
            <text:p>280</text:p>
          </table:table-cell>
          <table:table-cell office:value-type="string" table:style-name="ce1">
            <text:p>Motion Picture Soundtrack (D.C.)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4M40S" table:style-name="ce3">
            <text:p>0:04:40</text:p>
          </table:table-cell>
          <table:table-cell office:value-type="time" office:time-value="PT0H9M2S" table:formula="of:=[.A51]" table:style-name="ce3">
            <text:p>0:09:02</text:p>
          </table:table-cell>
          <table:table-cell office:value-type="float" office:value="280" table:formula="of:=SUM((HOUR([.A50])*3600)+(MINUTE([.A50])*60)+SECOND([.A50]))" table:style-name="ce6">
            <text:p>280</text:p>
          </table:table-cell>
          <table:table-cell office:value-type="float" office:value="542" table:formula="of:=SUM((HOUR([.B50])*3600)+(MINUTE([.B50])*60)+SECOND([.B50]))" table:style-name="ce6">
            <text:p>542</text:p>
          </table:table-cell>
          <table:table-cell office:value-type="string" table:style-name="ce1">
            <text:p>I Promise (LA)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9M2S" table:style-name="ce3">
            <text:p>0:09:02</text:p>
          </table:table-cell>
          <table:table-cell office:value-type="time" office:time-value="PT0H13M4S" table:formula="of:=[.A52]" table:style-name="ce3">
            <text:p>0:13:04</text:p>
          </table:table-cell>
          <table:table-cell office:value-type="float" office:value="542" table:formula="of:=SUM((HOUR([.A51])*3600)+(MINUTE([.A51])*60)+SECOND([.A51]))" table:style-name="ce6">
            <text:p>542</text:p>
          </table:table-cell>
          <table:table-cell office:value-type="float" office:value="784" table:formula="of:=SUM((HOUR([.B51])*3600)+(MINUTE([.B51])*60)+SECOND([.B51]))" table:style-name="ce6">
            <text:p>784</text:p>
          </table:table-cell>
          <table:table-cell office:value-type="string" table:style-name="ce1">
            <text:p>Nude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3M4S" table:style-name="ce3">
            <text:p>0:13:04</text:p>
          </table:table-cell>
          <table:table-cell office:value-type="time" office:time-value="PT0H13M46S" table:formula="of:=[.A53]" table:style-name="ce3">
            <text:p>0:13:46</text:p>
          </table:table-cell>
          <table:table-cell office:value-type="float" office:value="784" table:formula="of:=SUM((HOUR([.A52])*3600)+(MINUTE([.A52])*60)+SECOND([.A52]))" table:style-name="ce6">
            <text:p>784</text:p>
          </table:table-cell>
          <table:table-cell office:value-type="float" office:value="826" table:formula="of:=SUM((HOUR([.B52])*3600)+(MINUTE([.B52])*60)+SECOND([.B52]))" table:style-name="ce6">
            <text:p>826</text:p>
          </table:table-cell>
          <table:table-cell office:value-type="string" table:style-name="ce1">
            <text:p>Monk Noise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3M46S" table:style-name="ce3">
            <text:p>0:13:46</text:p>
          </table:table-cell>
          <table:table-cell office:value-type="time" office:time-value="PT0H14M56S" table:formula="of:=[.A54]" table:style-name="ce3">
            <text:p>0:14:56</text:p>
          </table:table-cell>
          <table:table-cell office:value-type="float" office:value="826" table:formula="of:=SUM((HOUR([.A53])*3600)+(MINUTE([.A53])*60)+SECOND([.A53]))" table:style-name="ce6">
            <text:p>826</text:p>
          </table:table-cell>
          <table:table-cell office:value-type="float" office:value="896" table:formula="of:=SUM((HOUR([.B53])*3600)+(MINUTE([.B53])*60)+SECOND([.B53]))" table:style-name="ce6">
            <text:p>896</text:p>
          </table:table-cell>
          <table:table-cell office:value-type="string" table:style-name="ce1">
            <text:p>Moog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4M56S" table:style-name="ce3">
            <text:p>0:14:56</text:p>
          </table:table-cell>
          <table:table-cell office:value-type="time" office:time-value="PT0H15M43S" table:formula="of:=[.A55]" table:style-name="ce3">
            <text:p>0:15:43</text:p>
          </table:table-cell>
          <table:table-cell office:value-type="float" office:value="896" table:formula="of:=SUM((HOUR([.A54])*3600)+(MINUTE([.A54])*60)+SECOND([.A54]))" table:style-name="ce6">
            <text:p>896</text:p>
          </table:table-cell>
          <table:table-cell office:value-type="float" office:value="943" table:formula="of:=SUM((HOUR([.B54])*3600)+(MINUTE([.B54])*60)+SECOND([.B54]))" table:style-name="ce6">
            <text:p>943</text:p>
          </table:table-cell>
          <table:table-cell office:value-type="string" table:style-name="ce1">
            <text:p>Is3000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5M43S" table:style-name="ce3">
            <text:p>0:15:43</text:p>
          </table:table-cell>
          <table:table-cell office:value-type="time" office:time-value="PT0H17M17S" table:formula="of:=[.A56]" table:style-name="ce3">
            <text:p>0:17:17</text:p>
          </table:table-cell>
          <table:table-cell office:value-type="float" office:value="943" table:formula="of:=SUM((HOUR([.A55])*3600)+(MINUTE([.A55])*60)+SECOND([.A55]))" table:style-name="ce6">
            <text:p>943</text:p>
          </table:table-cell>
          <table:table-cell office:value-type="float" office:value="1037" table:formula="of:=SUM((HOUR([.B55])*3600)+(MINUTE([.B55])*60)+SECOND([.B55]))" table:style-name="ce6">
            <text:p>1037</text:p>
          </table:table-cell>
          <table:table-cell office:value-type="string" table:style-name="ce1">
            <text:p>Soft Pain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7M17S" table:style-name="ce3">
            <text:p>0:17:17</text:p>
          </table:table-cell>
          <table:table-cell office:value-type="time" office:time-value="PT0H18M42S" table:formula="of:=[.A57]" table:style-name="ce3">
            <text:p>0:18:42</text:p>
          </table:table-cell>
          <table:table-cell office:value-type="float" office:value="1037" table:formula="of:=SUM((HOUR([.A56])*3600)+(MINUTE([.A56])*60)+SECOND([.A56]))" table:style-name="ce6">
            <text:p>1037</text:p>
          </table:table-cell>
          <table:table-cell office:value-type="float" office:value="1122" table:formula="of:=SUM((HOUR([.B56])*3600)+(MINUTE([.B56])*60)+SECOND([.B56]))" table:style-name="ce6">
            <text:p>1122</text:p>
          </table:table-cell>
          <table:table-cell office:value-type="string" table:style-name="ce1">
            <text:p>Soft Pain 2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8M42S" table:style-name="ce3">
            <text:p>0:18:42</text:p>
          </table:table-cell>
          <table:table-cell office:value-type="time" office:time-value="PT0H22M27S" table:formula="of:=[.A58]" table:style-name="ce3">
            <text:p>0:22:27</text:p>
          </table:table-cell>
          <table:table-cell office:value-type="float" office:value="1122" table:formula="of:=SUM((HOUR([.A57])*3600)+(MINUTE([.A57])*60)+SECOND([.A57]))" table:style-name="ce6">
            <text:p>1122</text:p>
          </table:table-cell>
          <table:table-cell office:value-type="float" office:value="1347" table:formula="of:=SUM((HOUR([.B57])*3600)+(MINUTE([.B57])*60)+SECOND([.B57]))" table:style-name="ce6">
            <text:p>1347</text:p>
          </table:table-cell>
          <table:table-cell office:value-type="string" table:style-name="ce1">
            <text:p>Soft Pain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22M27S" table:style-name="ce3">
            <text:p>0:22:27</text:p>
          </table:table-cell>
          <table:table-cell office:value-type="time" office:time-value="PT0H26M5S" table:formula="of:=[.A59]" table:style-name="ce3">
            <text:p>0:26:05</text:p>
          </table:table-cell>
          <table:table-cell office:value-type="float" office:value="1347" table:formula="of:=SUM((HOUR([.A58])*3600)+(MINUTE([.A58])*60)+SECOND([.A58]))" table:style-name="ce6">
            <text:p>1347</text:p>
          </table:table-cell>
          <table:table-cell office:value-type="float" office:value="1565" table:formula="of:=SUM((HOUR([.B58])*3600)+(MINUTE([.B58])*60)+SECOND([.B58]))" table:style-name="ce6">
            <text:p>1565</text:p>
          </table:table-cell>
          <table:table-cell office:value-type="string" table:style-name="ce1">
            <text:p>Thomas Pynchon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26M5S" table:style-name="ce3">
            <text:p>0:26:05</text:p>
          </table:table-cell>
          <table:table-cell office:value-type="time" office:time-value="PT0H28M44S" table:formula="of:=[.A60]" table:style-name="ce3">
            <text:p>0:28:44</text:p>
          </table:table-cell>
          <table:table-cell office:value-type="float" office:value="1565" table:formula="of:=SUM((HOUR([.A59])*3600)+(MINUTE([.A59])*60)+SECOND([.A59]))" table:style-name="ce6">
            <text:p>1565</text:p>
          </table:table-cell>
          <table:table-cell office:value-type="float" office:value="1724" table:formula="of:=SUM((HOUR([.B59])*3600)+(MINUTE([.B59])*60)+SECOND([.B59]))" table:style-name="ce6">
            <text:p>1724</text:p>
          </table:table-cell>
          <table:table-cell office:value-type="string" table:style-name="ce1">
            <text:p>Maybe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28M44S" table:style-name="ce3">
            <text:p>0:28:44</text:p>
          </table:table-cell>
          <table:table-cell office:value-type="time" office:time-value="PT0H31M21S" table:formula="of:=[.A61]" table:style-name="ce3">
            <text:p>0:31:21</text:p>
          </table:table-cell>
          <table:table-cell office:value-type="float" office:value="1724" table:formula="of:=SUM((HOUR([.A60])*3600)+(MINUTE([.A60])*60)+SECOND([.A60]))" table:style-name="ce6">
            <text:p>1724</text:p>
          </table:table-cell>
          <table:table-cell office:value-type="float" office:value="1881" table:formula="of:=SUM((HOUR([.B60])*3600)+(MINUTE([.B60])*60)+SECOND([.B60]))" table:style-name="ce6">
            <text:p>1881</text:p>
          </table:table-cell>
          <table:table-cell office:value-type="string" table:style-name="ce1">
            <text:p>Soft Pain Vox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31M21S" table:style-name="ce3">
            <text:p>0:31:21</text:p>
          </table:table-cell>
          <table:table-cell office:value-type="time" office:time-value="PT0H35M21S" table:formula="of:=[.A62]" table:style-name="ce3">
            <text:p>0:35:21</text:p>
          </table:table-cell>
          <table:table-cell office:value-type="float" office:value="1881" table:formula="of:=SUM((HOUR([.A61])*3600)+(MINUTE([.A61])*60)+SECOND([.A61]))" table:style-name="ce6">
            <text:p>1881</text:p>
          </table:table-cell>
          <table:table-cell office:value-type="float" office:value="2121" table:formula="of:=SUM((HOUR([.B61])*3600)+(MINUTE([.B61])*60)+SECOND([.B61]))" table:style-name="ce6">
            <text:p>2121</text:p>
          </table:table-cell>
          <table:table-cell office:value-type="string" table:style-name="ce1">
            <text:p>Soft Pain 4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35M21S" table:style-name="ce3">
            <text:p>0:35:21</text:p>
          </table:table-cell>
          <table:table-cell office:value-type="time" office:time-value="PT0H38M16S" table:formula="of:=[.A63]" table:style-name="ce3">
            <text:p>0:38:16</text:p>
          </table:table-cell>
          <table:table-cell office:value-type="float" office:value="2121" table:formula="of:=SUM((HOUR([.A62])*3600)+(MINUTE([.A62])*60)+SECOND([.A62]))" table:style-name="ce6">
            <text:p>2121</text:p>
          </table:table-cell>
          <table:table-cell office:value-type="float" office:value="2296" table:formula="of:=SUM((HOUR([.B62])*3600)+(MINUTE([.B62])*60)+SECOND([.B62]))" table:style-name="ce6">
            <text:p>2296</text:p>
          </table:table-cell>
          <table:table-cell office:value-type="string" table:style-name="ce1">
            <text:p>Oranges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38M16S" table:style-name="ce3">
            <text:p>0:38:16</text:p>
          </table:table-cell>
          <table:table-cell office:value-type="time" office:time-value="PT0H42M35S" table:formula="of:=[.A64]" table:style-name="ce3">
            <text:p>0:42:35</text:p>
          </table:table-cell>
          <table:table-cell office:value-type="float" office:value="2296" table:formula="of:=SUM((HOUR([.A63])*3600)+(MINUTE([.A63])*60)+SECOND([.A63]))" table:style-name="ce6">
            <text:p>2296</text:p>
          </table:table-cell>
          <table:table-cell office:value-type="float" office:value="2555" table:formula="of:=SUM((HOUR([.B63])*3600)+(MINUTE([.B63])*60)+SECOND([.B63]))" table:style-name="ce6">
            <text:p>2555</text:p>
          </table:table-cell>
          <table:table-cell office:value-type="string" table:style-name="ce1">
            <text:p>$island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42M35S" table:style-name="ce3">
            <text:p>0:42:35</text:p>
          </table:table-cell>
          <table:table-cell office:value-type="time" office:time-value="PT0H46M59S" table:formula="of:=[.A65]" table:style-name="ce3">
            <text:p>0:46:59</text:p>
          </table:table-cell>
          <table:table-cell office:value-type="float" office:value="2555" table:formula="of:=SUM((HOUR([.A64])*3600)+(MINUTE([.A64])*60)+SECOND([.A64]))" table:style-name="ce6">
            <text:p>2555</text:p>
          </table:table-cell>
          <table:table-cell office:value-type="float" office:value="2819" table:formula="of:=SUM((HOUR([.B64])*3600)+(MINUTE([.B64])*60)+SECOND([.B64]))" table:style-name="ce6">
            <text:p>2819</text:p>
          </table:table-cell>
          <table:table-cell office:value-type="string" table:style-name="ce1">
            <text:p>Exit Music (Not Mentioned On Artwork - 8-Jul Session)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1">
          <table:table-cell office:value-type="time" office:time-value="PT0H46M59S" table:style-name="ce3">
            <text:p>0:46:59</text:p>
          </table:table-cell>
          <table:table-cell office:value-type="time" office:time-value="PT0H48M32S" table:formula="of:=[.A66]" table:style-name="ce3">
            <text:p>0:48:32</text:p>
          </table:table-cell>
          <table:table-cell office:value-type="float" office:value="2819" table:formula="of:=SUM((HOUR([.A65])*3600)+(MINUTE([.A65])*60)+SECOND([.A65]))" table:style-name="ce6">
            <text:p>2819</text:p>
          </table:table-cell>
          <table:table-cell office:value-type="float" office:value="2912" table:formula="of:=SUM((HOUR([.B65])*3600)+(MINUTE([.B65])*60)+SECOND([.B65]))" table:style-name="ce6">
            <text:p>2912</text:p>
          </table:table-cell>
          <table:table-cell office:value-type="string" table:style-name="ce1">
            <text:p>Paranoid Android (Not Mentioned On Artwork - 8-Jul Session)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1">
          <table:table-cell office:value-type="time" office:time-value="PT0H48M32S" table:style-name="ce3">
            <text:p>0:48:32</text:p>
          </table:table-cell>
          <table:table-cell office:value-type="time" office:time-value="PT0H51M53S" table:formula="of:=[.A67]" table:style-name="ce3">
            <text:p>0:51:53</text:p>
          </table:table-cell>
          <table:table-cell office:value-type="float" office:value="2912" table:formula="of:=SUM((HOUR([.A66])*3600)+(MINUTE([.A66])*60)+SECOND([.A66]))" table:style-name="ce6">
            <text:p>2912</text:p>
          </table:table-cell>
          <table:table-cell office:value-type="float" office:value="3113" table:formula="of:=SUM((HOUR([.B66])*3600)+(MINUTE([.B66])*60)+SECOND([.B66]))" table:style-name="ce6">
            <text:p>3113</text:p>
          </table:table-cell>
          <table:table-cell office:value-type="string" table:style-name="ce1">
            <text:p>No Surprises (Not Mentioned On Artwork - 8-Jul Session)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1">
          <table:table-cell office:value-type="time" office:time-value="PT0H51M53S" table:style-name="ce3">
            <text:p>0:51:53</text:p>
          </table:table-cell>
          <table:table-cell office:value-type="time" office:time-value="PT0H56M49S" table:formula="of:=[.A68]" table:style-name="ce3">
            <text:p>0:56:49</text:p>
          </table:table-cell>
          <table:table-cell office:value-type="float" office:value="3113" table:formula="of:=SUM((HOUR([.A67])*3600)+(MINUTE([.A67])*60)+SECOND([.A67]))" table:style-name="ce6">
            <text:p>3113</text:p>
          </table:table-cell>
          <table:table-cell office:value-type="float" office:value="3409" table:formula="of:=SUM((HOUR([.B67])*3600)+(MINUTE([.B67])*60)+SECOND([.B67]))" table:style-name="ce6">
            <text:p>3409</text:p>
          </table:table-cell>
          <table:table-cell office:value-type="string" table:style-name="ce1">
            <text:p>Messy Jam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56M49S" table:style-name="ce3">
            <text:p>0:56:49</text:p>
          </table:table-cell>
          <table:table-cell office:value-type="time" office:time-value="PT1H2M12S" table:formula="of:=[.A69]" table:style-name="ce3">
            <text:p>1:02:12</text:p>
          </table:table-cell>
          <table:table-cell office:value-type="float" office:value="3409" table:formula="of:=SUM((HOUR([.A68])*3600)+(MINUTE([.A68])*60)+SECOND([.A68]))" table:style-name="ce6">
            <text:p>3409</text:p>
          </table:table-cell>
          <table:table-cell office:value-type="float" office:value="3732" table:formula="of:=SUM((HOUR([.B68])*3600)+(MINUTE([.B68])*60)+SECOND([.B68]))" table:style-name="ce6">
            <text:p>3732</text:p>
          </table:table-cell>
          <table:table-cell office:value-type="string" table:style-name="ce1">
            <text:p>Soft 5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1H2M12S" table:style-name="ce3">
            <text:p>1:02:12</text:p>
          </table:table-cell>
          <table:table-cell office:value-type="time" office:time-value="PT1H5M8S" table:style-name="ce3">
            <text:p>1:05:08</text:p>
          </table:table-cell>
          <table:table-cell office:value-type="float" office:value="3732" table:formula="of:=SUM((HOUR([.A69])*3600)+(MINUTE([.A69])*60)+SECOND([.A69]))" table:style-name="ce6">
            <text:p>3732</text:p>
          </table:table-cell>
          <table:table-cell office:value-type="float" office:value="3908" table:formula="of:=SUM((HOUR([.B69])*3600)+(MINUTE([.B69])*60)+SECOND([.B69]))" table:style-name="ce6">
            <text:p>3908</text:p>
          </table:table-cell>
          <table:table-cell office:value-type="string" table:style-name="ce1">
            <text:p>(Thom Solo Song Not Mentioned On Artwork)<text:s/>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ISC 4 (MD114)</text:p>
          </table:table-cell>
          <table:table-cell table:style-name="ce3"/>
          <table:table-cell table:number-columns-repeated="2" table:style-name="ce6"/>
          <table:table-cell table:number-columns-repeated="16380" table:style-name="ce1"/>
        </table:table-row>
        <table:table-row table:style-name="ro1">
          <table:table-cell office:value-type="time" office:time-value="PT0H0M0S" table:style-name="ce3">
            <text:p>0:00:00</text:p>
          </table:table-cell>
          <table:table-cell office:value-type="time" office:time-value="PT0H1M32S" table:formula="of:=[.A73]" table:style-name="ce3">
            <text:p>0:01:32</text:p>
          </table:table-cell>
          <table:table-cell office:value-type="float" office:value="0" table:formula="of:=SUM((HOUR([.A72])*3600)+(MINUTE([.A72])*60)+SECOND([.A72]))" table:style-name="ce6">
            <text:p>0</text:p>
          </table:table-cell>
          <table:table-cell office:value-type="float" office:value="92" table:formula="of:=SUM((HOUR([.B72])*3600)+(MINUTE([.B72])*60)+SECOND([.B72]))" table:style-name="ce6">
            <text:p>92</text:p>
          </table:table-cell>
          <table:table-cell office:value-type="string" table:style-name="ce1">
            <text:p>Organ Intro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M32S" table:style-name="ce3">
            <text:p>0:01:32</text:p>
          </table:table-cell>
          <table:table-cell office:value-type="time" office:time-value="PT0H5M51S" table:formula="of:=[.A74]" table:style-name="ce3">
            <text:p>0:05:51</text:p>
          </table:table-cell>
          <table:table-cell office:value-type="float" office:value="92" table:formula="of:=SUM((HOUR([.A73])*3600)+(MINUTE([.A73])*60)+SECOND([.A73]))" table:style-name="ce6">
            <text:p>92</text:p>
          </table:table-cell>
          <table:table-cell office:value-type="float" office:value="351" table:formula="of:=SUM((HOUR([.B73])*3600)+(MINUTE([.B73])*60)+SECOND([.B73]))" table:style-name="ce6">
            <text:p>351</text:p>
          </table:table-cell>
          <table:table-cell office:value-type="string" table:style-name="ce1">
            <text:p>No Surprises Please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5M51S" table:style-name="ce3">
            <text:p>0:05:51</text:p>
          </table:table-cell>
          <table:table-cell office:value-type="time" office:time-value="PT0H10M57S" table:formula="of:=[.A75]" table:style-name="ce3">
            <text:p>0:10:57</text:p>
          </table:table-cell>
          <table:table-cell office:value-type="float" office:value="351" table:formula="of:=SUM((HOUR([.A74])*3600)+(MINUTE([.A74])*60)+SECOND([.A74]))" table:style-name="ce6">
            <text:p>351</text:p>
          </table:table-cell>
          <table:table-cell office:value-type="float" office:value="657" table:formula="of:=SUM((HOUR([.B74])*3600)+(MINUTE([.B74])*60)+SECOND([.B74]))" table:style-name="ce6">
            <text:p>657</text:p>
          </table:table-cell>
          <table:table-cell office:value-type="string" table:style-name="ce1">
            <text:p>True Love Waits (Prog)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0M57S" table:style-name="ce3">
            <text:p>0:10:57</text:p>
          </table:table-cell>
          <table:table-cell office:value-type="time" office:time-value="PT0H14M31S" table:formula="of:=[.A76]" table:style-name="ce3">
            <text:p>0:14:31</text:p>
          </table:table-cell>
          <table:table-cell office:value-type="float" office:value="657" table:formula="of:=SUM((HOUR([.A75])*3600)+(MINUTE([.A75])*60)+SECOND([.A75]))" table:style-name="ce6">
            <text:p>657</text:p>
          </table:table-cell>
          <table:table-cell office:value-type="float" office:value="871" table:formula="of:=SUM((HOUR([.B75])*3600)+(MINUTE([.B75])*60)+SECOND([.B75]))" table:style-name="ce6">
            <text:p>871</text:p>
          </table:table-cell>
          <table:table-cell office:value-type="string" table:style-name="ce1">
            <text:p>Soft Pain I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4M31S" table:style-name="ce3">
            <text:p>0:14:31</text:p>
          </table:table-cell>
          <table:table-cell office:value-type="time" office:time-value="PT0H18M13S" table:formula="of:=[.A77]" table:style-name="ce3">
            <text:p>0:18:13</text:p>
          </table:table-cell>
          <table:table-cell office:value-type="float" office:value="871" table:formula="of:=SUM((HOUR([.A76])*3600)+(MINUTE([.A76])*60)+SECOND([.A76]))" table:style-name="ce6">
            <text:p>871</text:p>
          </table:table-cell>
          <table:table-cell office:value-type="float" office:value="1093" table:formula="of:=SUM((HOUR([.B76])*3600)+(MINUTE([.B76])*60)+SECOND([.B76]))" table:style-name="ce6">
            <text:p>1093</text:p>
          </table:table-cell>
          <table:table-cell office:value-type="string" table:style-name="ce1">
            <text:p>Soft Pain OO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8M13S" table:style-name="ce3">
            <text:p>0:18:13</text:p>
          </table:table-cell>
          <table:table-cell office:value-type="time" office:time-value="PT0H27M15S" table:formula="of:=[.A78]" table:style-name="ce3">
            <text:p>0:27:15</text:p>
          </table:table-cell>
          <table:table-cell office:value-type="float" office:value="1093" table:formula="of:=SUM((HOUR([.A77])*3600)+(MINUTE([.A77])*60)+SECOND([.A77]))" table:style-name="ce6">
            <text:p>1093</text:p>
          </table:table-cell>
          <table:table-cell office:value-type="float" office:value="1635" table:formula="of:=SUM((HOUR([.B77])*3600)+(MINUTE([.B77])*60)+SECOND([.B77]))" table:style-name="ce6">
            <text:p>1635</text:p>
          </table:table-cell>
          <table:table-cell office:value-type="string" table:style-name="ce1">
            <text:p>Paranoid Android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27M15S" table:style-name="ce3">
            <text:p>0:27:15</text:p>
          </table:table-cell>
          <table:table-cell office:value-type="time" office:time-value="PT0H32M35S" table:formula="of:=[.A79]" table:style-name="ce3">
            <text:p>0:32:35</text:p>
          </table:table-cell>
          <table:table-cell office:value-type="float" office:value="1635" table:formula="of:=SUM((HOUR([.A78])*3600)+(MINUTE([.A78])*60)+SECOND([.A78]))" table:style-name="ce6">
            <text:p>1635</text:p>
          </table:table-cell>
          <table:table-cell office:value-type="float" office:value="1955" table:formula="of:=SUM((HOUR([.B78])*3600)+(MINUTE([.B78])*60)+SECOND([.B78]))" table:style-name="ce6">
            <text:p>1955</text:p>
          </table:table-cell>
          <table:table-cell office:value-type="string" table:style-name="ce1">
            <text:p>Motion Picture Soundtrack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32M35S" table:style-name="ce3">
            <text:p>0:32:35</text:p>
          </table:table-cell>
          <table:table-cell office:value-type="time" office:time-value="PT0H37M59S" table:formula="of:=[.A80]" table:style-name="ce3">
            <text:p>0:37:59</text:p>
          </table:table-cell>
          <table:table-cell office:value-type="float" office:value="1955" table:formula="of:=SUM((HOUR([.A79])*3600)+(MINUTE([.A79])*60)+SECOND([.A79]))" table:style-name="ce6">
            <text:p>1955</text:p>
          </table:table-cell>
          <table:table-cell office:value-type="float" office:value="2279" table:formula="of:=SUM((HOUR([.B79])*3600)+(MINUTE([.B79])*60)+SECOND([.B79]))" table:style-name="ce6">
            <text:p>2279</text:p>
          </table:table-cell>
          <table:table-cell office:value-type="string" table:style-name="ce1">
            <text:p>Motion Picture Soundtrack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37M59S" table:style-name="ce3">
            <text:p>0:37:59</text:p>
          </table:table-cell>
          <table:table-cell office:value-type="time" office:time-value="PT0H43M7S" table:formula="of:=[.A81]" table:style-name="ce3">
            <text:p>0:43:07</text:p>
          </table:table-cell>
          <table:table-cell office:value-type="float" office:value="2279" table:formula="of:=SUM((HOUR([.A80])*3600)+(MINUTE([.A80])*60)+SECOND([.A80]))" table:style-name="ce6">
            <text:p>2279</text:p>
          </table:table-cell>
          <table:table-cell office:value-type="float" office:value="2587" table:formula="of:=SUM((HOUR([.B80])*3600)+(MINUTE([.B80])*60)+SECOND([.B80]))" table:style-name="ce6">
            <text:p>2587</text:p>
          </table:table-cell>
          <table:table-cell office:value-type="string" table:style-name="ce1">
            <text:p>Airbag I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43M7S" table:style-name="ce3">
            <text:p>0:43:07</text:p>
          </table:table-cell>
          <table:table-cell office:value-type="time" office:time-value="PT0H47M58S" table:formula="of:=[.A82]" table:style-name="ce3">
            <text:p>0:47:58</text:p>
          </table:table-cell>
          <table:table-cell office:value-type="float" office:value="2587" table:formula="of:=SUM((HOUR([.A81])*3600)+(MINUTE([.A81])*60)+SECOND([.A81]))" table:style-name="ce6">
            <text:p>2587</text:p>
          </table:table-cell>
          <table:table-cell office:value-type="float" office:value="2878" table:formula="of:=SUM((HOUR([.B81])*3600)+(MINUTE([.B81])*60)+SECOND([.B81]))" table:style-name="ce6">
            <text:p>2878</text:p>
          </table:table-cell>
          <table:table-cell office:value-type="string" table:style-name="ce1">
            <text:p>Airbag II</text:p>
          </table:table-cell>
          <table:table-cell table:number-columns-repeated="16379"/>
        </table:table-row>
        <table:table-row table:style-name="ro1">
          <table:table-cell office:value-type="time" office:time-value="PT0H47M58S" table:style-name="ce3">
            <text:p>0:47:58</text:p>
          </table:table-cell>
          <table:table-cell office:value-type="time" office:time-value="PT0H53M15S" table:formula="of:=[.A83]" table:style-name="ce3">
            <text:p>0:53:15</text:p>
          </table:table-cell>
          <table:table-cell office:value-type="float" office:value="2878" table:formula="of:=SUM((HOUR([.A82])*3600)+(MINUTE([.A82])*60)+SECOND([.A82]))" table:style-name="ce6">
            <text:p>2878</text:p>
          </table:table-cell>
          <table:table-cell office:value-type="float" office:value="3195" table:formula="of:=SUM((HOUR([.B82])*3600)+(MINUTE([.B82])*60)+SECOND([.B82]))" table:style-name="ce6">
            <text:p>3195</text:p>
          </table:table-cell>
          <table:table-cell office:value-type="string" table:style-name="ce1">
            <text:p>Tourists</text:p>
          </table:table-cell>
          <table:table-cell table:number-columns-repeated="16379"/>
        </table:table-row>
        <table:table-row table:style-name="ro1">
          <table:table-cell office:value-type="time" office:time-value="PT0H53M15S" table:style-name="ce3">
            <text:p>0:53:15</text:p>
          </table:table-cell>
          <table:table-cell office:value-type="time" office:time-value="PT0H57M22S" table:style-name="ce3">
            <text:p>0:57:22</text:p>
          </table:table-cell>
          <table:table-cell office:value-type="float" office:value="3195" table:formula="of:=SUM((HOUR([.A83])*3600)+(MINUTE([.A83])*60)+SECOND([.A83]))" table:style-name="ce6">
            <text:p>3195</text:p>
          </table:table-cell>
          <table:table-cell office:value-type="float" office:value="3442" table:formula="of:=SUM((HOUR([.B83])*3600)+(MINUTE([.B83])*60)+SECOND([.B83]))" table:style-name="ce6">
            <text:p>3442</text:p>
          </table:table-cell>
          <table:table-cell office:value-type="string" table:style-name="ce1">
            <text:p>Silicon Valley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c 5 (MD115)</text:p>
          </table:table-cell>
          <table:table-cell table:style-name="ce1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time" office:time-value="PT0H0M0S" table:style-name="ce2">
            <text:p>0:00:00</text:p>
          </table:table-cell>
          <table:table-cell office:value-type="time" office:time-value="PT0H5M36S" table:formula="of:=[.A87]" table:style-name="ce3">
            <text:p>0:05:36</text:p>
          </table:table-cell>
          <table:table-cell office:value-type="float" office:value="0" table:formula="of:=SUM((HOUR([.A86])*3600)+(MINUTE([.A86])*60)+SECOND([.A86]))" table:style-name="ce6">
            <text:p>0</text:p>
          </table:table-cell>
          <table:table-cell office:value-type="float" office:value="336" table:formula="of:=SUM((HOUR([.B86])*3600)+(MINUTE([.B86])*60)+SECOND([.B86]))" table:style-name="ce6">
            <text:p>336</text:p>
          </table:table-cell>
          <table:table-cell office:value-type="string" table:style-name="ce1">
            <text:p>Paranoid Android (studio rehearsal - outro)</text:p>
          </table:table-cell>
          <table:table-cell table:number-columns-repeated="16379"/>
        </table:table-row>
        <table:table-row table:style-name="ro1">
          <table:table-cell office:value-type="time" office:time-value="PT0H5M36S" table:style-name="ce2">
            <text:p>0:05:36</text:p>
          </table:table-cell>
          <table:table-cell office:value-type="time" office:time-value="PT0H13M43S" table:formula="of:=[.A88]" table:style-name="ce3">
            <text:p>0:13:43</text:p>
          </table:table-cell>
          <table:table-cell office:value-type="float" office:value="336" table:formula="of:=SUM((HOUR([.A87])*3600)+(MINUTE([.A87])*60)+SECOND([.A87]))" table:style-name="ce6">
            <text:p>336</text:p>
          </table:table-cell>
          <table:table-cell office:value-type="float" office:value="823" table:formula="of:=SUM((HOUR([.B87])*3600)+(MINUTE([.B87])*60)+SECOND([.B87]))" table:style-name="ce6">
            <text:p>823</text:p>
          </table:table-cell>
          <table:table-cell office:value-type="string" table:style-name="ce1">
            <text:p>Paranoid Android (studio rehearsal - full take)</text:p>
          </table:table-cell>
          <table:table-cell table:number-columns-repeated="16379"/>
        </table:table-row>
        <table:table-row table:style-name="ro1">
          <table:table-cell office:value-type="time" office:time-value="PT0H13M43S" table:style-name="ce2">
            <text:p>0:13:43</text:p>
          </table:table-cell>
          <table:table-cell office:value-type="time" office:time-value="PT0H17M19S" table:formula="of:=[.A89]" table:style-name="ce3">
            <text:p>0:17:19</text:p>
          </table:table-cell>
          <table:table-cell office:value-type="float" office:value="823" table:formula="of:=SUM((HOUR([.A88])*3600)+(MINUTE([.A88])*60)+SECOND([.A88]))" table:style-name="ce6">
            <text:p>823</text:p>
          </table:table-cell>
          <table:table-cell office:value-type="float" office:value="1039" table:formula="of:=SUM((HOUR([.B88])*3600)+(MINUTE([.B88])*60)+SECOND([.B88]))" table:style-name="ce6">
            <text:p>1039</text:p>
          </table:table-cell>
          <table:table-cell office:value-type="string" table:style-name="ce1">
            <text:p>Jam (studio rehearsal)</text:p>
          </table:table-cell>
          <table:table-cell table:number-columns-repeated="16379"/>
        </table:table-row>
        <table:table-row table:style-name="ro1">
          <table:table-cell office:value-type="time" office:time-value="PT0H17M19S" table:style-name="ce2">
            <text:p>0:17:19</text:p>
          </table:table-cell>
          <table:table-cell office:value-type="time" office:time-value="PT0H18M6S" table:formula="of:=[.A90]" table:style-name="ce3">
            <text:p>0:18:06</text:p>
          </table:table-cell>
          <table:table-cell office:value-type="float" office:value="1039" table:formula="of:=SUM((HOUR([.A89])*3600)+(MINUTE([.A89])*60)+SECOND([.A89]))" table:style-name="ce6">
            <text:p>1039</text:p>
          </table:table-cell>
          <table:table-cell office:value-type="float" office:value="1086" table:formula="of:=SUM((HOUR([.B89])*3600)+(MINUTE([.B89])*60)+SECOND([.B89]))" table:style-name="ce6">
            <text:p>1086</text:p>
          </table:table-cell>
          <table:table-cell office:value-type="string" table:style-name="ce1">
            <text:p>Attenzione (studio rehearsal - fragment)</text:p>
          </table:table-cell>
          <table:table-cell table:number-columns-repeated="16379"/>
        </table:table-row>
        <table:table-row table:style-name="ro1">
          <table:table-cell office:value-type="time" office:time-value="PT0H18M6S" table:style-name="ce2">
            <text:p>0:18:06</text:p>
          </table:table-cell>
          <table:table-cell office:value-type="time" office:time-value="PT0H25M53S" table:formula="of:=[.A91]" table:style-name="ce3">
            <text:p>0:25:53</text:p>
          </table:table-cell>
          <table:table-cell office:value-type="float" office:value="1086" table:formula="of:=SUM((HOUR([.A90])*3600)+(MINUTE([.A90])*60)+SECOND([.A90]))" table:style-name="ce6">
            <text:p>1086</text:p>
          </table:table-cell>
          <table:table-cell office:value-type="float" office:value="1553" table:formula="of:=SUM((HOUR([.B90])*3600)+(MINUTE([.B90])*60)+SECOND([.B90]))" table:style-name="ce6">
            <text:p>1553</text:p>
          </table:table-cell>
          <table:table-cell office:value-type="string" table:style-name="ce1">
            <text:p>Touchies + Feelies (studio rehearsal)</text:p>
          </table:table-cell>
          <table:table-cell table:number-columns-repeated="16379"/>
        </table:table-row>
        <table:table-row table:style-name="ro1">
          <table:table-cell office:value-type="time" office:time-value="PT0H25M53S" table:style-name="ce2">
            <text:p>0:25:53</text:p>
          </table:table-cell>
          <table:table-cell office:value-type="time" office:time-value="PT0H30M9S" table:formula="of:=[.A92]" table:style-name="ce3">
            <text:p>0:30:09</text:p>
          </table:table-cell>
          <table:table-cell office:value-type="float" office:value="1553" table:formula="of:=SUM((HOUR([.A91])*3600)+(MINUTE([.A91])*60)+SECOND([.A91]))" table:style-name="ce6">
            <text:p>1553</text:p>
          </table:table-cell>
          <table:table-cell office:value-type="float" office:value="1809" table:formula="of:=SUM((HOUR([.B91])*3600)+(MINUTE([.B91])*60)+SECOND([.B91]))" table:style-name="ce6">
            <text:p>1809</text:p>
          </table:table-cell>
          <table:table-cell office:value-type="string" table:style-name="ce1">
            <text:p>Leave Me Alone (studio rehearsal)</text:p>
          </table:table-cell>
          <table:table-cell table:number-columns-repeated="16379"/>
        </table:table-row>
        <table:table-row table:style-name="ro1">
          <table:table-cell office:value-type="time" office:time-value="PT0H30M9S" table:style-name="ce2">
            <text:p>0:30:09</text:p>
          </table:table-cell>
          <table:table-cell office:value-type="time" office:time-value="PT0H33M56S" table:formula="of:=[.A93]" table:style-name="ce3">
            <text:p>0:33:56</text:p>
          </table:table-cell>
          <table:table-cell office:value-type="float" office:value="1809" table:formula="of:=SUM((HOUR([.A92])*3600)+(MINUTE([.A92])*60)+SECOND([.A92]))" table:style-name="ce6">
            <text:p>1809</text:p>
          </table:table-cell>
          <table:table-cell office:value-type="float" office:value="2036" table:formula="of:=SUM((HOUR([.B92])*3600)+(MINUTE([.B92])*60)+SECOND([.B92]))" table:style-name="ce6">
            <text:p>2036</text:p>
          </table:table-cell>
          <table:table-cell office:value-type="string" table:style-name="ce1">
            <text:p>No Surprises (studio rehearsal - take 1)</text:p>
          </table:table-cell>
          <table:table-cell table:number-columns-repeated="16379"/>
        </table:table-row>
        <table:table-row table:style-name="ro1">
          <table:table-cell office:value-type="time" office:time-value="PT0H33M56S" table:style-name="ce2">
            <text:p>0:33:56</text:p>
          </table:table-cell>
          <table:table-cell office:value-type="time" office:time-value="PT0H37M42S" table:formula="of:=[.A94]" table:style-name="ce3">
            <text:p>0:37:42</text:p>
          </table:table-cell>
          <table:table-cell office:value-type="float" office:value="2036" table:formula="of:=SUM((HOUR([.A93])*3600)+(MINUTE([.A93])*60)+SECOND([.A93]))" table:style-name="ce6">
            <text:p>2036</text:p>
          </table:table-cell>
          <table:table-cell office:value-type="float" office:value="2262" table:formula="of:=SUM((HOUR([.B93])*3600)+(MINUTE([.B93])*60)+SECOND([.B93]))" table:style-name="ce6">
            <text:p>2262</text:p>
          </table:table-cell>
          <table:table-cell office:value-type="string" table:style-name="ce1">
            <text:p>No Surprises (studio rehearsal - take 2)</text:p>
          </table:table-cell>
          <table:table-cell table:number-columns-repeated="16379"/>
        </table:table-row>
        <table:table-row table:style-name="ro1">
          <table:table-cell office:value-type="time" office:time-value="PT0H37M42S" table:style-name="ce2">
            <text:p>0:37:42</text:p>
          </table:table-cell>
          <table:table-cell office:value-type="time" office:time-value="PT0H40M14S" table:formula="of:=[.A95]" table:style-name="ce3">
            <text:p>0:40:14</text:p>
          </table:table-cell>
          <table:table-cell office:value-type="float" office:value="2262" table:formula="of:=SUM((HOUR([.A94])*3600)+(MINUTE([.A94])*60)+SECOND([.A94]))" table:style-name="ce6">
            <text:p>2262</text:p>
          </table:table-cell>
          <table:table-cell office:value-type="float" office:value="2414" table:formula="of:=SUM((HOUR([.B94])*3600)+(MINUTE([.B94])*60)+SECOND([.B94]))" table:style-name="ce6">
            <text:p>2414</text:p>
          </table:table-cell>
          <table:table-cell office:value-type="string" table:style-name="ce1">
            <text:p>Attenzione (studio rehearsal - take 1)</text:p>
          </table:table-cell>
          <table:table-cell table:number-columns-repeated="16379"/>
        </table:table-row>
        <table:table-row table:style-name="ro1">
          <table:table-cell office:value-type="time" office:time-value="PT0H40M14S" table:style-name="ce2">
            <text:p>0:40:14</text:p>
          </table:table-cell>
          <table:table-cell office:value-type="time" office:time-value="PT0H42M40S" table:formula="of:=[.A96]" table:style-name="ce3">
            <text:p>0:42:40</text:p>
          </table:table-cell>
          <table:table-cell office:value-type="float" office:value="2414" table:formula="of:=SUM((HOUR([.A95])*3600)+(MINUTE([.A95])*60)+SECOND([.A95]))" table:style-name="ce6">
            <text:p>2414</text:p>
          </table:table-cell>
          <table:table-cell office:value-type="float" office:value="2560" table:formula="of:=SUM((HOUR([.B95])*3600)+(MINUTE([.B95])*60)+SECOND([.B95]))" table:style-name="ce6">
            <text:p>2560</text:p>
          </table:table-cell>
          <table:table-cell office:value-type="string" table:style-name="ce1">
            <text:p>Attenzione (studio rehearsal - take 2)</text:p>
          </table:table-cell>
          <table:table-cell table:number-columns-repeated="16379"/>
        </table:table-row>
        <table:table-row table:style-name="ro1">
          <table:table-cell office:value-type="time" office:time-value="PT0H42M40S" table:style-name="ce2">
            <text:p>0:42:40</text:p>
          </table:table-cell>
          <table:table-cell office:value-type="time" office:time-value="PT0H42M50S" table:formula="of:=[.A97]" table:style-name="ce3">
            <text:p>0:42:50</text:p>
          </table:table-cell>
          <table:table-cell office:value-type="float" office:value="2560" table:formula="of:=SUM((HOUR([.A96])*3600)+(MINUTE([.A96])*60)+SECOND([.A96]))" table:style-name="ce6">
            <text:p>2560</text:p>
          </table:table-cell>
          <table:table-cell office:value-type="float" office:value="2570" table:formula="of:=SUM((HOUR([.B96])*3600)+(MINUTE([.B96])*60)+SECOND([.B96]))" table:style-name="ce6">
            <text:p>2570</text:p>
          </table:table-cell>
          <table:table-cell office:value-type="string" table:style-name="ce1">
            <text:p>we have registered your call (found sound)</text:p>
          </table:table-cell>
          <table:table-cell table:number-columns-repeated="16379"/>
        </table:table-row>
        <table:table-row table:style-name="ro1">
          <table:table-cell office:value-type="time" office:time-value="PT0H42M50S" table:style-name="ce2">
            <text:p>0:42:50</text:p>
          </table:table-cell>
          <table:table-cell office:value-type="time" office:time-value="PT0H43M16S" table:formula="of:=[.A98]" table:style-name="ce3">
            <text:p>0:43:16</text:p>
          </table:table-cell>
          <table:table-cell office:value-type="float" office:value="2570" table:formula="of:=SUM((HOUR([.A97])*3600)+(MINUTE([.A97])*60)+SECOND([.A97]))" table:style-name="ce6">
            <text:p>2570</text:p>
          </table:table-cell>
          <table:table-cell office:value-type="float" office:value="2596" table:formula="of:=SUM((HOUR([.B97])*3600)+(MINUTE([.B97])*60)+SECOND([.B97]))" table:style-name="ce6">
            <text:p>2596</text:p>
          </table:table-cell>
          <table:table-cell office:value-type="string" table:style-name="ce1">
            <text:p>good morning (found sound)</text:p>
          </table:table-cell>
          <table:table-cell table:number-columns-repeated="16379"/>
        </table:table-row>
        <table:table-row table:style-name="ro1">
          <table:table-cell office:value-type="time" office:time-value="PT0H43M16S" table:style-name="ce2">
            <text:p>0:43:16</text:p>
          </table:table-cell>
          <table:table-cell office:value-type="time" office:time-value="PT0H43M37S" table:formula="of:=[.A99]" table:style-name="ce3">
            <text:p>0:43:37</text:p>
          </table:table-cell>
          <table:table-cell office:value-type="float" office:value="2596" table:formula="of:=SUM((HOUR([.A98])*3600)+(MINUTE([.A98])*60)+SECOND([.A98]))" table:style-name="ce6">
            <text:p>2596</text:p>
          </table:table-cell>
          <table:table-cell office:value-type="float" office:value="2617" table:formula="of:=SUM((HOUR([.B98])*3600)+(MINUTE([.B98])*60)+SECOND([.B98]))" table:style-name="ce6">
            <text:p>2617</text:p>
          </table:table-cell>
          <table:table-cell office:value-type="string" table:style-name="ce1">
            <text:p>fax (found sound)</text:p>
          </table:table-cell>
          <table:table-cell table:number-columns-repeated="16379"/>
        </table:table-row>
        <table:table-row table:style-name="ro1">
          <table:table-cell office:value-type="time" office:time-value="PT0H43M37S" table:style-name="ce2">
            <text:p>0:43:37</text:p>
          </table:table-cell>
          <table:table-cell office:value-type="time" office:time-value="PT0H43M56S" table:formula="of:=[.A100]" table:style-name="ce3">
            <text:p>0:43:56</text:p>
          </table:table-cell>
          <table:table-cell office:value-type="float" office:value="2617" table:formula="of:=SUM((HOUR([.A99])*3600)+(MINUTE([.A99])*60)+SECOND([.A99]))" table:style-name="ce6">
            <text:p>2617</text:p>
          </table:table-cell>
          <table:table-cell office:value-type="float" office:value="2636" table:formula="of:=SUM((HOUR([.B99])*3600)+(MINUTE([.B99])*60)+SECOND([.B99]))" table:style-name="ce6">
            <text:p>2636</text:p>
          </table:table-cell>
          <table:table-cell office:value-type="string" table:style-name="ce1">
            <text:p>bell/squeal (found sound)</text:p>
          </table:table-cell>
          <table:table-cell table:number-columns-repeated="16379"/>
        </table:table-row>
        <table:table-row table:style-name="ro1">
          <table:table-cell office:value-type="time" office:time-value="PT0H43M56S" table:style-name="ce2">
            <text:p>0:43:56</text:p>
          </table:table-cell>
          <table:table-cell office:value-type="time" office:time-value="PT0H45M35S" table:formula="of:=[.A101]" table:style-name="ce3">
            <text:p>0:45:35</text:p>
          </table:table-cell>
          <table:table-cell office:value-type="float" office:value="2636" table:formula="of:=SUM((HOUR([.A100])*3600)+(MINUTE([.A100])*60)+SECOND([.A100]))" table:style-name="ce6">
            <text:p>2636</text:p>
          </table:table-cell>
          <table:table-cell office:value-type="float" office:value="2735" table:formula="of:=SUM((HOUR([.B100])*3600)+(MINUTE([.B100])*60)+SECOND([.B100]))" table:style-name="ce6">
            <text:p>2735</text:p>
          </table:table-cell>
          <table:table-cell office:value-type="string" table:style-name="ce1">
            <text:p>Lights Down (acoustic demo)</text:p>
          </table:table-cell>
          <table:table-cell table:number-columns-repeated="16379"/>
        </table:table-row>
        <table:table-row table:style-name="ro1">
          <table:table-cell office:value-type="time" office:time-value="PT0H45M35S" table:style-name="ce2">
            <text:p>0:45:35</text:p>
          </table:table-cell>
          <table:table-cell office:value-type="time" office:time-value="PT0H46M48S" table:formula="of:=[.A102]" table:style-name="ce3">
            <text:p>0:46:48</text:p>
          </table:table-cell>
          <table:table-cell office:value-type="float" office:value="2735" table:formula="of:=SUM((HOUR([.A101])*3600)+(MINUTE([.A101])*60)+SECOND([.A101]))" table:style-name="ce6">
            <text:p>2735</text:p>
          </table:table-cell>
          <table:table-cell office:value-type="float" office:value="2808" table:formula="of:=SUM((HOUR([.B101])*3600)+(MINUTE([.B101])*60)+SECOND([.B101]))" table:style-name="ce6">
            <text:p>2808</text:p>
          </table:table-cell>
          <table:table-cell office:value-type="string" table:style-name="ce1">
            <text:p>Boggle Eyes (acoustic demo)</text:p>
          </table:table-cell>
          <table:table-cell table:number-columns-repeated="16379"/>
        </table:table-row>
        <table:table-row table:style-name="ro1">
          <table:table-cell office:value-type="time" office:time-value="PT0H46M48S" table:style-name="ce2">
            <text:p>0:46:48</text:p>
          </table:table-cell>
          <table:table-cell office:value-type="time" office:time-value="PT0H46M57S" table:formula="of:=[.A103]" table:style-name="ce3">
            <text:p>0:46:57</text:p>
          </table:table-cell>
          <table:table-cell office:value-type="float" office:value="2808" table:formula="of:=SUM((HOUR([.A102])*3600)+(MINUTE([.A102])*60)+SECOND([.A102]))" table:style-name="ce6">
            <text:p>2808</text:p>
          </table:table-cell>
          <table:table-cell office:value-type="float" office:value="2817" table:formula="of:=SUM((HOUR([.B102])*3600)+(MINUTE([.B102])*60)+SECOND([.B102]))" table:style-name="ce6">
            <text:p>2817</text:p>
          </table:table-cell>
          <table:table-cell office:value-type="string" table:style-name="ce1">
            <text:p>silly voices (found sound)</text:p>
          </table:table-cell>
          <table:table-cell table:number-columns-repeated="16379"/>
        </table:table-row>
        <table:table-row table:style-name="ro1">
          <table:table-cell office:value-type="time" office:time-value="PT0H46M57S" table:style-name="ce2">
            <text:p>0:46:57</text:p>
          </table:table-cell>
          <table:table-cell office:value-type="time" office:time-value="PT0H48M30S" table:formula="of:=[.A104]" table:style-name="ce3">
            <text:p>0:48:30</text:p>
          </table:table-cell>
          <table:table-cell office:value-type="float" office:value="2817" table:formula="of:=SUM((HOUR([.A103])*3600)+(MINUTE([.A103])*60)+SECOND([.A103]))" table:style-name="ce6">
            <text:p>2817</text:p>
          </table:table-cell>
          <table:table-cell office:value-type="float" office:value="2910" table:formula="of:=SUM((HOUR([.B103])*3600)+(MINUTE([.B103])*60)+SECOND([.B103]))" table:style-name="ce6">
            <text:p>2910</text:p>
          </table:table-cell>
          <table:table-cell office:value-type="string" table:style-name="ce1">
            <text:p>27 Degrees (acoustic demo)</text:p>
          </table:table-cell>
          <table:table-cell table:number-columns-repeated="16379"/>
        </table:table-row>
        <table:table-row table:style-name="ro1">
          <table:table-cell office:value-type="time" office:time-value="PT0H48M30S" table:style-name="ce2">
            <text:p>0:48:30</text:p>
          </table:table-cell>
          <table:table-cell office:value-type="time" office:time-value="PT0H49M47S" table:formula="of:=[.A105]" table:style-name="ce3">
            <text:p>0:49:47</text:p>
          </table:table-cell>
          <table:table-cell office:value-type="float" office:value="2910" table:formula="of:=SUM((HOUR([.A104])*3600)+(MINUTE([.A104])*60)+SECOND([.A104]))" table:style-name="ce6">
            <text:p>2910</text:p>
          </table:table-cell>
          <table:table-cell office:value-type="float" office:value="2987" table:formula="of:=SUM((HOUR([.B104])*3600)+(MINUTE([.B104])*60)+SECOND([.B104]))" table:style-name="ce6">
            <text:p>2987</text:p>
          </table:table-cell>
          <table:table-cell office:value-type="string" table:style-name="ce1">
            <text:p>Chairman Mao (acoustic demo)</text:p>
          </table:table-cell>
          <table:table-cell table:number-columns-repeated="16379"/>
        </table:table-row>
        <table:table-row table:style-name="ro1">
          <table:table-cell office:value-type="time" office:time-value="PT0H49M47S" table:style-name="ce2">
            <text:p>0:49:47</text:p>
          </table:table-cell>
          <table:table-cell office:value-type="time" office:time-value="PT0H53M9S" table:formula="of:=[.A106]" table:style-name="ce3">
            <text:p>0:53:09</text:p>
          </table:table-cell>
          <table:table-cell office:value-type="float" office:value="2987" table:formula="of:=SUM((HOUR([.A105])*3600)+(MINUTE([.A105])*60)+SECOND([.A105]))" table:style-name="ce6">
            <text:p>2987</text:p>
          </table:table-cell>
          <table:table-cell office:value-type="float" office:value="3189" table:formula="of:=SUM((HOUR([.B105])*3600)+(MINUTE([.B105])*60)+SECOND([.B105]))" table:style-name="ce6">
            <text:p>3189</text:p>
          </table:table-cell>
          <table:table-cell office:value-type="string" table:style-name="ce1">
            <text:p>Nude (acoustic demo)</text:p>
          </table:table-cell>
          <table:table-cell table:number-columns-repeated="16379"/>
        </table:table-row>
        <table:table-row table:style-name="ro1">
          <table:table-cell office:value-type="time" office:time-value="PT0H53M9S" table:style-name="ce2">
            <text:p>0:53:09</text:p>
          </table:table-cell>
          <table:table-cell office:value-type="time" office:time-value="PT0H53M44S" table:formula="of:=[.A107]" table:style-name="ce3">
            <text:p>0:53:44</text:p>
          </table:table-cell>
          <table:table-cell office:value-type="float" office:value="3189" table:formula="of:=SUM((HOUR([.A106])*3600)+(MINUTE([.A106])*60)+SECOND([.A106]))" table:style-name="ce6">
            <text:p>3189</text:p>
          </table:table-cell>
          <table:table-cell office:value-type="float" office:value="3224" table:formula="of:=SUM((HOUR([.B106])*3600)+(MINUTE([.B106])*60)+SECOND([.B106]))" table:style-name="ce6">
            <text:p>3224</text:p>
          </table:table-cell>
          <table:table-cell office:value-type="string" table:style-name="ce1">
            <text:p>beauty voices (found sound)</text:p>
          </table:table-cell>
          <table:table-cell table:number-columns-repeated="16379"/>
        </table:table-row>
        <table:table-row table:style-name="ro1">
          <table:table-cell office:value-type="time" office:time-value="PT0H53M44S" table:style-name="ce2">
            <text:p>0:53:44</text:p>
          </table:table-cell>
          <table:table-cell office:value-type="time" office:time-value="PT0H54M7S" table:formula="of:=[.A108]" table:style-name="ce3">
            <text:p>0:54:07</text:p>
          </table:table-cell>
          <table:table-cell office:value-type="float" office:value="3224" table:formula="of:=SUM((HOUR([.A107])*3600)+(MINUTE([.A107])*60)+SECOND([.A107]))" table:style-name="ce6">
            <text:p>3224</text:p>
          </table:table-cell>
          <table:table-cell office:value-type="float" office:value="3247" table:formula="of:=SUM((HOUR([.B107])*3600)+(MINUTE([.B107])*60)+SECOND([.B107]))" table:style-name="ce6">
            <text:p>3247</text:p>
          </table:table-cell>
          <table:table-cell office:value-type="string" table:style-name="ce1">
            <text:p>Paranoid Android (acoustic demo)</text:p>
          </table:table-cell>
          <table:table-cell table:number-columns-repeated="16379"/>
        </table:table-row>
        <table:table-row table:style-name="ro1">
          <table:table-cell office:value-type="time" office:time-value="PT0H54M7S" table:style-name="ce2">
            <text:p>0:54:07</text:p>
          </table:table-cell>
          <table:table-cell office:value-type="time" office:time-value="PT0H56M9S" table:formula="of:=[.A109]" table:style-name="ce3">
            <text:p>0:56:09</text:p>
          </table:table-cell>
          <table:table-cell office:value-type="float" office:value="3247" table:formula="of:=SUM((HOUR([.A108])*3600)+(MINUTE([.A108])*60)+SECOND([.A108]))" table:style-name="ce6">
            <text:p>3247</text:p>
          </table:table-cell>
          <table:table-cell office:value-type="float" office:value="3369" table:formula="of:=SUM((HOUR([.B108])*3600)+(MINUTE([.B108])*60)+SECOND([.B108]))" table:style-name="ce6">
            <text:p>3369</text:p>
          </table:table-cell>
          <table:table-cell office:value-type="string" table:style-name="ce1">
            <text:p>drum loop</text:p>
          </table:table-cell>
          <table:table-cell table:number-columns-repeated="16379"/>
        </table:table-row>
        <table:table-row table:style-name="ro1">
          <table:table-cell office:value-type="time" office:time-value="PT0H56M9S" table:style-name="ce2">
            <text:p>0:56:09</text:p>
          </table:table-cell>
          <table:table-cell office:value-type="time" office:time-value="PT0H57M4S" table:style-name="ce3">
            <text:p>0:57:04</text:p>
          </table:table-cell>
          <table:table-cell office:value-type="float" office:value="3369" table:formula="of:=SUM((HOUR([.A109])*3600)+(MINUTE([.A109])*60)+SECOND([.A109]))" table:style-name="ce6">
            <text:p>3369</text:p>
          </table:table-cell>
          <table:table-cell office:value-type="float" office:value="3424" table:formula="of:=SUM((HOUR([.B109])*3600)+(MINUTE([.B109])*60)+SECOND([.B109]))" table:style-name="ce6">
            <text:p>3424</text:p>
          </table:table-cell>
          <table:table-cell office:value-type="string" table:style-name="ce1">
            <text:p>Johnny's Piano Sketch (piano demo - also on OKNOTOK)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3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string" table:style-name="ce2">
            <text:p>Disc 6 (MD116)</text:p>
          </table:table-cell>
          <table:table-cell table:style-name="ce3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time" office:time-value="PT0H0M0S" table:style-name="ce2">
            <text:p>0:00:00</text:p>
          </table:table-cell>
          <table:table-cell office:value-type="time" office:time-value="PT0H1M17S" table:formula="of:=[.A113]" table:style-name="ce3">
            <text:p>0:01:17</text:p>
          </table:table-cell>
          <table:table-cell office:value-type="float" office:value="0" table:formula="of:=SUM((HOUR([.A112])*3600)+(MINUTE([.A112])*60)+SECOND([.A112]))" table:style-name="ce6">
            <text:p>0</text:p>
          </table:table-cell>
          <table:table-cell office:value-type="float" office:value="77" table:formula="of:=SUM((HOUR([.B112])*3600)+(MINUTE([.B112])*60)+SECOND([.B112]))" table:style-name="ce6">
            <text:p>77</text:p>
          </table:table-cell>
          <table:table-cell office:value-type="string" table:style-name="ce1">
            <text:p>guitar loop / ????</text:p>
          </table:table-cell>
          <table:table-cell table:number-columns-repeated="16379"/>
        </table:table-row>
        <table:table-row table:style-name="ro1">
          <table:table-cell office:value-type="time" office:time-value="PT0H1M17S" table:style-name="ce2">
            <text:p>0:01:17</text:p>
          </table:table-cell>
          <table:table-cell office:value-type="time" office:time-value="PT0H3M45S" table:formula="of:=[.A114]" table:style-name="ce3">
            <text:p>0:03:45</text:p>
          </table:table-cell>
          <table:table-cell office:value-type="float" office:value="77" table:formula="of:=SUM((HOUR([.A113])*3600)+(MINUTE([.A113])*60)+SECOND([.A113]))" table:style-name="ce6">
            <text:p>77</text:p>
          </table:table-cell>
          <table:table-cell office:value-type="float" office:value="225" table:formula="of:=SUM((HOUR([.B113])*3600)+(MINUTE([.B113])*60)+SECOND([.B113]))" table:style-name="ce6">
            <text:p>225</text:p>
          </table:table-cell>
          <table:table-cell office:value-type="string" table:style-name="ce1">
            <text:p>Walls (acoustic guitar)</text:p>
          </table:table-cell>
          <table:table-cell table:number-columns-repeated="16379"/>
        </table:table-row>
        <table:table-row table:style-name="ro1">
          <table:table-cell office:value-type="time" office:time-value="PT0H3M45S" table:style-name="ce2">
            <text:p>0:03:45</text:p>
          </table:table-cell>
          <table:table-cell office:value-type="time" office:time-value="PT0H5M24S" table:formula="of:=[.A115]" table:style-name="ce3">
            <text:p>0:05:24</text:p>
          </table:table-cell>
          <table:table-cell office:value-type="float" office:value="225" table:formula="of:=SUM((HOUR([.A114])*3600)+(MINUTE([.A114])*60)+SECOND([.A114]))" table:style-name="ce6">
            <text:p>225</text:p>
          </table:table-cell>
          <table:table-cell office:value-type="float" office:value="324" table:formula="of:=SUM((HOUR([.B114])*3600)+(MINUTE([.B114])*60)+SECOND([.B114]))" table:style-name="ce6">
            <text:p>324</text:p>
          </table:table-cell>
          <table:table-cell office:value-type="string" table:style-name="ce1">
            <text:p>Not All Angels Have Wings (acoustic demo - take 1, early Last Flowers)</text:p>
          </table:table-cell>
          <table:table-cell table:number-columns-repeated="16379"/>
        </table:table-row>
        <table:table-row table:style-name="ro1">
          <table:table-cell office:value-type="time" office:time-value="PT0H5M24S" table:style-name="ce2">
            <text:p>0:05:24</text:p>
          </table:table-cell>
          <table:table-cell office:value-type="time" office:time-value="PT0H8M0S" table:formula="of:=[.A116]" table:style-name="ce3">
            <text:p>0:08:00</text:p>
          </table:table-cell>
          <table:table-cell office:value-type="float" office:value="324" table:formula="of:=SUM((HOUR([.A115])*3600)+(MINUTE([.A115])*60)+SECOND([.A115]))" table:style-name="ce6">
            <text:p>324</text:p>
          </table:table-cell>
          <table:table-cell office:value-type="float" office:value="480" table:formula="of:=SUM((HOUR([.B115])*3600)+(MINUTE([.B115])*60)+SECOND([.B115]))" table:style-name="ce6">
            <text:p>480</text:p>
          </table:table-cell>
          <table:table-cell office:value-type="string" table:style-name="ce1">
            <text:p>Felix The Cat (acoustic demo)</text:p>
          </table:table-cell>
          <table:table-cell table:number-columns-repeated="16379"/>
        </table:table-row>
        <table:table-row table:style-name="ro1">
          <table:table-cell office:value-type="time" office:time-value="PT0H8M0S" table:style-name="ce2">
            <text:p>0:08:00</text:p>
          </table:table-cell>
          <table:table-cell office:value-type="time" office:time-value="PT0H10M35S" table:formula="of:=[.A117]" table:style-name="ce3">
            <text:p>0:10:35</text:p>
          </table:table-cell>
          <table:table-cell office:value-type="float" office:value="480" table:formula="of:=SUM((HOUR([.A116])*3600)+(MINUTE([.A116])*60)+SECOND([.A116]))" table:style-name="ce6">
            <text:p>480</text:p>
          </table:table-cell>
          <table:table-cell office:value-type="float" office:value="635" table:formula="of:=SUM((HOUR([.B116])*3600)+(MINUTE([.B116])*60)+SECOND([.B116]))" table:style-name="ce6">
            <text:p>635</text:p>
          </table:table-cell>
          <table:table-cell office:value-type="string" table:style-name="ce1">
            <text:p>Hollow Tugboat (acoustic demo)</text:p>
          </table:table-cell>
          <table:table-cell table:number-columns-repeated="16379"/>
        </table:table-row>
        <table:table-row table:style-name="ro1">
          <table:table-cell office:value-type="time" office:time-value="PT0H10M35S" table:style-name="ce2">
            <text:p>0:10:35</text:p>
          </table:table-cell>
          <table:table-cell office:value-type="time" office:time-value="PT0H14M17S" table:formula="of:=[.A118]" table:style-name="ce3">
            <text:p>0:14:17</text:p>
          </table:table-cell>
          <table:table-cell office:value-type="float" office:value="635" table:formula="of:=SUM((HOUR([.A117])*3600)+(MINUTE([.A117])*60)+SECOND([.A117]))" table:style-name="ce6">
            <text:p>635</text:p>
          </table:table-cell>
          <table:table-cell office:value-type="float" office:value="857" table:formula="of:=SUM((HOUR([.B117])*3600)+(MINUTE([.B117])*60)+SECOND([.B117]))" table:style-name="ce6">
            <text:p>857</text:p>
          </table:table-cell>
          <table:table-cell office:value-type="string" table:style-name="ce1">
            <text:p>Not All Angels Have Wings (acoustic demo - take 2, early Last Flowers)</text:p>
          </table:table-cell>
          <table:table-cell table:number-columns-repeated="16379"/>
        </table:table-row>
        <table:table-row table:style-name="ro1">
          <table:table-cell office:value-type="time" office:time-value="PT0H14M17S" table:style-name="ce2">
            <text:p>0:14:17</text:p>
          </table:table-cell>
          <table:table-cell office:value-type="time" office:time-value="PT0H18M3S" table:formula="of:=[.A119]" table:style-name="ce3">
            <text:p>0:18:03</text:p>
          </table:table-cell>
          <table:table-cell office:value-type="float" office:value="857" table:formula="of:=SUM((HOUR([.A118])*3600)+(MINUTE([.A118])*60)+SECOND([.A118]))" table:style-name="ce6">
            <text:p>857</text:p>
          </table:table-cell>
          <table:table-cell office:value-type="float" office:value="1083" table:formula="of:=SUM((HOUR([.B118])*3600)+(MINUTE([.B118])*60)+SECOND([.B118]))" table:style-name="ce6">
            <text:p>1083</text:p>
          </table:table-cell>
          <table:table-cell office:value-type="string" table:style-name="ce1">
            <text:p>Life In a Glasshouse (acoustic demo)</text:p>
          </table:table-cell>
          <table:table-cell table:number-columns-repeated="16379"/>
        </table:table-row>
        <table:table-row table:style-name="ro1">
          <table:table-cell office:value-type="time" office:time-value="PT0H18M3S" table:style-name="ce2">
            <text:p>0:18:03</text:p>
          </table:table-cell>
          <table:table-cell office:value-type="time" office:time-value="PT0H20M12S" table:formula="of:=[.A120]" table:style-name="ce3">
            <text:p>0:20:12</text:p>
          </table:table-cell>
          <table:table-cell office:value-type="float" office:value="1083" table:formula="of:=SUM((HOUR([.A119])*3600)+(MINUTE([.A119])*60)+SECOND([.A119]))" table:style-name="ce6">
            <text:p>1083</text:p>
          </table:table-cell>
          <table:table-cell office:value-type="float" office:value="1212" table:formula="of:=SUM((HOUR([.B119])*3600)+(MINUTE([.B119])*60)+SECOND([.B119]))" table:style-name="ce6">
            <text:p>1212</text:p>
          </table:table-cell>
          <table:table-cell office:value-type="string" table:style-name="ce1">
            <text:p>Bubble (acoustic demo)</text:p>
          </table:table-cell>
          <table:table-cell table:number-columns-repeated="16379"/>
        </table:table-row>
        <table:table-row table:style-name="ro1">
          <table:table-cell office:value-type="time" office:time-value="PT0H20M12S" table:style-name="ce2">
            <text:p>0:20:12</text:p>
          </table:table-cell>
          <table:table-cell office:value-type="time" office:time-value="PT0H23M49S" table:formula="of:=[.A121]" table:style-name="ce3">
            <text:p>0:23:49</text:p>
          </table:table-cell>
          <table:table-cell office:value-type="float" office:value="1212" table:formula="of:=SUM((HOUR([.A120])*3600)+(MINUTE([.A120])*60)+SECOND([.A120]))" table:style-name="ce6">
            <text:p>1212</text:p>
          </table:table-cell>
          <table:table-cell office:value-type="float" office:value="1429" table:formula="of:=SUM((HOUR([.B120])*3600)+(MINUTE([.B120])*60)+SECOND([.B120]))" table:style-name="ce6">
            <text:p>1429</text:p>
          </table:table-cell>
          <table:table-cell office:value-type="string" table:style-name="ce1">
            <text:p>Spokes (acoustic demo)</text:p>
          </table:table-cell>
          <table:table-cell table:number-columns-repeated="16379"/>
        </table:table-row>
        <table:table-row table:style-name="ro1">
          <table:table-cell office:value-type="time" office:time-value="PT0H23M49S" table:style-name="ce2">
            <text:p>0:23:49</text:p>
          </table:table-cell>
          <table:table-cell office:value-type="time" office:time-value="PT0H24M4S" table:formula="of:=[.A122]" table:style-name="ce3">
            <text:p>0:24:04</text:p>
          </table:table-cell>
          <table:table-cell office:value-type="float" office:value="1429" table:formula="of:=SUM((HOUR([.A121])*3600)+(MINUTE([.A121])*60)+SECOND([.A121]))" table:style-name="ce6">
            <text:p>1429</text:p>
          </table:table-cell>
          <table:table-cell office:value-type="float" office:value="1444" table:formula="of:=SUM((HOUR([.B121])*3600)+(MINUTE([.B121])*60)+SECOND([.B121]))" table:style-name="ce6">
            <text:p>1444</text:p>
          </table:table-cell>
          <table:table-cell office:value-type="string" table:style-name="ce1">
            <text:p>Snidey (spoken word demo)</text:p>
          </table:table-cell>
          <table:table-cell table:number-columns-repeated="16379"/>
        </table:table-row>
        <table:table-row table:style-name="ro1">
          <table:table-cell office:value-type="time" office:time-value="PT0H24M4S" table:style-name="ce2">
            <text:p>0:24:04</text:p>
          </table:table-cell>
          <table:table-cell office:value-type="time" office:time-value="PT0H25M58S" table:style-name="ce3">
            <text:p>0:25:58</text:p>
          </table:table-cell>
          <table:table-cell office:value-type="float" office:value="1444" table:formula="of:=SUM((HOUR([.A122])*3600)+(MINUTE([.A122])*60)+SECOND([.A122]))" table:style-name="ce6">
            <text:p>1444</text:p>
          </table:table-cell>
          <table:table-cell office:value-type="float" office:value="1558" table:formula="of:=SUM((HOUR([.B122])*3600)+(MINUTE([.B122])*60)+SECOND([.B122]))" table:style-name="ce6">
            <text:p>1558</text:p>
          </table:table-cell>
          <table:table-cell office:value-type="string" table:style-name="ce1">
            <text:p>Bee Sting (acoustic demo)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3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string" table:style-name="ce2">
            <text:p>Disc 7 (MD117)</text:p>
          </table:table-cell>
          <table:table-cell table:style-name="ce3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time" office:time-value="PT0H0M0S" table:style-name="ce2">
            <text:p>0:00:00</text:p>
          </table:table-cell>
          <table:table-cell office:value-type="time" office:time-value="PT0H2M41S" table:formula="of:=[.A126]" table:style-name="ce3">
            <text:p>0:02:41</text:p>
          </table:table-cell>
          <table:table-cell office:value-type="float" office:value="0" table:formula="of:=SUM((HOUR([.A125])*3600)+(MINUTE([.A125])*60)+SECOND([.A125]))" table:style-name="ce6">
            <text:p>0</text:p>
          </table:table-cell>
          <table:table-cell office:value-type="float" office:value="161" table:formula="of:=SUM((HOUR([.B125])*3600)+(MINUTE([.B125])*60)+SECOND([.B125]))" table:style-name="ce6">
            <text:p>161</text:p>
          </table:table-cell>
          <table:table-cell office:value-type="string" table:style-name="ce1">
            <text:p>Our Guarantee To You (acoustic demo)</text:p>
          </table:table-cell>
          <table:table-cell table:number-columns-repeated="16379"/>
        </table:table-row>
        <table:table-row table:style-name="ro1">
          <table:table-cell office:value-type="time" office:time-value="PT0H2M41S" table:style-name="ce2">
            <text:p>0:02:41</text:p>
          </table:table-cell>
          <table:table-cell office:value-type="time" office:time-value="PT0H7M19S" table:formula="of:=[.A127]" table:style-name="ce3">
            <text:p>0:07:19</text:p>
          </table:table-cell>
          <table:table-cell office:value-type="float" office:value="161" table:formula="of:=SUM((HOUR([.A126])*3600)+(MINUTE([.A126])*60)+SECOND([.A126]))" table:style-name="ce6">
            <text:p>161</text:p>
          </table:table-cell>
          <table:table-cell office:value-type="float" office:value="439" table:formula="of:=SUM((HOUR([.B126])*3600)+(MINUTE([.B126])*60)+SECOND([.B126]))" table:style-name="ce6">
            <text:p>439</text:p>
          </table:table-cell>
          <table:table-cell office:value-type="string" table:style-name="ce1">
            <text:p>Not All Angels Have Wings (studio rehearsals, early last Flowers)</text:p>
          </table:table-cell>
          <table:table-cell table:number-columns-repeated="16379"/>
        </table:table-row>
        <table:table-row table:style-name="ro1">
          <table:table-cell office:value-type="time" office:time-value="PT0H7M19S" table:style-name="ce2">
            <text:p>0:07:19</text:p>
          </table:table-cell>
          <table:table-cell office:value-type="time" office:time-value="PT0H9M28S" table:formula="of:=[.A128]" table:style-name="ce3">
            <text:p>0:09:28</text:p>
          </table:table-cell>
          <table:table-cell office:value-type="float" office:value="439" table:formula="of:=SUM((HOUR([.A127])*3600)+(MINUTE([.A127])*60)+SECOND([.A127]))" table:style-name="ce6">
            <text:p>439</text:p>
          </table:table-cell>
          <table:table-cell office:value-type="float" office:value="568" table:formula="of:=SUM((HOUR([.B127])*3600)+(MINUTE([.B127])*60)+SECOND([.B127]))" table:style-name="ce6">
            <text:p>568</text:p>
          </table:table-cell>
          <table:table-cell office:value-type="string" table:style-name="ce1">
            <text:p>Crumar Song (keyboard demo - early mix of Melatonin)</text:p>
          </table:table-cell>
          <table:table-cell table:number-columns-repeated="16379"/>
        </table:table-row>
        <table:table-row table:style-name="ro1">
          <table:table-cell office:value-type="time" office:time-value="PT0H9M28S" table:style-name="ce2">
            <text:p>0:09:28</text:p>
          </table:table-cell>
          <table:table-cell office:value-type="time" office:time-value="PT0H11M41S" table:formula="of:=[.A129]" table:style-name="ce3">
            <text:p>0:11:41</text:p>
          </table:table-cell>
          <table:table-cell office:value-type="float" office:value="568" table:formula="of:=SUM((HOUR([.A128])*3600)+(MINUTE([.A128])*60)+SECOND([.A128]))" table:style-name="ce6">
            <text:p>568</text:p>
          </table:table-cell>
          <table:table-cell office:value-type="float" office:value="701" table:formula="of:=SUM((HOUR([.B128])*3600)+(MINUTE([.B128])*60)+SECOND([.B128]))" table:style-name="ce6">
            <text:p>701</text:p>
          </table:table-cell>
          <table:table-cell office:value-type="string" table:style-name="ce1">
            <text:p>Julie Got Married (studio rehearsal)</text:p>
          </table:table-cell>
          <table:table-cell table:number-columns-repeated="16379"/>
        </table:table-row>
        <table:table-row table:style-name="ro1">
          <table:table-cell office:value-type="time" office:time-value="PT0H11M41S" table:style-name="ce2">
            <text:p>0:11:41</text:p>
          </table:table-cell>
          <table:table-cell office:value-type="time" office:time-value="PT0H12M26S" table:formula="of:=[.A130]" table:style-name="ce3">
            <text:p>0:12:26</text:p>
          </table:table-cell>
          <table:table-cell office:value-type="float" office:value="701" table:formula="of:=SUM((HOUR([.A129])*3600)+(MINUTE([.A129])*60)+SECOND([.A129]))" table:style-name="ce6">
            <text:p>701</text:p>
          </table:table-cell>
          <table:table-cell office:value-type="float" office:value="746" table:formula="of:=SUM((HOUR([.B129])*3600)+(MINUTE([.B129])*60)+SECOND([.B129]))" table:style-name="ce6">
            <text:p>746</text:p>
          </table:table-cell>
          <table:table-cell office:value-type="string" table:style-name="ce1">
            <text:p>Ed's French Loop (studio rehearsal)</text:p>
          </table:table-cell>
          <table:table-cell table:number-columns-repeated="16379"/>
        </table:table-row>
        <table:table-row table:style-name="ro1">
          <table:table-cell office:value-type="time" office:time-value="PT0H12M26S" table:style-name="ce2">
            <text:p>0:12:26</text:p>
          </table:table-cell>
          <table:table-cell office:value-type="time" office:time-value="PT0H14M55S" table:formula="of:=[.A131]" table:style-name="ce3">
            <text:p>0:14:55</text:p>
          </table:table-cell>
          <table:table-cell office:value-type="float" office:value="746" table:formula="of:=SUM((HOUR([.A130])*3600)+(MINUTE([.A130])*60)+SECOND([.A130]))" table:style-name="ce6">
            <text:p>746</text:p>
          </table:table-cell>
          <table:table-cell office:value-type="float" office:value="895" table:formula="of:=SUM((HOUR([.B130])*3600)+(MINUTE([.B130])*60)+SECOND([.B130]))" table:style-name="ce6">
            <text:p>895</text:p>
          </table:table-cell>
          <table:table-cell office:value-type="string" table:style-name="ce1">
            <text:p>August (studio rehearsal)</text:p>
          </table:table-cell>
          <table:table-cell table:number-columns-repeated="16379"/>
        </table:table-row>
        <table:table-row table:style-name="ro1">
          <table:table-cell office:value-type="time" office:time-value="PT0H14M55S" table:style-name="ce2">
            <text:p>0:14:55</text:p>
          </table:table-cell>
          <table:table-cell office:value-type="time" office:time-value="PT0H15M54S" table:formula="of:=[.A132]" table:style-name="ce3">
            <text:p>0:15:54</text:p>
          </table:table-cell>
          <table:table-cell office:value-type="float" office:value="895" table:formula="of:=SUM((HOUR([.A131])*3600)+(MINUTE([.A131])*60)+SECOND([.A131]))" table:style-name="ce6">
            <text:p>895</text:p>
          </table:table-cell>
          <table:table-cell office:value-type="float" office:value="954" table:formula="of:=SUM((HOUR([.B131])*3600)+(MINUTE([.B131])*60)+SECOND([.B131]))" table:style-name="ce6">
            <text:p>954</text:p>
          </table:table-cell>
          <table:table-cell office:value-type="string" table:style-name="ce1">
            <text:p>AMS Delay (also on OKNOTOK)</text:p>
          </table:table-cell>
          <table:table-cell table:number-columns-repeated="16379"/>
        </table:table-row>
        <table:table-row table:style-name="ro1">
          <table:table-cell office:value-type="time" office:time-value="PT0H15M54S" table:style-name="ce2">
            <text:p>0:15:54</text:p>
          </table:table-cell>
          <table:table-cell office:value-type="time" office:time-value="PT0H16M14S" table:formula="of:=[.A133]" table:style-name="ce3">
            <text:p>0:16:14</text:p>
          </table:table-cell>
          <table:table-cell office:value-type="float" office:value="954" table:formula="of:=SUM((HOUR([.A132])*3600)+(MINUTE([.A132])*60)+SECOND([.A132]))" table:style-name="ce6">
            <text:p>954</text:p>
          </table:table-cell>
          <table:table-cell office:value-type="float" office:value="974" table:formula="of:=SUM((HOUR([.B132])*3600)+(MINUTE([.B132])*60)+SECOND([.B132]))" table:style-name="ce6">
            <text:p>974</text:p>
          </table:table-cell>
          <table:table-cell office:value-type="string" table:style-name="ce1">
            <text:p>AMS Hello</text:p>
          </table:table-cell>
          <table:table-cell table:number-columns-repeated="16379"/>
        </table:table-row>
        <table:table-row table:style-name="ro1">
          <table:table-cell office:value-type="time" office:time-value="PT0H16M14S" table:style-name="ce2">
            <text:p>0:16:14</text:p>
          </table:table-cell>
          <table:table-cell office:value-type="time" office:time-value="PT0H17M56S" table:formula="of:=[.A134]" table:style-name="ce3">
            <text:p>0:17:56</text:p>
          </table:table-cell>
          <table:table-cell office:value-type="float" office:value="974" table:formula="of:=SUM((HOUR([.A133])*3600)+(MINUTE([.A133])*60)+SECOND([.A133]))" table:style-name="ce6">
            <text:p>974</text:p>
          </table:table-cell>
          <table:table-cell office:value-type="float" office:value="1076" table:formula="of:=SUM((HOUR([.B133])*3600)+(MINUTE([.B133])*60)+SECOND([.B133]))" table:style-name="ce6">
            <text:p>1076</text:p>
          </table:table-cell>
          <table:table-cell office:value-type="string" table:style-name="ce1">
            <text:p>Loop (several loops are listed on the minidisc, but not heard...)</text:p>
          </table:table-cell>
          <table:table-cell table:number-columns-repeated="16379"/>
        </table:table-row>
        <table:table-row table:style-name="ro1">
          <table:table-cell office:value-type="time" office:time-value="PT0H17M56S" table:style-name="ce2">
            <text:p>0:17:56</text:p>
          </table:table-cell>
          <table:table-cell office:value-type="time" office:time-value="PT0H22M10S" table:formula="of:=[.A135]" table:style-name="ce3">
            <text:p>0:22:10</text:p>
          </table:table-cell>
          <table:table-cell office:value-type="float" office:value="1076" table:formula="of:=SUM((HOUR([.A134])*3600)+(MINUTE([.A134])*60)+SECOND([.A134]))" table:style-name="ce6">
            <text:p>1076</text:p>
          </table:table-cell>
          <table:table-cell office:value-type="float" office:value="1330" table:formula="of:=SUM((HOUR([.B134])*3600)+(MINUTE([.B134])*60)+SECOND([.B134]))" table:style-name="ce6">
            <text:p>1330</text:p>
          </table:table-cell>
          <table:table-cell office:value-type="string" table:style-name="ce1">
            <text:p>Karma Police (studio rehearsal)</text:p>
          </table:table-cell>
          <table:table-cell table:number-columns-repeated="16379"/>
        </table:table-row>
        <table:table-row table:style-name="ro1">
          <table:table-cell office:value-type="time" office:time-value="PT0H22M10S" table:style-name="ce2">
            <text:p>0:22:10</text:p>
          </table:table-cell>
          <table:table-cell office:value-type="time" office:time-value="PT0H27M51S" table:formula="of:=[.A136]" table:style-name="ce3">
            <text:p>0:27:51</text:p>
          </table:table-cell>
          <table:table-cell office:value-type="float" office:value="1330" table:formula="of:=SUM((HOUR([.A135])*3600)+(MINUTE([.A135])*60)+SECOND([.A135]))" table:style-name="ce6">
            <text:p>1330</text:p>
          </table:table-cell>
          <table:table-cell office:value-type="float" office:value="1671" table:formula="of:=SUM((HOUR([.B135])*3600)+(MINUTE([.B135])*60)+SECOND([.B135]))" table:style-name="ce6">
            <text:p>1671</text:p>
          </table:table-cell>
          <table:table-cell office:value-type="string" table:style-name="ce1">
            <text:p>I Need A Job (studio rehearsal)</text:p>
          </table:table-cell>
          <table:table-cell table:number-columns-repeated="16379"/>
        </table:table-row>
        <table:table-row table:style-name="ro1">
          <table:table-cell office:value-type="time" office:time-value="PT0H27M51S" table:style-name="ce2">
            <text:p>0:27:51</text:p>
          </table:table-cell>
          <table:table-cell office:value-type="time" office:time-value="PT0H28M41S" table:formula="of:=[.A137]" table:style-name="ce3">
            <text:p>0:28:41</text:p>
          </table:table-cell>
          <table:table-cell office:value-type="float" office:value="1671" table:formula="of:=SUM((HOUR([.A136])*3600)+(MINUTE([.A136])*60)+SECOND([.A136]))" table:style-name="ce6">
            <text:p>1671</text:p>
          </table:table-cell>
          <table:table-cell office:value-type="float" office:value="1721" table:formula="of:=SUM((HOUR([.B136])*3600)+(MINUTE([.B136])*60)+SECOND([.B136]))" table:style-name="ce6">
            <text:p>1721</text:p>
          </table:table-cell>
          <table:table-cell office:value-type="string" table:style-name="ce1">
            <text:p>The Cupboard Monster (studio rehearsal)</text:p>
          </table:table-cell>
          <table:table-cell table:number-columns-repeated="16379"/>
        </table:table-row>
        <table:table-row table:style-name="ro1">
          <table:table-cell office:value-type="time" office:time-value="PT0H28M41S" table:style-name="ce2">
            <text:p>0:28:41</text:p>
          </table:table-cell>
          <table:table-cell office:value-type="time" office:time-value="PT0H29M13S" table:formula="of:=[.A138]" table:style-name="ce3">
            <text:p>0:29:13</text:p>
          </table:table-cell>
          <table:table-cell office:value-type="float" office:value="1721" table:formula="of:=SUM((HOUR([.A137])*3600)+(MINUTE([.A137])*60)+SECOND([.A137]))" table:style-name="ce6">
            <text:p>1721</text:p>
          </table:table-cell>
          <table:table-cell office:value-type="float" office:value="1753" table:formula="of:=SUM((HOUR([.B137])*3600)+(MINUTE([.B137])*60)+SECOND([.B137]))" table:style-name="ce6">
            <text:p>1753</text:p>
          </table:table-cell>
          <table:table-cell office:value-type="string" table:style-name="ce1">
            <text:p>Airbag (studio rehearsal - intro)</text:p>
          </table:table-cell>
          <table:table-cell table:number-columns-repeated="16379"/>
        </table:table-row>
        <table:table-row table:style-name="ro1">
          <table:table-cell office:value-type="time" office:time-value="PT0H29M13S" table:style-name="ce2">
            <text:p>0:29:13</text:p>
          </table:table-cell>
          <table:table-cell office:value-type="time" office:time-value="PT0H30M17S" table:formula="of:=[.A139]" table:style-name="ce3">
            <text:p>0:30:17</text:p>
          </table:table-cell>
          <table:table-cell office:value-type="float" office:value="1753" table:formula="of:=SUM((HOUR([.A138])*3600)+(MINUTE([.A138])*60)+SECOND([.A138]))" table:style-name="ce6">
            <text:p>1753</text:p>
          </table:table-cell>
          <table:table-cell office:value-type="float" office:value="1817" table:formula="of:=SUM((HOUR([.B138])*3600)+(MINUTE([.B138])*60)+SECOND([.B138]))" table:style-name="ce6">
            <text:p>1817</text:p>
          </table:table-cell>
          <table:table-cell office:value-type="string" table:style-name="ce1">
            <text:p>Noise!/Airbag Groove (studio rehearsal)</text:p>
          </table:table-cell>
          <table:table-cell table:number-columns-repeated="16379"/>
        </table:table-row>
        <table:table-row table:style-name="ro1">
          <table:table-cell office:value-type="time" office:time-value="PT0H30M17S" table:style-name="ce2">
            <text:p>0:30:17</text:p>
          </table:table-cell>
          <table:table-cell office:value-type="time" office:time-value="PT0H35M4S" table:formula="of:=[.A140]" table:style-name="ce3">
            <text:p>0:35:04</text:p>
          </table:table-cell>
          <table:table-cell office:value-type="float" office:value="1817" table:formula="of:=SUM((HOUR([.A139])*3600)+(MINUTE([.A139])*60)+SECOND([.A139]))" table:style-name="ce6">
            <text:p>1817</text:p>
          </table:table-cell>
          <table:table-cell office:value-type="float" office:value="2104" table:formula="of:=SUM((HOUR([.B139])*3600)+(MINUTE([.B139])*60)+SECOND([.B139]))" table:style-name="ce6">
            <text:p>2104</text:p>
          </table:table-cell>
          <table:table-cell office:value-type="string" table:style-name="ce1">
            <text:p>Airbag (studio rehearsal)</text:p>
          </table:table-cell>
          <table:table-cell table:number-columns-repeated="16379"/>
        </table:table-row>
        <table:table-row table:style-name="ro1">
          <table:table-cell office:value-type="time" office:time-value="PT0H35M4S" table:style-name="ce2">
            <text:p>0:35:04</text:p>
          </table:table-cell>
          <table:table-cell office:value-type="time" office:time-value="PT0H42M11S" table:formula="of:=[.A141]" table:style-name="ce3">
            <text:p>0:42:11</text:p>
          </table:table-cell>
          <table:table-cell office:value-type="float" office:value="2104" table:formula="of:=SUM((HOUR([.A140])*3600)+(MINUTE([.A140])*60)+SECOND([.A140]))" table:style-name="ce6">
            <text:p>2104</text:p>
          </table:table-cell>
          <table:table-cell office:value-type="float" office:value="2531" table:formula="of:=SUM((HOUR([.B140])*3600)+(MINUTE([.B140])*60)+SECOND([.B140]))" table:style-name="ce6">
            <text:p>2531</text:p>
          </table:table-cell>
          <table:table-cell office:value-type="string" table:style-name="ce1">
            <text:p>Let Down (studio rehearsal)</text:p>
          </table:table-cell>
          <table:table-cell table:number-columns-repeated="16379"/>
        </table:table-row>
        <table:table-row table:style-name="ro1">
          <table:table-cell office:value-type="time" office:time-value="PT0H42M11S" table:style-name="ce2">
            <text:p>0:42:11</text:p>
          </table:table-cell>
          <table:table-cell office:value-type="time" office:time-value="PT0H42M54S" table:formula="of:=[.A142]" table:style-name="ce3">
            <text:p>0:42:54</text:p>
          </table:table-cell>
          <table:table-cell office:value-type="float" office:value="2531" table:formula="of:=SUM((HOUR([.A141])*3600)+(MINUTE([.A141])*60)+SECOND([.A141]))" table:style-name="ce6">
            <text:p>2531</text:p>
          </table:table-cell>
          <table:table-cell office:value-type="float" office:value="2574" table:formula="of:=SUM((HOUR([.B141])*3600)+(MINUTE([.B141])*60)+SECOND([.B141]))" table:style-name="ce6">
            <text:p>2574</text:p>
          </table:table-cell>
          <table:table-cell office:value-type="string" table:style-name="ce1">
            <text:p>I Can't Control It (studio rehearsal)</text:p>
          </table:table-cell>
          <table:table-cell table:number-columns-repeated="16379"/>
        </table:table-row>
        <table:table-row table:style-name="ro1">
          <table:table-cell office:value-type="time" office:time-value="PT0H42M54S" table:style-name="ce2">
            <text:p>0:42:54</text:p>
          </table:table-cell>
          <table:table-cell office:value-type="time" office:time-value="PT0H44M1S" table:formula="of:=[.A143]" table:style-name="ce3">
            <text:p>0:44:01</text:p>
          </table:table-cell>
          <table:table-cell office:value-type="float" office:value="2574" table:formula="of:=SUM((HOUR([.A142])*3600)+(MINUTE([.A142])*60)+SECOND([.A142]))" table:style-name="ce6">
            <text:p>2574</text:p>
          </table:table-cell>
          <table:table-cell office:value-type="float" office:value="2641" table:formula="of:=SUM((HOUR([.B142])*3600)+(MINUTE([.B142])*60)+SECOND([.B142]))" table:style-name="ce6">
            <text:p>2641</text:p>
          </table:table-cell>
          <table:table-cell office:value-type="string" table:style-name="ce1">
            <text:p>radiochaser (also on OKNOTOK)</text:p>
          </table:table-cell>
          <table:table-cell table:number-columns-repeated="16379"/>
        </table:table-row>
        <table:table-row table:style-name="ro1">
          <table:table-cell office:value-type="time" office:time-value="PT0H44M1S" table:style-name="ce2">
            <text:p>0:44:01</text:p>
          </table:table-cell>
          <table:table-cell office:value-type="time" office:time-value="PT0H55M29S" table:style-name="ce3">
            <text:p>0:55:29</text:p>
          </table:table-cell>
          <table:table-cell office:value-type="float" office:value="2641" table:formula="of:=SUM((HOUR([.A143])*3600)+(MINUTE([.A143])*60)+SECOND([.A143]))" table:style-name="ce6">
            <text:p>2641</text:p>
          </table:table-cell>
          <table:table-cell office:value-type="float" office:value="3329" table:formula="of:=SUM((HOUR([.B143])*3600)+(MINUTE([.B143])*60)+SECOND([.B143]))" table:style-name="ce6">
            <text:p>3329</text:p>
          </table:table-cell>
          <table:table-cell office:value-type="string" table:style-name="ce1">
            <text:p>Dying of Boredom (studio rehearsal)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3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string" table:style-name="ce2">
            <text:p>Disc 8 (MD118)</text:p>
          </table:table-cell>
          <table:table-cell table:style-name="ce3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time" office:time-value="PT0H0M0S" table:style-name="ce2">
            <text:p>0:00:00</text:p>
          </table:table-cell>
          <table:table-cell office:value-type="time" office:time-value="PT0H4M16S" table:formula="of:=[.A147]" table:style-name="ce3">
            <text:p>0:04:16</text:p>
          </table:table-cell>
          <table:table-cell office:value-type="float" office:value="0" table:formula="of:=SUM((HOUR([.A146])*3600)+(MINUTE([.A146])*60)+SECOND([.A146]))" table:style-name="ce6">
            <text:p>0</text:p>
          </table:table-cell>
          <table:table-cell office:value-type="float" office:value="256" table:formula="of:=SUM((HOUR([.B146])*3600)+(MINUTE([.B146])*60)+SECOND([.B146]))" table:style-name="ce6">
            <text:p>256</text:p>
          </table:table-cell>
          <table:table-cell office:value-type="string" table:style-name="ce1">
            <text:p>Science Helps Build a New India (acoustic demo)</text:p>
          </table:table-cell>
          <table:table-cell table:number-columns-repeated="16379"/>
        </table:table-row>
        <table:table-row table:style-name="ro1">
          <table:table-cell office:value-type="time" office:time-value="PT0H4M16S" table:style-name="ce2">
            <text:p>0:04:16</text:p>
          </table:table-cell>
          <table:table-cell office:value-type="time" office:time-value="PT0H6M59S" table:formula="of:=[.A148]" table:style-name="ce3">
            <text:p>0:06:59</text:p>
          </table:table-cell>
          <table:table-cell office:value-type="float" office:value="256" table:formula="of:=SUM((HOUR([.A147])*3600)+(MINUTE([.A147])*60)+SECOND([.A147]))" table:style-name="ce6">
            <text:p>256</text:p>
          </table:table-cell>
          <table:table-cell office:value-type="float" office:value="419" table:formula="of:=SUM((HOUR([.B147])*3600)+(MINUTE([.B147])*60)+SECOND([.B147]))" table:style-name="ce6">
            <text:p>419</text:p>
          </table:table-cell>
          <table:table-cell office:value-type="string" table:style-name="ce1">
            <text:p>Human Error (acoustic demo)</text:p>
          </table:table-cell>
          <table:table-cell table:number-columns-repeated="16379"/>
        </table:table-row>
        <table:table-row table:style-name="ro1">
          <table:table-cell office:value-type="time" office:time-value="PT0H6M59S" table:style-name="ce2">
            <text:p>0:06:59</text:p>
          </table:table-cell>
          <table:table-cell office:value-type="time" office:time-value="PT0H9M6S" table:formula="of:=[.A149]" table:style-name="ce3">
            <text:p>0:09:06</text:p>
          </table:table-cell>
          <table:table-cell office:value-type="float" office:value="419" table:formula="of:=SUM((HOUR([.A148])*3600)+(MINUTE([.A148])*60)+SECOND([.A148]))" table:style-name="ce6">
            <text:p>419</text:p>
          </table:table-cell>
          <table:table-cell office:value-type="float" office:value="546" table:formula="of:=SUM((HOUR([.B148])*3600)+(MINUTE([.B148])*60)+SECOND([.B148]))" table:style-name="ce6">
            <text:p>546</text:p>
          </table:table-cell>
          <table:table-cell office:value-type="string" table:style-name="ce1">
            <text:p>Nervous (acoustic demo)</text:p>
          </table:table-cell>
          <table:table-cell table:number-columns-repeated="16379"/>
        </table:table-row>
        <table:table-row table:style-name="ro1">
          <table:table-cell office:value-type="time" office:time-value="PT0H9M6S" table:style-name="ce2">
            <text:p>0:09:06</text:p>
          </table:table-cell>
          <table:table-cell office:value-type="time" office:time-value="PT0H11M27S" table:formula="of:=[.A150]" table:style-name="ce3">
            <text:p>0:11:27</text:p>
          </table:table-cell>
          <table:table-cell office:value-type="float" office:value="546" table:formula="of:=SUM((HOUR([.A149])*3600)+(MINUTE([.A149])*60)+SECOND([.A149]))" table:style-name="ce6">
            <text:p>546</text:p>
          </table:table-cell>
          <table:table-cell office:value-type="float" office:value="687" table:formula="of:=SUM((HOUR([.B149])*3600)+(MINUTE([.B149])*60)+SECOND([.B149]))" table:style-name="ce6">
            <text:p>687</text:p>
          </table:table-cell>
          <table:table-cell office:value-type="string" table:style-name="ce1">
            <text:p>Ground (acoustic demo)</text:p>
          </table:table-cell>
          <table:table-cell table:number-columns-repeated="16379"/>
        </table:table-row>
        <table:table-row table:style-name="ro1">
          <table:table-cell office:value-type="time" office:time-value="PT0H11M27S" table:style-name="ce2">
            <text:p>0:11:27</text:p>
          </table:table-cell>
          <table:table-cell office:value-type="time" office:time-value="PT0H15M14S" table:formula="of:=[.A151]" table:style-name="ce3">
            <text:p>0:15:14</text:p>
          </table:table-cell>
          <table:table-cell office:value-type="float" office:value="687" table:formula="of:=SUM((HOUR([.A150])*3600)+(MINUTE([.A150])*60)+SECOND([.A150]))" table:style-name="ce6">
            <text:p>687</text:p>
          </table:table-cell>
          <table:table-cell office:value-type="float" office:value="914" table:formula="of:=SUM((HOUR([.B150])*3600)+(MINUTE([.B150])*60)+SECOND([.B150]))" table:style-name="ce6">
            <text:p>914</text:p>
          </table:table-cell>
          <table:table-cell office:value-type="string" table:style-name="ce1">
            <text:p>Karma Police (live in Pittsburgh 8/27/96)</text:p>
          </table:table-cell>
          <table:table-cell table:number-columns-repeated="16379"/>
        </table:table-row>
        <table:table-row table:style-name="ro1">
          <table:table-cell office:value-type="time" office:time-value="PT0H15M14S" table:style-name="ce2">
            <text:p>0:15:14</text:p>
          </table:table-cell>
          <table:table-cell office:value-type="time" office:time-value="PT0H22M20S" table:formula="of:=[.A152]" table:style-name="ce3">
            <text:p>0:22:20</text:p>
          </table:table-cell>
          <table:table-cell office:value-type="float" office:value="914" table:formula="of:=SUM((HOUR([.A151])*3600)+(MINUTE([.A151])*60)+SECOND([.A151]))" table:style-name="ce6">
            <text:p>914</text:p>
          </table:table-cell>
          <table:table-cell office:value-type="float" office:value="1340" table:formula="of:=SUM((HOUR([.B151])*3600)+(MINUTE([.B151])*60)+SECOND([.B151]))" table:style-name="ce6">
            <text:p>1340</text:p>
          </table:table-cell>
          <table:table-cell office:value-type="string" table:style-name="ce1">
            <text:p>Paranoid Android (live in Pittsburgh 8/27/96)</text:p>
          </table:table-cell>
          <table:table-cell table:number-columns-repeated="16379"/>
        </table:table-row>
        <table:table-row table:style-name="ro1">
          <table:table-cell office:value-type="time" office:time-value="PT0H22M20S" table:style-name="ce2">
            <text:p>0:22:20</text:p>
          </table:table-cell>
          <table:table-cell office:value-type="time" office:time-value="PT0H26M11S" table:formula="of:=[.A153]" table:style-name="ce3">
            <text:p>0:26:11</text:p>
          </table:table-cell>
          <table:table-cell office:value-type="float" office:value="1340" table:formula="of:=SUM((HOUR([.A152])*3600)+(MINUTE([.A152])*60)+SECOND([.A152]))" table:style-name="ce6">
            <text:p>1340</text:p>
          </table:table-cell>
          <table:table-cell office:value-type="float" office:value="1571" table:formula="of:=SUM((HOUR([.B152])*3600)+(MINUTE([.B152])*60)+SECOND([.B152]))" table:style-name="ce6">
            <text:p>1571</text:p>
          </table:table-cell>
          <table:table-cell office:value-type="string" table:style-name="ce1">
            <text:p>I Promise (live in Pittsburgh 8/27/96)</text:p>
          </table:table-cell>
          <table:table-cell table:number-columns-repeated="16379"/>
        </table:table-row>
        <table:table-row table:style-name="ro1">
          <table:table-cell office:value-type="time" office:time-value="PT0H26M11S" table:style-name="ce2">
            <text:p>0:26:11</text:p>
          </table:table-cell>
          <table:table-cell office:value-type="time" office:time-value="PT0H31M7S" table:formula="of:=[.A154]" table:style-name="ce3">
            <text:p>0:31:07</text:p>
          </table:table-cell>
          <table:table-cell office:value-type="float" office:value="1571" table:formula="of:=SUM((HOUR([.A153])*3600)+(MINUTE([.A153])*60)+SECOND([.A153]))" table:style-name="ce6">
            <text:p>1571</text:p>
          </table:table-cell>
          <table:table-cell office:value-type="float" office:value="1867" table:formula="of:=SUM((HOUR([.B153])*3600)+(MINUTE([.B153])*60)+SECOND([.B153]))" table:style-name="ce6">
            <text:p>1867</text:p>
          </table:table-cell>
          <table:table-cell office:value-type="string" table:style-name="ce1">
            <text:p>Let Down (live in Pittsburgh 8/27/96)</text:p>
          </table:table-cell>
          <table:table-cell table:number-columns-repeated="16379"/>
        </table:table-row>
        <table:table-row table:style-name="ro1">
          <table:table-cell office:value-type="time" office:time-value="PT0H31M7S" table:style-name="ce2">
            <text:p>0:31:07</text:p>
          </table:table-cell>
          <table:table-cell office:value-type="time" office:time-value="PT0H35M18S" table:formula="of:=[.A155]" table:style-name="ce3">
            <text:p>0:35:18</text:p>
          </table:table-cell>
          <table:table-cell office:value-type="float" office:value="1867" table:formula="of:=SUM((HOUR([.A154])*3600)+(MINUTE([.A154])*60)+SECOND([.A154]))" table:style-name="ce6">
            <text:p>1867</text:p>
          </table:table-cell>
          <table:table-cell office:value-type="float" office:value="2118" table:formula="of:=SUM((HOUR([.B154])*3600)+(MINUTE([.B154])*60)+SECOND([.B154]))" table:style-name="ce6">
            <text:p>2118</text:p>
          </table:table-cell>
          <table:table-cell office:value-type="string" table:style-name="ce1">
            <text:p>Climbing Up The Walls (live at Hersheypark, PA 8/26/96)</text:p>
          </table:table-cell>
          <table:table-cell table:number-columns-repeated="16379"/>
        </table:table-row>
        <table:table-row table:style-name="ro1">
          <table:table-cell office:value-type="time" office:time-value="PT0H35M18S" table:style-name="ce2">
            <text:p>0:35:18</text:p>
          </table:table-cell>
          <table:table-cell office:value-type="time" office:time-value="PT0H38M58S" table:formula="of:=[.A156]" table:style-name="ce3">
            <text:p>0:38:58</text:p>
          </table:table-cell>
          <table:table-cell office:value-type="float" office:value="2118" table:formula="of:=SUM((HOUR([.A155])*3600)+(MINUTE([.A155])*60)+SECOND([.A155]))" table:style-name="ce6">
            <text:p>2118</text:p>
          </table:table-cell>
          <table:table-cell office:value-type="float" office:value="2338" table:formula="of:=SUM((HOUR([.B155])*3600)+(MINUTE([.B155])*60)+SECOND([.B155]))" table:style-name="ce6">
            <text:p>2338</text:p>
          </table:table-cell>
          <table:table-cell office:value-type="string" table:style-name="ce1">
            <text:p>No Surprises (live at Hersheypark, PA 8/26/96)</text:p>
          </table:table-cell>
          <table:table-cell table:number-columns-repeated="16379"/>
        </table:table-row>
        <table:table-row table:style-name="ro1">
          <table:table-cell office:value-type="time" office:time-value="PT0H38M58S" table:style-name="ce2">
            <text:p>0:38:58</text:p>
          </table:table-cell>
          <table:table-cell office:value-type="time" office:time-value="PT0H42M46S" table:formula="of:=[.A157]" table:style-name="ce3">
            <text:p>0:42:46</text:p>
          </table:table-cell>
          <table:table-cell office:value-type="float" office:value="2338" table:formula="of:=SUM((HOUR([.A156])*3600)+(MINUTE([.A156])*60)+SECOND([.A156]))" table:style-name="ce6">
            <text:p>2338</text:p>
          </table:table-cell>
          <table:table-cell office:value-type="float" office:value="2566" table:formula="of:=SUM((HOUR([.B156])*3600)+(MINUTE([.B156])*60)+SECOND([.B156]))" table:style-name="ce6">
            <text:p>2566</text:p>
          </table:table-cell>
          <table:table-cell office:value-type="string" table:style-name="ce1">
            <text:p>I Promise (live at Hersheypark, PA 8/26/96)</text:p>
          </table:table-cell>
          <table:table-cell table:number-columns-repeated="16379"/>
        </table:table-row>
        <table:table-row table:style-name="ro1">
          <table:table-cell office:value-type="time" office:time-value="PT0H42M46S" table:style-name="ce2">
            <text:p>0:42:46</text:p>
          </table:table-cell>
          <table:table-cell office:value-type="time" office:time-value="PT0H46M13S" table:formula="of:=[.A158]" table:style-name="ce3">
            <text:p>0:46:13</text:p>
          </table:table-cell>
          <table:table-cell office:value-type="float" office:value="2566" table:formula="of:=SUM((HOUR([.A157])*3600)+(MINUTE([.A157])*60)+SECOND([.A157]))" table:style-name="ce6">
            <text:p>2566</text:p>
          </table:table-cell>
          <table:table-cell office:value-type="float" office:value="2773" table:formula="of:=SUM((HOUR([.B157])*3600)+(MINUTE([.B157])*60)+SECOND([.B157]))" table:style-name="ce6">
            <text:p>2773</text:p>
          </table:table-cell>
          <table:table-cell office:value-type="string" table:style-name="ce1">
            <text:p>Electioneering (live at Hersheypark, PA 8/26/96)</text:p>
          </table:table-cell>
          <table:table-cell table:number-columns-repeated="16379"/>
        </table:table-row>
        <table:table-row table:style-name="ro1">
          <table:table-cell office:value-type="time" office:time-value="PT0H46M13S" table:style-name="ce2">
            <text:p>0:46:13</text:p>
          </table:table-cell>
          <table:table-cell office:value-type="time" office:time-value="PT0H52M54S" table:formula="of:=[.A159]" table:style-name="ce3">
            <text:p>0:52:54</text:p>
          </table:table-cell>
          <table:table-cell office:value-type="float" office:value="2773" table:formula="of:=SUM((HOUR([.A158])*3600)+(MINUTE([.A158])*60)+SECOND([.A158]))" table:style-name="ce6">
            <text:p>2773</text:p>
          </table:table-cell>
          <table:table-cell office:value-type="float" office:value="3174" table:formula="of:=SUM((HOUR([.B158])*3600)+(MINUTE([.B158])*60)+SECOND([.B158]))" table:style-name="ce6">
            <text:p>3174</text:p>
          </table:table-cell>
          <table:table-cell office:value-type="string" table:style-name="ce1">
            <text:p>Paranoid Android (live at Hersheypark, PA 8/26/96)</text:p>
          </table:table-cell>
          <table:table-cell table:number-columns-repeated="16379"/>
        </table:table-row>
        <table:table-row table:style-name="ro1">
          <table:table-cell office:value-type="time" office:time-value="PT0H52M54S" table:style-name="ce2">
            <text:p>0:52:54</text:p>
          </table:table-cell>
          <table:table-cell office:value-type="time" office:time-value="PT0H57M4S" table:style-name="ce3">
            <text:p>0:57:04</text:p>
          </table:table-cell>
          <table:table-cell office:value-type="float" office:value="3174" table:formula="of:=SUM((HOUR([.A159])*3600)+(MINUTE([.A159])*60)+SECOND([.A159]))" table:style-name="ce6">
            <text:p>3174</text:p>
          </table:table-cell>
          <table:table-cell office:value-type="float" office:value="3424" table:formula="of:=SUM((HOUR([.B159])*3600)+(MINUTE([.B159])*60)+SECOND([.B159]))" table:style-name="ce6">
            <text:p>3424</text:p>
          </table:table-cell>
          <table:table-cell office:value-type="string" table:style-name="ce1">
            <text:p>Climbing Up The Walls (live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c 9 (MD119)</text:p>
          </table:table-cell>
          <table:table-cell table:style-name="ce1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time" office:time-value="PT0H0M0S" table:style-name="ce2">
            <text:p>0:00:00</text:p>
          </table:table-cell>
          <table:table-cell office:value-type="time" office:time-value="PT0H2M39S" table:formula="of:=[.A163]" table:style-name="ce3">
            <text:p>0:02:39</text:p>
          </table:table-cell>
          <table:table-cell office:value-type="float" office:value="0" table:formula="of:=SUM((HOUR([.A162])*3600)+(MINUTE([.A162])*60)+SECOND([.A162]))" table:style-name="ce6">
            <text:p>0</text:p>
          </table:table-cell>
          <table:table-cell office:value-type="float" office:value="159" table:formula="of:=SUM((HOUR([.B162])*3600)+(MINUTE([.B162])*60)+SECOND([.B162]))" table:style-name="ce6">
            <text:p>159</text:p>
          </table:table-cell>
          <table:table-cell office:value-type="string" table:style-name="ce1">
            <text:p>Piano 5ths (piano sketch)</text:p>
          </table:table-cell>
          <table:table-cell table:number-columns-repeated="16379"/>
        </table:table-row>
        <table:table-row table:style-name="ro1">
          <table:table-cell office:value-type="time" office:time-value="PT0H2M39S" table:style-name="ce2">
            <text:p>0:02:39</text:p>
          </table:table-cell>
          <table:table-cell office:value-type="time" office:time-value="PT0H7M31S" table:formula="of:=[.A164]" table:style-name="ce3">
            <text:p>0:07:31</text:p>
          </table:table-cell>
          <table:table-cell office:value-type="float" office:value="159" table:formula="of:=SUM((HOUR([.A163])*3600)+(MINUTE([.A163])*60)+SECOND([.A163]))" table:style-name="ce6">
            <text:p>159</text:p>
          </table:table-cell>
          <table:table-cell office:value-type="float" office:value="451" table:formula="of:=SUM((HOUR([.B163])*3600)+(MINUTE([.B163])*60)+SECOND([.B163]))" table:style-name="ce6">
            <text:p>451</text:p>
          </table:table-cell>
          <table:table-cell office:value-type="string" table:style-name="ce1">
            <text:p>Theme Tune/My Everyday Life (studio rehearsal)</text:p>
          </table:table-cell>
          <table:table-cell table:number-columns-repeated="16379"/>
        </table:table-row>
        <table:table-row table:style-name="ro1">
          <table:table-cell office:value-type="time" office:time-value="PT0H7M31S" table:style-name="ce2">
            <text:p>0:07:31</text:p>
          </table:table-cell>
          <table:table-cell office:value-type="time" office:time-value="PT0H12M57S" table:formula="of:=[.A165]" table:style-name="ce3">
            <text:p>0:12:57</text:p>
          </table:table-cell>
          <table:table-cell office:value-type="float" office:value="451" table:formula="of:=SUM((HOUR([.A164])*3600)+(MINUTE([.A164])*60)+SECOND([.A164]))" table:style-name="ce6">
            <text:p>451</text:p>
          </table:table-cell>
          <table:table-cell office:value-type="float" office:value="777" table:formula="of:=SUM((HOUR([.B164])*3600)+(MINUTE([.B164])*60)+SECOND([.B164]))" table:style-name="ce6">
            <text:p>777</text:p>
          </table:table-cell>
          <table:table-cell office:value-type="string" table:style-name="ce1">
            <text:p>Let Down (studio rehearsal)</text:p>
          </table:table-cell>
          <table:table-cell table:number-columns-repeated="16379"/>
        </table:table-row>
        <table:table-row table:style-name="ro1">
          <table:table-cell office:value-type="time" office:time-value="PT0H12M57S" table:style-name="ce2">
            <text:p>0:12:57</text:p>
          </table:table-cell>
          <table:table-cell office:value-type="time" office:time-value="PT0H15M4S" table:formula="of:=[.A166]" table:style-name="ce3">
            <text:p>0:15:04</text:p>
          </table:table-cell>
          <table:table-cell office:value-type="float" office:value="777" table:formula="of:=SUM((HOUR([.A165])*3600)+(MINUTE([.A165])*60)+SECOND([.A165]))" table:style-name="ce6">
            <text:p>777</text:p>
          </table:table-cell>
          <table:table-cell office:value-type="float" office:value="904" table:formula="of:=SUM((HOUR([.B165])*3600)+(MINUTE([.B165])*60)+SECOND([.B165]))" table:style-name="ce6">
            <text:p>904</text:p>
          </table:table-cell>
          <table:table-cell office:value-type="string" table:style-name="ce1">
            <text:p>Karma Police (studio rehearsal - take 1, reggae)</text:p>
          </table:table-cell>
          <table:table-cell table:number-columns-repeated="16379"/>
        </table:table-row>
        <table:table-row table:style-name="ro1">
          <table:table-cell office:value-type="time" office:time-value="PT0H15M4S" table:style-name="ce2">
            <text:p>0:15:04</text:p>
          </table:table-cell>
          <table:table-cell office:value-type="time" office:time-value="PT0H17M32S" table:formula="of:=[.A167]" table:style-name="ce3">
            <text:p>0:17:32</text:p>
          </table:table-cell>
          <table:table-cell office:value-type="float" office:value="904" table:formula="of:=SUM((HOUR([.A166])*3600)+(MINUTE([.A166])*60)+SECOND([.A166]))" table:style-name="ce6">
            <text:p>904</text:p>
          </table:table-cell>
          <table:table-cell office:value-type="float" office:value="1052" table:formula="of:=SUM((HOUR([.B166])*3600)+(MINUTE([.B166])*60)+SECOND([.B166]))" table:style-name="ce6">
            <text:p>1052</text:p>
          </table:table-cell>
          <table:table-cell office:value-type="string" table:style-name="ce1">
            <text:p>Karma Police (studio rehearsal - take 2, fuzz bass)</text:p>
          </table:table-cell>
          <table:table-cell table:number-columns-repeated="16379"/>
        </table:table-row>
        <table:table-row table:style-name="ro1">
          <table:table-cell office:value-type="time" office:time-value="PT0H17M32S" table:style-name="ce2">
            <text:p>0:17:32</text:p>
          </table:table-cell>
          <table:table-cell office:value-type="time" office:time-value="PT0H20M41S" table:formula="of:=[.A168]" table:style-name="ce3">
            <text:p>0:20:41</text:p>
          </table:table-cell>
          <table:table-cell office:value-type="float" office:value="1052" table:formula="of:=SUM((HOUR([.A167])*3600)+(MINUTE([.A167])*60)+SECOND([.A167]))" table:style-name="ce6">
            <text:p>1052</text:p>
          </table:table-cell>
          <table:table-cell office:value-type="float" office:value="1241" table:formula="of:=SUM((HOUR([.B167])*3600)+(MINUTE([.B167])*60)+SECOND([.B167]))" table:style-name="ce6">
            <text:p>1241</text:p>
          </table:table-cell>
          <table:table-cell office:value-type="string" table:style-name="ce1">
            <text:p>Last Flowers Till The Hospital (studio rehearsal)</text:p>
          </table:table-cell>
          <table:table-cell table:number-columns-repeated="16379"/>
        </table:table-row>
        <table:table-row table:style-name="ro1">
          <table:table-cell office:value-type="time" office:time-value="PT0H20M41S" table:style-name="ce2">
            <text:p>0:20:41</text:p>
          </table:table-cell>
          <table:table-cell office:value-type="time" office:time-value="PT0H24M33S" table:formula="of:=[.A169]" table:style-name="ce3">
            <text:p>0:24:33</text:p>
          </table:table-cell>
          <table:table-cell office:value-type="float" office:value="1241" table:formula="of:=SUM((HOUR([.A168])*3600)+(MINUTE([.A168])*60)+SECOND([.A168]))" table:style-name="ce6">
            <text:p>1241</text:p>
          </table:table-cell>
          <table:table-cell office:value-type="float" office:value="1473" table:formula="of:=SUM((HOUR([.B168])*3600)+(MINUTE([.B168])*60)+SECOND([.B168]))" table:style-name="ce6">
            <text:p>1473</text:p>
          </table:table-cell>
          <table:table-cell office:value-type="string" table:style-name="ce1">
            <text:p>The State Disco (studio rehearsal)</text:p>
          </table:table-cell>
          <table:table-cell table:number-columns-repeated="16379"/>
        </table:table-row>
        <table:table-row table:style-name="ro1">
          <table:table-cell office:value-type="time" office:time-value="PT0H24M33S" table:style-name="ce2">
            <text:p>0:24:33</text:p>
          </table:table-cell>
          <table:table-cell office:value-type="time" office:time-value="PT0H35M23S" table:formula="of:=[.A170]" table:style-name="ce3">
            <text:p>0:35:23</text:p>
          </table:table-cell>
          <table:table-cell office:value-type="float" office:value="1473" table:formula="of:=SUM((HOUR([.A169])*3600)+(MINUTE([.A169])*60)+SECOND([.A169]))" table:style-name="ce6">
            <text:p>1473</text:p>
          </table:table-cell>
          <table:table-cell office:value-type="float" office:value="2123" table:formula="of:=SUM((HOUR([.B169])*3600)+(MINUTE([.B169])*60)+SECOND([.B169]))" table:style-name="ce6">
            <text:p>2123</text:p>
          </table:table-cell>
          <table:table-cell office:value-type="string" table:style-name="ce1">
            <text:p>Let Down (studio rehearsal sequence)</text:p>
          </table:table-cell>
          <table:table-cell table:number-columns-repeated="16379"/>
        </table:table-row>
        <table:table-row table:style-name="ro1">
          <table:table-cell office:value-type="time" office:time-value="PT0H35M23S" table:style-name="ce2">
            <text:p>0:35:23</text:p>
          </table:table-cell>
          <table:table-cell office:value-type="time" office:time-value="PT0H38M0S" table:formula="of:=[.A171]" table:style-name="ce3">
            <text:p>0:38:00</text:p>
          </table:table-cell>
          <table:table-cell office:value-type="float" office:value="2123" table:formula="of:=SUM((HOUR([.A170])*3600)+(MINUTE([.A170])*60)+SECOND([.A170]))" table:style-name="ce6">
            <text:p>2123</text:p>
          </table:table-cell>
          <table:table-cell office:value-type="float" office:value="2280" table:formula="of:=SUM((HOUR([.B170])*3600)+(MINUTE([.B170])*60)+SECOND([.B170]))" table:style-name="ce6">
            <text:p>2280</text:p>
          </table:table-cell>
          <table:table-cell office:value-type="string" table:style-name="ce1">
            <text:p>Life in a Glasshouse (studio rehearsal)</text:p>
          </table:table-cell>
          <table:table-cell table:number-columns-repeated="16379"/>
        </table:table-row>
        <table:table-row table:style-name="ro1">
          <table:table-cell office:value-type="time" office:time-value="PT0H38M0S" table:style-name="ce2">
            <text:p>0:38:00</text:p>
          </table:table-cell>
          <table:table-cell office:value-type="time" office:time-value="PT0H40M42S" table:formula="of:=[.A172]" table:style-name="ce3">
            <text:p>0:40:42</text:p>
          </table:table-cell>
          <table:table-cell office:value-type="float" office:value="2280" table:formula="of:=SUM((HOUR([.A171])*3600)+(MINUTE([.A171])*60)+SECOND([.A171]))" table:style-name="ce6">
            <text:p>2280</text:p>
          </table:table-cell>
          <table:table-cell office:value-type="float" office:value="2442" table:formula="of:=SUM((HOUR([.B171])*3600)+(MINUTE([.B171])*60)+SECOND([.B171]))" table:style-name="ce6">
            <text:p>2442</text:p>
          </table:table-cell>
          <table:table-cell office:value-type="string" table:style-name="ce1">
            <text:p>Life in a Glasshouse (acoustic demo, possibly titled "Exit Music #2" on the minidisc)</text:p>
          </table:table-cell>
          <table:table-cell table:number-columns-repeated="16379"/>
        </table:table-row>
        <table:table-row table:style-name="ro1">
          <table:table-cell office:value-type="time" office:time-value="PT0H40M42S" table:style-name="ce2">
            <text:p>0:40:42</text:p>
          </table:table-cell>
          <table:table-cell office:value-type="time" office:time-value="PT0H43M22S" table:formula="of:=[.A173]" table:style-name="ce3">
            <text:p>0:43:22</text:p>
          </table:table-cell>
          <table:table-cell office:value-type="float" office:value="2442" table:formula="of:=SUM((HOUR([.A172])*3600)+(MINUTE([.A172])*60)+SECOND([.A172]))" table:style-name="ce6">
            <text:p>2442</text:p>
          </table:table-cell>
          <table:table-cell office:value-type="float" office:value="2602" table:formula="of:=SUM((HOUR([.B172])*3600)+(MINUTE([.B172])*60)+SECOND([.B172]))" table:style-name="ce6">
            <text:p>2602</text:p>
          </table:table-cell>
          <table:table-cell office:value-type="string" table:style-name="ce1">
            <text:p>Piano/Lie Down in the Middle of the Road (piano sketch, backing track for Fitter Happier)</text:p>
          </table:table-cell>
          <table:table-cell table:number-columns-repeated="16379"/>
        </table:table-row>
        <table:table-row table:style-name="ro1">
          <table:table-cell office:value-type="time" office:time-value="PT0H43M22S" table:style-name="ce2">
            <text:p>0:43:22</text:p>
          </table:table-cell>
          <table:table-cell office:value-type="time" office:time-value="PT0H46M48S" table:formula="of:=[.A174]" table:style-name="ce3">
            <text:p>0:46:48</text:p>
          </table:table-cell>
          <table:table-cell office:value-type="float" office:value="2602" table:formula="of:=SUM((HOUR([.A173])*3600)+(MINUTE([.A173])*60)+SECOND([.A173]))" table:style-name="ce6">
            <text:p>2602</text:p>
          </table:table-cell>
          <table:table-cell office:value-type="float" office:value="2808" table:formula="of:=SUM((HOUR([.B173])*3600)+(MINUTE([.B173])*60)+SECOND([.B173]))" table:style-name="ce6">
            <text:p>2808</text:p>
          </table:table-cell>
          <table:table-cell office:value-type="string" table:style-name="ce1">
            <text:p>Play Me This Song (acoustic demo - take 1, early A Reminder)</text:p>
          </table:table-cell>
          <table:table-cell table:number-columns-repeated="16379"/>
        </table:table-row>
        <table:table-row table:style-name="ro1">
          <table:table-cell office:value-type="time" office:time-value="PT0H46M48S" table:style-name="ce2">
            <text:p>0:46:48</text:p>
          </table:table-cell>
          <table:table-cell office:value-type="time" office:time-value="PT0H50M48S" table:formula="of:=[.A175]" table:style-name="ce3">
            <text:p>0:50:48</text:p>
          </table:table-cell>
          <table:table-cell office:value-type="float" office:value="2808" table:formula="of:=SUM((HOUR([.A174])*3600)+(MINUTE([.A174])*60)+SECOND([.A174]))" table:style-name="ce6">
            <text:p>2808</text:p>
          </table:table-cell>
          <table:table-cell office:value-type="float" office:value="3048" table:formula="of:=SUM((HOUR([.B174])*3600)+(MINUTE([.B174])*60)+SECOND([.B174]))" table:style-name="ce6">
            <text:p>3048</text:p>
          </table:table-cell>
          <table:table-cell office:value-type="string" table:style-name="ce1">
            <text:p>You're The One (acoustic demo)</text:p>
          </table:table-cell>
          <table:table-cell table:number-columns-repeated="16379"/>
        </table:table-row>
        <table:table-row table:style-name="ro1">
          <table:table-cell office:value-type="time" office:time-value="PT0H50M48S" table:style-name="ce2">
            <text:p>0:50:48</text:p>
          </table:table-cell>
          <table:table-cell office:value-type="time" office:time-value="PT0H53M37S" table:style-name="ce3">
            <text:p>0:53:37</text:p>
          </table:table-cell>
          <table:table-cell office:value-type="float" office:value="3048" table:formula="of:=SUM((HOUR([.A175])*3600)+(MINUTE([.A175])*60)+SECOND([.A175]))" table:style-name="ce6">
            <text:p>3048</text:p>
          </table:table-cell>
          <table:table-cell office:value-type="float" office:value="3217" table:formula="of:=SUM((HOUR([.B175])*3600)+(MINUTE([.B175])*60)+SECOND([.B175]))" table:style-name="ce6">
            <text:p>3217</text:p>
          </table:table-cell>
          <table:table-cell office:value-type="string" table:style-name="ce1">
            <text:p>Play Me This Song (acoustic demo - take 2, early A Reminder)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3"/>
          <table:table-cell table:style-name="ce8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2">
            <text:p>Disc 10 (MD120)</text:p>
          </table:table-cell>
          <table:table-cell table:style-name="ce3"/>
          <table:table-cell table:style-name="ce8"/>
          <table:table-cell table:style-name="ce7"/>
          <table:table-cell table:number-columns-repeated="16380" table:style-name="ce1"/>
        </table:table-row>
        <table:table-row table:style-name="ro1">
          <table:table-cell office:value-type="time" office:time-value="PT0H0M0S" table:style-name="ce2">
            <text:p>0:00:00</text:p>
          </table:table-cell>
          <table:table-cell office:value-type="time" office:time-value="PT0H3M23S" table:formula="of:=[.A179]" table:style-name="ce3">
            <text:p>0:03:23</text:p>
          </table:table-cell>
          <table:table-cell office:value-type="float" office:value="0" table:formula="of:=SUM((HOUR([.A178])*3600)+(MINUTE([.A178])*60)+SECOND([.A178]))" table:style-name="ce6">
            <text:p>0</text:p>
          </table:table-cell>
          <table:table-cell office:value-type="float" office:value="203" table:formula="of:=SUM((HOUR([.B178])*3600)+(MINUTE([.B178])*60)+SECOND([.B178]))" table:style-name="ce6">
            <text:p>203</text:p>
          </table:table-cell>
          <table:table-cell office:value-type="string" table:style-name="ce1">
            <text:p>Last Flowers Till The Hospital (studio rehearsal - take 1)</text:p>
          </table:table-cell>
          <table:table-cell table:number-columns-repeated="16379"/>
        </table:table-row>
        <table:table-row table:style-name="ro1">
          <table:table-cell office:value-type="time" office:time-value="PT0H3M23S" table:style-name="ce2">
            <text:p>0:03:23</text:p>
          </table:table-cell>
          <table:table-cell office:value-type="time" office:time-value="PT0H3M51S" table:formula="of:=[.A180]" table:style-name="ce3">
            <text:p>0:03:51</text:p>
          </table:table-cell>
          <table:table-cell office:value-type="float" office:value="203" table:formula="of:=SUM((HOUR([.A179])*3600)+(MINUTE([.A179])*60)+SECOND([.A179]))" table:style-name="ce6">
            <text:p>203</text:p>
          </table:table-cell>
          <table:table-cell office:value-type="float" office:value="231" table:formula="of:=SUM((HOUR([.B179])*3600)+(MINUTE([.B179])*60)+SECOND([.B179]))" table:style-name="ce6">
            <text:p>231</text:p>
          </table:table-cell>
          <table:table-cell office:value-type="string" table:style-name="ce1">
            <text:p>guitar octaves (studio rehearsal)</text:p>
          </table:table-cell>
          <table:table-cell table:number-columns-repeated="16379"/>
        </table:table-row>
        <table:table-row table:style-name="ro1">
          <table:table-cell office:value-type="time" office:time-value="PT0H3M51S" table:style-name="ce2">
            <text:p>0:03:51</text:p>
          </table:table-cell>
          <table:table-cell office:value-type="time" office:time-value="PT0H5M36S" table:formula="of:=[.A181]" table:style-name="ce3">
            <text:p>0:05:36</text:p>
          </table:table-cell>
          <table:table-cell office:value-type="float" office:value="231" table:formula="of:=SUM((HOUR([.A180])*3600)+(MINUTE([.A180])*60)+SECOND([.A180]))" table:style-name="ce6">
            <text:p>231</text:p>
          </table:table-cell>
          <table:table-cell office:value-type="float" office:value="336" table:formula="of:=SUM((HOUR([.B180])*3600)+(MINUTE([.B180])*60)+SECOND([.B180]))" table:style-name="ce6">
            <text:p>336</text:p>
          </table:table-cell>
          <table:table-cell office:value-type="string" table:style-name="ce1">
            <text:p>Last Flowers Till The Hospital (studio rehearsal - take 1, "Delay")</text:p>
          </table:table-cell>
          <table:table-cell table:number-columns-repeated="16379"/>
        </table:table-row>
        <table:table-row table:style-name="ro1">
          <table:table-cell office:value-type="time" office:time-value="PT0H5M36S" table:style-name="ce2">
            <text:p>0:05:36</text:p>
          </table:table-cell>
          <table:table-cell office:value-type="time" office:time-value="PT0H6M44S" table:formula="of:=[.A182]" table:style-name="ce3">
            <text:p>0:06:44</text:p>
          </table:table-cell>
          <table:table-cell office:value-type="float" office:value="336" table:formula="of:=SUM((HOUR([.A181])*3600)+(MINUTE([.A181])*60)+SECOND([.A181]))" table:style-name="ce6">
            <text:p>336</text:p>
          </table:table-cell>
          <table:table-cell office:value-type="float" office:value="404" table:formula="of:=SUM((HOUR([.B181])*3600)+(MINUTE([.B181])*60)+SECOND([.B181]))" table:style-name="ce6">
            <text:p>404</text:p>
          </table:table-cell>
          <table:table-cell office:value-type="string" table:style-name="ce1">
            <text:p>True Love Waits (studio rehearsal - rehearsals, "Drums")</text:p>
          </table:table-cell>
          <table:table-cell table:number-columns-repeated="16379"/>
        </table:table-row>
        <table:table-row table:style-name="ro1">
          <table:table-cell office:value-type="time" office:time-value="PT0H6M44S" table:style-name="ce2">
            <text:p>0:06:44</text:p>
          </table:table-cell>
          <table:table-cell office:value-type="time" office:time-value="PT0H10M5S" table:formula="of:=[.A183]" table:style-name="ce3">
            <text:p>0:10:05</text:p>
          </table:table-cell>
          <table:table-cell office:value-type="float" office:value="404" table:formula="of:=SUM((HOUR([.A182])*3600)+(MINUTE([.A182])*60)+SECOND([.A182]))" table:style-name="ce6">
            <text:p>404</text:p>
          </table:table-cell>
          <table:table-cell office:value-type="float" office:value="605" table:formula="of:=SUM((HOUR([.B182])*3600)+(MINUTE([.B182])*60)+SECOND([.B182]))" table:style-name="ce6">
            <text:p>605</text:p>
          </table:table-cell>
          <table:table-cell office:value-type="string" table:style-name="ce1">
            <text:p>True Love Waits (studio rehearsal - Loop version)</text:p>
          </table:table-cell>
          <table:table-cell table:number-columns-repeated="16379"/>
        </table:table-row>
        <table:table-row table:style-name="ro1">
          <table:table-cell office:value-type="time" office:time-value="PT0H10M5S" table:style-name="ce2">
            <text:p>0:10:05</text:p>
          </table:table-cell>
          <table:table-cell office:value-type="time" office:time-value="PT0H13M13S" table:formula="of:=[.A184]" table:style-name="ce3">
            <text:p>0:13:13</text:p>
          </table:table-cell>
          <table:table-cell office:value-type="float" office:value="605" table:formula="of:=SUM((HOUR([.A183])*3600)+(MINUTE([.A183])*60)+SECOND([.A183]))" table:style-name="ce6">
            <text:p>605</text:p>
          </table:table-cell>
          <table:table-cell office:value-type="float" office:value="793" table:formula="of:=SUM((HOUR([.B183])*3600)+(MINUTE([.B183])*60)+SECOND([.B183]))" table:style-name="ce6">
            <text:p>793</text:p>
          </table:table-cell>
          <table:table-cell office:value-type="string" table:style-name="ce1">
            <text:p>Everyone (4-track demo - early "The National Anthem", also on OKNOTOK)</text:p>
          </table:table-cell>
          <table:table-cell table:number-columns-repeated="16379"/>
        </table:table-row>
        <table:table-row table:style-name="ro1">
          <table:table-cell office:value-type="time" office:time-value="PT0H13M13S" table:style-name="ce2">
            <text:p>0:13:13</text:p>
          </table:table-cell>
          <table:table-cell office:value-type="time" office:time-value="PT0H18M2S" table:formula="of:=[.A185]" table:style-name="ce3">
            <text:p>0:18:02</text:p>
          </table:table-cell>
          <table:table-cell office:value-type="float" office:value="793" table:formula="of:=SUM((HOUR([.A184])*3600)+(MINUTE([.A184])*60)+SECOND([.A184]))" table:style-name="ce6">
            <text:p>793</text:p>
          </table:table-cell>
          <table:table-cell office:value-type="float" office:value="1082" table:formula="of:=SUM((HOUR([.B184])*3600)+(MINUTE([.B184])*60)+SECOND([.B184]))" table:style-name="ce6">
            <text:p>1082</text:p>
          </table:table-cell>
          <table:table-cell office:value-type="string" table:style-name="ce1">
            <text:p>The Bends (4-track demo)</text:p>
          </table:table-cell>
          <table:table-cell table:number-columns-repeated="16379"/>
        </table:table-row>
        <table:table-row table:style-name="ro1">
          <table:table-cell office:value-type="time" office:time-value="PT0H18M2S" table:style-name="ce2">
            <text:p>0:18:02</text:p>
          </table:table-cell>
          <table:table-cell office:value-type="time" office:time-value="PT0H21M42S" table:formula="of:=[.A186]" table:style-name="ce3">
            <text:p>0:21:42</text:p>
          </table:table-cell>
          <table:table-cell office:value-type="float" office:value="1082" table:formula="of:=SUM((HOUR([.A185])*3600)+(MINUTE([.A185])*60)+SECOND([.A185]))" table:style-name="ce6">
            <text:p>1082</text:p>
          </table:table-cell>
          <table:table-cell office:value-type="float" office:value="1302" table:formula="of:=SUM((HOUR([.B185])*3600)+(MINUTE([.B185])*60)+SECOND([.B185]))" table:style-name="ce6">
            <text:p>1302</text:p>
          </table:table-cell>
          <table:table-cell office:value-type="string" table:style-name="ce1">
            <text:p>Unsure (4-track demo)</text:p>
          </table:table-cell>
          <table:table-cell table:number-columns-repeated="16379"/>
        </table:table-row>
        <table:table-row table:style-name="ro1">
          <table:table-cell office:value-type="time" office:time-value="PT0H21M42S" table:style-name="ce2">
            <text:p>0:21:42</text:p>
          </table:table-cell>
          <table:table-cell office:value-type="time" office:time-value="PT0H27M21S" table:formula="of:=[.A187]" table:style-name="ce3">
            <text:p>0:27:21</text:p>
          </table:table-cell>
          <table:table-cell office:value-type="float" office:value="1302" table:formula="of:=SUM((HOUR([.A186])*3600)+(MINUTE([.A186])*60)+SECOND([.A186]))" table:style-name="ce6">
            <text:p>1302</text:p>
          </table:table-cell>
          <table:table-cell office:value-type="float" office:value="1641" table:formula="of:=SUM((HOUR([.B186])*3600)+(MINUTE([.B186])*60)+SECOND([.B186]))" table:style-name="ce6">
            <text:p>1641</text:p>
          </table:table-cell>
          <table:table-cell office:value-type="string" table:style-name="ce1">
            <text:p>Let Down (studio rehearsal)</text:p>
          </table:table-cell>
          <table:table-cell table:number-columns-repeated="16379"/>
        </table:table-row>
        <table:table-row table:style-name="ro1">
          <table:table-cell office:value-type="time" office:time-value="PT0H27M21S" table:style-name="ce2">
            <text:p>0:27:21</text:p>
          </table:table-cell>
          <table:table-cell office:value-type="time" office:time-value="PT0H30M26S" table:formula="of:=[.A188]" table:style-name="ce3">
            <text:p>0:30:26</text:p>
          </table:table-cell>
          <table:table-cell office:value-type="float" office:value="1641" table:formula="of:=SUM((HOUR([.A187])*3600)+(MINUTE([.A187])*60)+SECOND([.A187]))" table:style-name="ce6">
            <text:p>1641</text:p>
          </table:table-cell>
          <table:table-cell office:value-type="float" office:value="1826" table:formula="of:=SUM((HOUR([.B187])*3600)+(MINUTE([.B187])*60)+SECOND([.B187]))" table:style-name="ce6">
            <text:p>1826</text:p>
          </table:table-cell>
          <table:table-cell office:value-type="string" table:style-name="ce1">
            <text:p>Airbag (studio rehearsal - rehearsals)</text:p>
          </table:table-cell>
          <table:table-cell table:number-columns-repeated="16379"/>
        </table:table-row>
        <table:table-row table:style-name="ro1">
          <table:table-cell office:value-type="time" office:time-value="PT0H30M26S" table:style-name="ce2">
            <text:p>0:30:26</text:p>
          </table:table-cell>
          <table:table-cell office:value-type="time" office:time-value="PT0H39M15S" table:formula="of:=[.A189]" table:style-name="ce3">
            <text:p>0:39:15</text:p>
          </table:table-cell>
          <table:table-cell office:value-type="float" office:value="1826" table:formula="of:=SUM((HOUR([.A188])*3600)+(MINUTE([.A188])*60)+SECOND([.A188]))" table:style-name="ce6">
            <text:p>1826</text:p>
          </table:table-cell>
          <table:table-cell office:value-type="float" office:value="2355" table:formula="of:=SUM((HOUR([.B188])*3600)+(MINUTE([.B188])*60)+SECOND([.B188]))" table:style-name="ce6">
            <text:p>2355</text:p>
          </table:table-cell>
          <table:table-cell office:value-type="string" table:style-name="ce1">
            <text:p>You'll Never Know (acoustic demo)</text:p>
          </table:table-cell>
          <table:table-cell table:number-columns-repeated="16379"/>
        </table:table-row>
        <table:table-row table:style-name="ro1">
          <table:table-cell office:value-type="time" office:time-value="PT0H39M15S" table:style-name="ce2">
            <text:p>0:39:15</text:p>
          </table:table-cell>
          <table:table-cell office:value-type="time" office:time-value="PT0H40M38S" table:formula="of:=[.A190]" table:style-name="ce3">
            <text:p>0:40:38</text:p>
          </table:table-cell>
          <table:table-cell office:value-type="float" office:value="2355" table:formula="of:=SUM((HOUR([.A189])*3600)+(MINUTE([.A189])*60)+SECOND([.A189]))" table:style-name="ce6">
            <text:p>2355</text:p>
          </table:table-cell>
          <table:table-cell office:value-type="float" office:value="2438" table:formula="of:=SUM((HOUR([.B189])*3600)+(MINUTE([.B189])*60)+SECOND([.B189]))" table:style-name="ce6">
            <text:p>2438</text:p>
          </table:table-cell>
          <table:table-cell office:value-type="string" table:style-name="ce1">
            <text:p>Dan's Climbing Up The Walls Speech (narration by Dan Clements, also on OKNOTOK)</text:p>
          </table:table-cell>
          <table:table-cell table:number-columns-repeated="16379"/>
        </table:table-row>
        <table:table-row table:style-name="ro1">
          <table:table-cell office:value-type="time" office:time-value="PT0H40M38S" table:style-name="ce2">
            <text:p>0:40:38</text:p>
          </table:table-cell>
          <table:table-cell office:value-type="time" office:time-value="PT0H43M11S" table:formula="of:=[.A191]" table:style-name="ce3">
            <text:p>0:43:11</text:p>
          </table:table-cell>
          <table:table-cell office:value-type="float" office:value="2438" table:formula="of:=SUM((HOUR([.A190])*3600)+(MINUTE([.A190])*60)+SECOND([.A190]))" table:style-name="ce6">
            <text:p>2438</text:p>
          </table:table-cell>
          <table:table-cell office:value-type="float" office:value="2591" table:formula="of:=SUM((HOUR([.B190])*3600)+(MINUTE([.B190])*60)+SECOND([.B190]))" table:style-name="ce6">
            <text:p>2591</text:p>
          </table:table-cell>
          <table:table-cell office:value-type="string" table:style-name="ce1">
            <text:p>Dan's Speech Slower (narration by Dan Clements, slowed-down)</text:p>
          </table:table-cell>
          <table:table-cell table:number-columns-repeated="16379"/>
        </table:table-row>
        <table:table-row table:style-name="ro1">
          <table:table-cell office:value-type="time" office:time-value="PT0H43M11S" table:style-name="ce2">
            <text:p>0:43:11</text:p>
          </table:table-cell>
          <table:table-cell office:value-type="time" office:time-value="PT0H46M48S" table:formula="of:=[.A192]" table:style-name="ce3">
            <text:p>0:46:48</text:p>
          </table:table-cell>
          <table:table-cell office:value-type="float" office:value="2591" table:formula="of:=SUM((HOUR([.A191])*3600)+(MINUTE([.A191])*60)+SECOND([.A191]))" table:style-name="ce6">
            <text:p>2591</text:p>
          </table:table-cell>
          <table:table-cell office:value-type="float" office:value="2808" table:formula="of:=SUM((HOUR([.B191])*3600)+(MINUTE([.B191])*60)+SECOND([.B191]))" table:style-name="ce6">
            <text:p>2808</text:p>
          </table:table-cell>
          <table:table-cell office:value-type="string" table:style-name="ce1">
            <text:p>TR-606 Song (acoustic demo)</text:p>
          </table:table-cell>
          <table:table-cell table:number-columns-repeated="16379"/>
        </table:table-row>
        <table:table-row table:style-name="ro1">
          <table:table-cell office:value-type="time" office:time-value="PT0H46M48S" table:style-name="ce2">
            <text:p>0:46:48</text:p>
          </table:table-cell>
          <table:table-cell office:value-type="time" office:time-value="PT0H48M22S" table:formula="of:=[.A193]" table:style-name="ce3">
            <text:p>0:48:22</text:p>
          </table:table-cell>
          <table:table-cell office:value-type="float" office:value="2808" table:formula="of:=SUM((HOUR([.A192])*3600)+(MINUTE([.A192])*60)+SECOND([.A192]))" table:style-name="ce6">
            <text:p>2808</text:p>
          </table:table-cell>
          <table:table-cell office:value-type="float" office:value="2902" table:formula="of:=SUM((HOUR([.B192])*3600)+(MINUTE([.B192])*60)+SECOND([.B192]))" table:style-name="ce6">
            <text:p>2902</text:p>
          </table:table-cell>
          <table:table-cell office:value-type="string" table:style-name="ce1">
            <text:p>Last Flowers Till Hospital (acoustic demo)</text:p>
          </table:table-cell>
          <table:table-cell table:number-columns-repeated="16379"/>
        </table:table-row>
        <table:table-row table:style-name="ro1">
          <table:table-cell office:value-type="time" office:time-value="PT0H48M22S" table:style-name="ce2">
            <text:p>0:48:22</text:p>
          </table:table-cell>
          <table:table-cell office:value-type="time" office:time-value="PT0H58M17S" table:formula="of:=[.A194]" table:style-name="ce3">
            <text:p>0:58:17</text:p>
          </table:table-cell>
          <table:table-cell office:value-type="float" office:value="2902" table:formula="of:=SUM((HOUR([.A193])*3600)+(MINUTE([.A193])*60)+SECOND([.A193]))" table:style-name="ce6">
            <text:p>2902</text:p>
          </table:table-cell>
          <table:table-cell office:value-type="float" office:value="3497" table:formula="of:=SUM((HOUR([.B193])*3600)+(MINUTE([.B193])*60)+SECOND([.B193]))" table:style-name="ce6">
            <text:p>3497</text:p>
          </table:table-cell>
          <table:table-cell office:value-type="string" table:style-name="ce1">
            <text:p>unknown acoustic demo 1 (acoustic demo - take 1, unlisted on the minidisc)</text:p>
          </table:table-cell>
          <table:table-cell table:number-columns-repeated="16379"/>
        </table:table-row>
        <table:table-row table:style-name="ro1">
          <table:table-cell office:value-type="time" office:time-value="PT0H58M17S" table:style-name="ce2">
            <text:p>0:58:17</text:p>
          </table:table-cell>
          <table:table-cell office:value-type="time" office:time-value="PT0H53M22S" table:formula="of:=[.A195]" table:style-name="ce3">
            <text:p>0:53:22</text:p>
          </table:table-cell>
          <table:table-cell office:value-type="float" office:value="3497" table:formula="of:=SUM((HOUR([.A194])*3600)+(MINUTE([.A194])*60)+SECOND([.A194]))" table:style-name="ce6">
            <text:p>3497</text:p>
          </table:table-cell>
          <table:table-cell office:value-type="float" office:value="3202" table:formula="of:=SUM((HOUR([.B194])*3600)+(MINUTE([.B194])*60)+SECOND([.B194]))" table:style-name="ce6">
            <text:p>3202</text:p>
          </table:table-cell>
          <table:table-cell office:value-type="string" table:style-name="ce1">
            <text:p>unknown acoustic demo 1 (acoustic demo - take 2, unlisted on the minidisc)</text:p>
          </table:table-cell>
          <table:table-cell table:number-columns-repeated="16379"/>
        </table:table-row>
        <table:table-row table:style-name="ro1">
          <table:table-cell office:value-type="time" office:time-value="PT0H53M22S" table:style-name="ce2">
            <text:p>0:53:22</text:p>
          </table:table-cell>
          <table:table-cell office:value-type="time" office:time-value="PT0H57M20S" table:formula="of:=[.A196]" table:style-name="ce3">
            <text:p>0:57:20</text:p>
          </table:table-cell>
          <table:table-cell office:value-type="float" office:value="3202" table:formula="of:=SUM((HOUR([.A195])*3600)+(MINUTE([.A195])*60)+SECOND([.A195]))" table:style-name="ce6">
            <text:p>3202</text:p>
          </table:table-cell>
          <table:table-cell office:value-type="float" office:value="3440" table:formula="of:=SUM((HOUR([.B195])*3600)+(MINUTE([.B195])*60)+SECOND([.B195]))" table:style-name="ce6">
            <text:p>3440</text:p>
          </table:table-cell>
          <table:table-cell office:value-type="string" table:style-name="ce1">
            <text:p>Karma Police (acoustic demo, unlisted on the minidisc)</text:p>
          </table:table-cell>
          <table:table-cell table:number-columns-repeated="16379"/>
        </table:table-row>
        <table:table-row table:style-name="ro1">
          <table:table-cell office:value-type="time" office:time-value="PT0H57M20S" table:style-name="ce2">
            <text:p>0:57:20</text:p>
          </table:table-cell>
          <table:table-cell office:value-type="time" office:time-value="PT0H58M17S" table:style-name="ce3">
            <text:p>0:58:17</text:p>
          </table:table-cell>
          <table:table-cell office:value-type="float" office:value="3440" table:formula="of:=SUM((HOUR([.A196])*3600)+(MINUTE([.A196])*60)+SECOND([.A196]))" table:style-name="ce6">
            <text:p>3440</text:p>
          </table:table-cell>
          <table:table-cell office:value-type="float" office:value="3497" table:formula="of:=SUM((HOUR([.B196])*3600)+(MINUTE([.B196])*60)+SECOND([.B196]))" table:style-name="ce6">
            <text:p>3497</text:p>
          </table:table-cell>
          <table:table-cell office:value-type="string" table:style-name="ce1">
            <text:p>unknown acoustic demo 2 (acoustic demo, later lyrically reworked into ending of Exit Music, unlisted on the minidisc)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3"/>
          <table:table-cell table:style-name="ce8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2">
            <text:p>Disc 11 (MD121)</text:p>
          </table:table-cell>
          <table:table-cell table:style-name="ce3"/>
          <table:table-cell table:style-name="ce9"/>
          <table:table-cell table:style-name="ce7"/>
          <table:table-cell table:number-columns-repeated="16380" table:style-name="ce1"/>
        </table:table-row>
        <table:table-row table:style-name="ro1">
          <table:table-cell office:value-type="time" office:time-value="PT0H0M0S" table:style-name="ce2">
            <text:p>0:00:00</text:p>
          </table:table-cell>
          <table:table-cell office:value-type="time" office:time-value="PT0H2M27S" table:formula="of:=[.A200]" table:style-name="ce3">
            <text:p>0:02:27</text:p>
          </table:table-cell>
          <table:table-cell office:value-type="float" office:value="0" table:formula="of:=SUM((HOUR([.A199])*3600)+(MINUTE([.A199])*60)+SECOND([.A199]))" table:style-name="ce6">
            <text:p>0</text:p>
          </table:table-cell>
          <table:table-cell office:value-type="float" office:value="147" table:formula="of:=SUM((HOUR([.B199])*3600)+(MINUTE([.B199])*60)+SECOND([.B199]))" table:style-name="ce6">
            <text:p>147</text:p>
          </table:table-cell>
          <table:table-cell office:value-type="string" table:style-name="ce1">
            <text:p>Stockhausen Voices ("Singcircle Version" by Karlheinz Stockhausen)</text:p>
          </table:table-cell>
          <table:table-cell table:number-columns-repeated="16379"/>
        </table:table-row>
        <table:table-row table:style-name="ro1">
          <table:table-cell office:value-type="time" office:time-value="PT0H2M27S" table:style-name="ce2">
            <text:p>0:02:27</text:p>
          </table:table-cell>
          <table:table-cell office:value-type="time" office:time-value="PT0H5M59S" table:formula="of:=[.A201]" table:style-name="ce3">
            <text:p>0:05:59</text:p>
          </table:table-cell>
          <table:table-cell office:value-type="float" office:value="147" table:formula="of:=SUM((HOUR([.A200])*3600)+(MINUTE([.A200])*60)+SECOND([.A200]))" table:style-name="ce6">
            <text:p>147</text:p>
          </table:table-cell>
          <table:table-cell office:value-type="float" office:value="359" table:formula="of:=SUM((HOUR([.B200])*3600)+(MINUTE([.B200])*60)+SECOND([.B200]))" table:style-name="ce6">
            <text:p>359</text:p>
          </table:table-cell>
          <table:table-cell office:value-type="string" table:style-name="ce1">
            <text:p>No Tomorrow (acoustic demo, early version of Exit Music)</text:p>
          </table:table-cell>
          <table:table-cell table:number-columns-repeated="16379"/>
        </table:table-row>
        <table:table-row table:style-name="ro1">
          <table:table-cell office:value-type="time" office:time-value="PT0H5M59S" table:style-name="ce2">
            <text:p>0:05:59</text:p>
          </table:table-cell>
          <table:table-cell office:value-type="time" office:time-value="PT0H7M40S" table:formula="of:=[.A202]" table:style-name="ce3">
            <text:p>0:07:40</text:p>
          </table:table-cell>
          <table:table-cell office:value-type="float" office:value="359" table:formula="of:=SUM((HOUR([.A201])*3600)+(MINUTE([.A201])*60)+SECOND([.A201]))" table:style-name="ce6">
            <text:p>359</text:p>
          </table:table-cell>
          <table:table-cell office:value-type="float" office:value="460" table:formula="of:=SUM((HOUR([.B201])*3600)+(MINUTE([.B201])*60)+SECOND([.B201]))" table:style-name="ce6">
            <text:p>460</text:p>
          </table:table-cell>
          <table:table-cell office:value-type="string" table:style-name="ce1">
            <text:p>Johnny's Ocean Song (acoustic demo)</text:p>
          </table:table-cell>
          <table:table-cell table:number-columns-repeated="16379"/>
        </table:table-row>
        <table:table-row table:style-name="ro1">
          <table:table-cell office:value-type="time" office:time-value="PT0H7M40S" table:style-name="ce2">
            <text:p>0:07:40</text:p>
          </table:table-cell>
          <table:table-cell office:value-type="time" office:time-value="PT0H10M33S" table:formula="of:=[.A203]" table:style-name="ce3">
            <text:p>0:10:33</text:p>
          </table:table-cell>
          <table:table-cell office:value-type="float" office:value="460" table:formula="of:=SUM((HOUR([.A202])*3600)+(MINUTE([.A202])*60)+SECOND([.A202]))" table:style-name="ce6">
            <text:p>460</text:p>
          </table:table-cell>
          <table:table-cell office:value-type="float" office:value="633" table:formula="of:=SUM((HOUR([.B202])*3600)+(MINUTE([.B202])*60)+SECOND([.B202]))" table:style-name="ce6">
            <text:p>633</text:p>
          </table:table-cell>
          <table:table-cell office:value-type="string" table:style-name="ce1">
            <text:p>Live a Little (acoustic demo)</text:p>
          </table:table-cell>
          <table:table-cell table:number-columns-repeated="16379"/>
        </table:table-row>
        <table:table-row table:style-name="ro1">
          <table:table-cell office:value-type="time" office:time-value="PT0H10M33S" table:style-name="ce2">
            <text:p>0:10:33</text:p>
          </table:table-cell>
          <table:table-cell office:value-type="time" office:time-value="PT0H12M53S" table:formula="of:=[.A204]" table:style-name="ce3">
            <text:p>0:12:53</text:p>
          </table:table-cell>
          <table:table-cell office:value-type="float" office:value="633" table:formula="of:=SUM((HOUR([.A203])*3600)+(MINUTE([.A203])*60)+SECOND([.A203]))" table:style-name="ce6">
            <text:p>633</text:p>
          </table:table-cell>
          <table:table-cell office:value-type="float" office:value="773" table:formula="of:=SUM((HOUR([.B203])*3600)+(MINUTE([.B203])*60)+SECOND([.B203]))" table:style-name="ce6">
            <text:p>773</text:p>
          </table:table-cell>
          <table:table-cell office:value-type="string" table:style-name="ce1">
            <text:p>Mute Button (acoustic demo - take 1)</text:p>
          </table:table-cell>
          <table:table-cell table:number-columns-repeated="16379"/>
        </table:table-row>
        <table:table-row table:style-name="ro1">
          <table:table-cell office:value-type="time" office:time-value="PT0H12M53S" table:style-name="ce2">
            <text:p>0:12:53</text:p>
          </table:table-cell>
          <table:table-cell office:value-type="time" office:time-value="PT0H14M2S" table:formula="of:=[.A205]" table:style-name="ce3">
            <text:p>0:14:02</text:p>
          </table:table-cell>
          <table:table-cell office:value-type="float" office:value="773" table:formula="of:=SUM((HOUR([.A204])*3600)+(MINUTE([.A204])*60)+SECOND([.A204]))" table:style-name="ce6">
            <text:p>773</text:p>
          </table:table-cell>
          <table:table-cell office:value-type="float" office:value="842" table:formula="of:=SUM((HOUR([.B204])*3600)+(MINUTE([.B204])*60)+SECOND([.B204]))" table:style-name="ce6">
            <text:p>842</text:p>
          </table:table-cell>
          <table:table-cell office:value-type="string" table:style-name="ce1">
            <text:p>Mute Button (acoustic demo - take 2)</text:p>
          </table:table-cell>
          <table:table-cell table:number-columns-repeated="16379"/>
        </table:table-row>
        <table:table-row table:style-name="ro1">
          <table:table-cell office:value-type="time" office:time-value="PT0H14M2S" table:style-name="ce2">
            <text:p>0:14:02</text:p>
          </table:table-cell>
          <table:table-cell office:value-type="time" office:time-value="PT0H18M13S" table:formula="of:=[.A206]" table:style-name="ce3">
            <text:p>0:18:13</text:p>
          </table:table-cell>
          <table:table-cell office:value-type="float" office:value="842" table:formula="of:=SUM((HOUR([.A205])*3600)+(MINUTE([.A205])*60)+SECOND([.A205]))" table:style-name="ce6">
            <text:p>842</text:p>
          </table:table-cell>
          <table:table-cell office:value-type="float" office:value="1093" table:formula="of:=SUM((HOUR([.B205])*3600)+(MINUTE([.B205])*60)+SECOND([.B205]))" table:style-name="ce6">
            <text:p>1093</text:p>
          </table:table-cell>
          <table:table-cell office:value-type="string" table:style-name="ce1">
            <text:p>Climbing Up The Walls (live at Mansfield 8/14/96)</text:p>
          </table:table-cell>
          <table:table-cell table:number-columns-repeated="16379"/>
        </table:table-row>
        <table:table-row table:style-name="ro1">
          <table:table-cell office:value-type="time" office:time-value="PT0H18M13S" table:style-name="ce2">
            <text:p>0:18:13</text:p>
          </table:table-cell>
          <table:table-cell office:value-type="time" office:time-value="PT0H22M12S" table:formula="of:=[.A207]" table:style-name="ce3">
            <text:p>0:22:12</text:p>
          </table:table-cell>
          <table:table-cell office:value-type="float" office:value="1093" table:formula="of:=SUM((HOUR([.A206])*3600)+(MINUTE([.A206])*60)+SECOND([.A206]))" table:style-name="ce6">
            <text:p>1093</text:p>
          </table:table-cell>
          <table:table-cell office:value-type="float" office:value="1332" table:formula="of:=SUM((HOUR([.B206])*3600)+(MINUTE([.B206])*60)+SECOND([.B206]))" table:style-name="ce6">
            <text:p>1332</text:p>
          </table:table-cell>
          <table:table-cell office:value-type="string" table:style-name="ce1">
            <text:p>I Promise (live at Mansfield 8/14/96)</text:p>
          </table:table-cell>
          <table:table-cell table:number-columns-repeated="16379"/>
        </table:table-row>
        <table:table-row table:style-name="ro1">
          <table:table-cell office:value-type="time" office:time-value="PT0H22M12S" table:style-name="ce2">
            <text:p>0:22:12</text:p>
          </table:table-cell>
          <table:table-cell office:value-type="time" office:time-value="PT0H29M5S" table:formula="of:=[.A208]" table:style-name="ce3">
            <text:p>0:29:05</text:p>
          </table:table-cell>
          <table:table-cell office:value-type="float" office:value="1332" table:formula="of:=SUM((HOUR([.A207])*3600)+(MINUTE([.A207])*60)+SECOND([.A207]))" table:style-name="ce6">
            <text:p>1332</text:p>
          </table:table-cell>
          <table:table-cell office:value-type="float" office:value="1745" table:formula="of:=SUM((HOUR([.B207])*3600)+(MINUTE([.B207])*60)+SECOND([.B207]))" table:style-name="ce6">
            <text:p>1745</text:p>
          </table:table-cell>
          <table:table-cell office:value-type="string" table:style-name="ce1">
            <text:p>Paranoid Android (live at Mansfield 8/14/96)</text:p>
          </table:table-cell>
          <table:table-cell table:number-columns-repeated="16379"/>
        </table:table-row>
        <table:table-row table:style-name="ro1">
          <table:table-cell office:value-type="time" office:time-value="PT0H29M5S" table:style-name="ce2">
            <text:p>0:29:05</text:p>
          </table:table-cell>
          <table:table-cell office:value-type="time" office:time-value="PT0H33M27S" table:formula="of:=[.A209]" table:style-name="ce3">
            <text:p>0:33:27</text:p>
          </table:table-cell>
          <table:table-cell office:value-type="float" office:value="1745" table:formula="of:=SUM((HOUR([.A208])*3600)+(MINUTE([.A208])*60)+SECOND([.A208]))" table:style-name="ce6">
            <text:p>1745</text:p>
          </table:table-cell>
          <table:table-cell office:value-type="float" office:value="2007" table:formula="of:=SUM((HOUR([.B208])*3600)+(MINUTE([.B208])*60)+SECOND([.B208]))" table:style-name="ce6">
            <text:p>2007</text:p>
          </table:table-cell>
          <table:table-cell office:value-type="string" table:style-name="ce1">
            <text:p>Karma Police (live at Mansfield 8/14/96)</text:p>
          </table:table-cell>
          <table:table-cell table:number-columns-repeated="16379"/>
        </table:table-row>
        <table:table-row table:style-name="ro1">
          <table:table-cell office:value-type="time" office:time-value="PT0H33M27S" table:style-name="ce2">
            <text:p>0:33:27</text:p>
          </table:table-cell>
          <table:table-cell office:value-type="time" office:time-value="PT0H36M23S" table:formula="of:=[.A210]" table:style-name="ce3">
            <text:p>0:36:23</text:p>
          </table:table-cell>
          <table:table-cell office:value-type="float" office:value="2007" table:formula="of:=SUM((HOUR([.A209])*3600)+(MINUTE([.A209])*60)+SECOND([.A209]))" table:style-name="ce6">
            <text:p>2007</text:p>
          </table:table-cell>
          <table:table-cell office:value-type="float" office:value="2183" table:formula="of:=SUM((HOUR([.B209])*3600)+(MINUTE([.B209])*60)+SECOND([.B209]))" table:style-name="ce6">
            <text:p>2183</text:p>
          </table:table-cell>
          <table:table-cell office:value-type="string" table:style-name="ce1">
            <text:p>Service (acoustic demo)</text:p>
          </table:table-cell>
          <table:table-cell table:number-columns-repeated="16379"/>
        </table:table-row>
        <table:table-row table:style-name="ro1">
          <table:table-cell office:value-type="time" office:time-value="PT0H36M23S" table:style-name="ce2">
            <text:p>0:36:23</text:p>
          </table:table-cell>
          <table:table-cell office:value-type="time" office:time-value="PT0H39M16S" table:formula="of:=[.A211]" table:style-name="ce3">
            <text:p>0:39:16</text:p>
          </table:table-cell>
          <table:table-cell office:value-type="float" office:value="2183" table:formula="of:=SUM((HOUR([.A210])*3600)+(MINUTE([.A210])*60)+SECOND([.A210]))" table:style-name="ce6">
            <text:p>2183</text:p>
          </table:table-cell>
          <table:table-cell office:value-type="float" office:value="2356" table:formula="of:=SUM((HOUR([.B210])*3600)+(MINUTE([.B210])*60)+SECOND([.B210]))" table:style-name="ce6">
            <text:p>2356</text:p>
          </table:table-cell>
          <table:table-cell office:value-type="string" table:style-name="ce1">
            <text:p>Jazz Song (acoustic demo)</text:p>
          </table:table-cell>
          <table:table-cell table:number-columns-repeated="16379"/>
        </table:table-row>
        <table:table-row table:style-name="ro1">
          <table:table-cell office:value-type="time" office:time-value="PT0H39M16S" table:style-name="ce2">
            <text:p>0:39:16</text:p>
          </table:table-cell>
          <table:table-cell office:value-type="time" office:time-value="PT0H44M36S" table:formula="of:=[.A212]" table:style-name="ce3">
            <text:p>0:44:36</text:p>
          </table:table-cell>
          <table:table-cell office:value-type="float" office:value="2356" table:formula="of:=SUM((HOUR([.A211])*3600)+(MINUTE([.A211])*60)+SECOND([.A211]))" table:style-name="ce6">
            <text:p>2356</text:p>
          </table:table-cell>
          <table:table-cell office:value-type="float" office:value="2676" table:formula="of:=SUM((HOUR([.B211])*3600)+(MINUTE([.B211])*60)+SECOND([.B211]))" table:style-name="ce6">
            <text:p>2676</text:p>
          </table:table-cell>
          <table:table-cell office:value-type="string" table:style-name="ce1">
            <text:p>Let Down (live at Galway 7/28/96)</text:p>
          </table:table-cell>
          <table:table-cell table:number-columns-repeated="16379"/>
        </table:table-row>
        <table:table-row table:style-name="ro1">
          <table:table-cell office:value-type="time" office:time-value="PT0H44M36S" table:style-name="ce2">
            <text:p>0:44:36</text:p>
          </table:table-cell>
          <table:table-cell office:value-type="time" office:time-value="PT0H49M27S" table:formula="of:=[.A213]" table:style-name="ce3">
            <text:p>0:49:27</text:p>
          </table:table-cell>
          <table:table-cell office:value-type="float" office:value="2676" table:formula="of:=SUM((HOUR([.A212])*3600)+(MINUTE([.A212])*60)+SECOND([.A212]))" table:style-name="ce6">
            <text:p>2676</text:p>
          </table:table-cell>
          <table:table-cell office:value-type="float" office:value="2967" table:formula="of:=SUM((HOUR([.B212])*3600)+(MINUTE([.B212])*60)+SECOND([.B212]))" table:style-name="ce6">
            <text:p>2967</text:p>
          </table:table-cell>
          <table:table-cell office:value-type="string" table:style-name="ce1">
            <text:p>Let Down (live, probably East Rutherford 8/19/96)</text:p>
          </table:table-cell>
          <table:table-cell table:number-columns-repeated="16379"/>
        </table:table-row>
        <table:table-row table:style-name="ro1">
          <table:table-cell office:value-type="time" office:time-value="PT0H49M27S" table:style-name="ce2">
            <text:p>0:49:27</text:p>
          </table:table-cell>
          <table:table-cell office:value-type="time" office:time-value="PT0H56M22S" table:formula="of:=[.A214]" table:style-name="ce3">
            <text:p>0:56:22</text:p>
          </table:table-cell>
          <table:table-cell office:value-type="float" office:value="2967" table:formula="of:=SUM((HOUR([.A213])*3600)+(MINUTE([.A213])*60)+SECOND([.A213]))" table:style-name="ce6">
            <text:p>2967</text:p>
          </table:table-cell>
          <table:table-cell office:value-type="float" office:value="3382" table:formula="of:=SUM((HOUR([.B213])*3600)+(MINUTE([.B213])*60)+SECOND([.B213]))" table:style-name="ce6">
            <text:p>3382</text:p>
          </table:table-cell>
          <table:table-cell office:value-type="string" table:style-name="ce1">
            <text:p>Paranoid Android (live, probably East Rutherford 8/19/96)</text:p>
          </table:table-cell>
          <table:table-cell table:number-columns-repeated="16379"/>
        </table:table-row>
        <table:table-row table:style-name="ro1">
          <table:table-cell office:value-type="time" office:time-value="PT0H56M22S" table:style-name="ce2">
            <text:p>0:56:22</text:p>
          </table:table-cell>
          <table:table-cell office:value-type="time" office:time-value="PT1H0M21S" table:style-name="ce3">
            <text:p>1:00:21</text:p>
          </table:table-cell>
          <table:table-cell office:value-type="float" office:value="3382" table:formula="of:=SUM((HOUR([.A214])*3600)+(MINUTE([.A214])*60)+SECOND([.A214]))" table:style-name="ce6">
            <text:p>3382</text:p>
          </table:table-cell>
          <table:table-cell office:value-type="float" office:value="3621" table:formula="of:=SUM((HOUR([.B214])*3600)+(MINUTE([.B214])*60)+SECOND([.B214]))" table:style-name="ce6">
            <text:p>3621</text:p>
          </table:table-cell>
          <table:table-cell office:value-type="string" table:style-name="ce1">
            <text:p>Karma Police (live, probably East Rutherford 8/19/96)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3"/>
          <table:table-cell table:style-name="ce9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2">
            <text:p>Disc 12 (MD122)</text:p>
          </table:table-cell>
          <table:table-cell table:style-name="ce3"/>
          <table:table-cell table:style-name="ce9"/>
          <table:table-cell table:style-name="ce7"/>
          <table:table-cell table:number-columns-repeated="16380" table:style-name="ce1"/>
        </table:table-row>
        <table:table-row table:style-name="ro1">
          <table:table-cell office:value-type="time" office:time-value="PT0H0M0S" table:style-name="ce2">
            <text:p>0:00:00</text:p>
          </table:table-cell>
          <table:table-cell office:value-type="time" office:time-value="PT0H4M5S" table:formula="of:=[.A218]" table:style-name="ce3">
            <text:p>0:04:05</text:p>
          </table:table-cell>
          <table:table-cell office:value-type="float" office:value="0" table:formula="of:=SUM((HOUR([.A217])*3600)+(MINUTE([.A217])*60)+SECOND([.A217]))" table:style-name="ce6">
            <text:p>0</text:p>
          </table:table-cell>
          <table:table-cell office:value-type="float" office:value="245" table:formula="of:=SUM((HOUR([.B217])*3600)+(MINUTE([.B217])*60)+SECOND([.B217]))" table:style-name="ce6">
            <text:p>245</text:p>
          </table:table-cell>
          <table:table-cell office:value-type="string" table:style-name="ce1">
            <text:p>Climbing Up The Walls (live, unknown show #1)</text:p>
          </table:table-cell>
          <table:table-cell table:number-columns-repeated="16379"/>
        </table:table-row>
        <table:table-row table:style-name="ro1">
          <table:table-cell office:value-type="time" office:time-value="PT0H4M5S" table:style-name="ce2">
            <text:p>0:04:05</text:p>
          </table:table-cell>
          <table:table-cell office:value-type="time" office:time-value="PT0H8M10S" table:formula="of:=[.A219]" table:style-name="ce3">
            <text:p>0:08:10</text:p>
          </table:table-cell>
          <table:table-cell office:value-type="float" office:value="245" table:formula="of:=SUM((HOUR([.A218])*3600)+(MINUTE([.A218])*60)+SECOND([.A218]))" table:style-name="ce6">
            <text:p>245</text:p>
          </table:table-cell>
          <table:table-cell office:value-type="float" office:value="490" table:formula="of:=SUM((HOUR([.B218])*3600)+(MINUTE([.B218])*60)+SECOND([.B218]))" table:style-name="ce6">
            <text:p>490</text:p>
          </table:table-cell>
          <table:table-cell office:value-type="string" table:style-name="ce1">
            <text:p>Climbing Up The Walls (live, possibly Hartford 8/20/96)</text:p>
          </table:table-cell>
          <table:table-cell table:number-columns-repeated="16379"/>
        </table:table-row>
        <table:table-row table:style-name="ro1">
          <table:table-cell office:value-type="time" office:time-value="PT0H8M10S" table:style-name="ce2">
            <text:p>0:08:10</text:p>
          </table:table-cell>
          <table:table-cell office:value-type="time" office:time-value="PT0H12M3S" table:formula="of:=[.A220]" table:style-name="ce3">
            <text:p>0:12:03</text:p>
          </table:table-cell>
          <table:table-cell office:value-type="float" office:value="490" table:formula="of:=SUM((HOUR([.A219])*3600)+(MINUTE([.A219])*60)+SECOND([.A219]))" table:style-name="ce6">
            <text:p>490</text:p>
          </table:table-cell>
          <table:table-cell office:value-type="float" office:value="723" table:formula="of:=SUM((HOUR([.B219])*3600)+(MINUTE([.B219])*60)+SECOND([.B219]))" table:style-name="ce6">
            <text:p>723</text:p>
          </table:table-cell>
          <table:table-cell office:value-type="string" table:style-name="ce1">
            <text:p>I Promise (live, possibly Hartford 8/20/96)</text:p>
          </table:table-cell>
          <table:table-cell table:number-columns-repeated="16379"/>
        </table:table-row>
        <table:table-row table:style-name="ro1">
          <table:table-cell office:value-type="time" office:time-value="PT0H12M3S" table:style-name="ce2">
            <text:p>0:12:03</text:p>
          </table:table-cell>
          <table:table-cell office:value-type="time" office:time-value="PT0H18M51S" table:formula="of:=[.A221]" table:style-name="ce3">
            <text:p>0:18:51</text:p>
          </table:table-cell>
          <table:table-cell office:value-type="float" office:value="723" table:formula="of:=SUM((HOUR([.A220])*3600)+(MINUTE([.A220])*60)+SECOND([.A220]))" table:style-name="ce6">
            <text:p>723</text:p>
          </table:table-cell>
          <table:table-cell office:value-type="float" office:value="1131" table:formula="of:=SUM((HOUR([.B220])*3600)+(MINUTE([.B220])*60)+SECOND([.B220]))" table:style-name="ce6">
            <text:p>1131</text:p>
          </table:table-cell>
          <table:table-cell office:value-type="string" table:style-name="ce1">
            <text:p>Paranoid Android (live, possibly Hartford 8/20/96)</text:p>
          </table:table-cell>
          <table:table-cell table:number-columns-repeated="16379"/>
        </table:table-row>
        <table:table-row table:style-name="ro1">
          <table:table-cell office:value-type="time" office:time-value="PT0H18M51S" table:style-name="ce2">
            <text:p>0:18:51</text:p>
          </table:table-cell>
          <table:table-cell office:value-type="time" office:time-value="PT0H22M41S" table:formula="of:=[.A222]" table:style-name="ce3">
            <text:p>0:22:41</text:p>
          </table:table-cell>
          <table:table-cell office:value-type="float" office:value="1131" table:formula="of:=SUM((HOUR([.A221])*3600)+(MINUTE([.A221])*60)+SECOND([.A221]))" table:style-name="ce6">
            <text:p>1131</text:p>
          </table:table-cell>
          <table:table-cell office:value-type="float" office:value="1361" table:formula="of:=SUM((HOUR([.B221])*3600)+(MINUTE([.B221])*60)+SECOND([.B221]))" table:style-name="ce6">
            <text:p>1361</text:p>
          </table:table-cell>
          <table:table-cell office:value-type="string" table:style-name="ce1">
            <text:p>No Surprises (live, unknown show #2)</text:p>
          </table:table-cell>
          <table:table-cell table:number-columns-repeated="16379"/>
        </table:table-row>
        <table:table-row table:style-name="ro1">
          <table:table-cell office:value-type="time" office:time-value="PT0H22M41S" table:style-name="ce2">
            <text:p>0:22:41</text:p>
          </table:table-cell>
          <table:table-cell office:value-type="time" office:time-value="PT0H29M31S" table:formula="of:=[.A223]" table:style-name="ce3">
            <text:p>0:29:31</text:p>
          </table:table-cell>
          <table:table-cell office:value-type="float" office:value="1361" table:formula="of:=SUM((HOUR([.A222])*3600)+(MINUTE([.A222])*60)+SECOND([.A222]))" table:style-name="ce6">
            <text:p>1361</text:p>
          </table:table-cell>
          <table:table-cell office:value-type="float" office:value="1771" table:formula="of:=SUM((HOUR([.B222])*3600)+(MINUTE([.B222])*60)+SECOND([.B222]))" table:style-name="ce6">
            <text:p>1771</text:p>
          </table:table-cell>
          <table:table-cell office:value-type="string" table:style-name="ce1">
            <text:p>Paranoid Android (live, unknown show #2)</text:p>
          </table:table-cell>
          <table:table-cell table:number-columns-repeated="16379"/>
        </table:table-row>
        <table:table-row table:style-name="ro1">
          <table:table-cell office:value-type="time" office:time-value="PT0H29M31S" table:style-name="ce2">
            <text:p>0:29:31</text:p>
          </table:table-cell>
          <table:table-cell office:value-type="time" office:time-value="PT0H33M18S" table:formula="of:=[.A224]" table:style-name="ce3">
            <text:p>0:33:18</text:p>
          </table:table-cell>
          <table:table-cell office:value-type="float" office:value="1771" table:formula="of:=SUM((HOUR([.A223])*3600)+(MINUTE([.A223])*60)+SECOND([.A223]))" table:style-name="ce6">
            <text:p>1771</text:p>
          </table:table-cell>
          <table:table-cell office:value-type="float" office:value="1998" table:formula="of:=SUM((HOUR([.B223])*3600)+(MINUTE([.B223])*60)+SECOND([.B223]))" table:style-name="ce6">
            <text:p>1998</text:p>
          </table:table-cell>
          <table:table-cell office:value-type="string" table:style-name="ce1">
            <text:p>I Promise (live, unknown show #2)</text:p>
          </table:table-cell>
          <table:table-cell table:number-columns-repeated="16379"/>
        </table:table-row>
        <table:table-row table:style-name="ro1">
          <table:table-cell office:value-type="time" office:time-value="PT0H33M18S" table:style-name="ce2">
            <text:p>0:33:18</text:p>
          </table:table-cell>
          <table:table-cell office:value-type="time" office:time-value="PT0H37M13S" table:formula="of:=[.A225]" table:style-name="ce3">
            <text:p>0:37:13</text:p>
          </table:table-cell>
          <table:table-cell office:value-type="float" office:value="1998" table:formula="of:=SUM((HOUR([.A224])*3600)+(MINUTE([.A224])*60)+SECOND([.A224]))" table:style-name="ce6">
            <text:p>1998</text:p>
          </table:table-cell>
          <table:table-cell office:value-type="float" office:value="2233" table:formula="of:=SUM((HOUR([.B224])*3600)+(MINUTE([.B224])*60)+SECOND([.B224]))" table:style-name="ce6">
            <text:p>2233</text:p>
          </table:table-cell>
          <table:table-cell office:value-type="string" table:style-name="ce1">
            <text:p>Karma Police (live, unknown show #2)</text:p>
          </table:table-cell>
          <table:table-cell table:number-columns-repeated="16379"/>
        </table:table-row>
        <table:table-row table:style-name="ro1">
          <table:table-cell office:value-type="time" office:time-value="PT0H37M13S" table:style-name="ce2">
            <text:p>0:37:13</text:p>
          </table:table-cell>
          <table:table-cell office:value-type="time" office:time-value="PT0H41M20S" table:formula="of:=[.A226]" table:style-name="ce3">
            <text:p>0:41:20</text:p>
          </table:table-cell>
          <table:table-cell office:value-type="float" office:value="2233" table:formula="of:=SUM((HOUR([.A225])*3600)+(MINUTE([.A225])*60)+SECOND([.A225]))" table:style-name="ce6">
            <text:p>2233</text:p>
          </table:table-cell>
          <table:table-cell office:value-type="float" office:value="2480" table:formula="of:=SUM((HOUR([.B225])*3600)+(MINUTE([.B225])*60)+SECOND([.B225]))" table:style-name="ce6">
            <text:p>2480</text:p>
          </table:table-cell>
          <table:table-cell office:value-type="string" table:style-name="ce1">
            <text:p>Climbing Up The Walls (live, unknown show #3)</text:p>
          </table:table-cell>
          <table:table-cell table:number-columns-repeated="16379"/>
        </table:table-row>
        <table:table-row table:style-name="ro1">
          <table:table-cell office:value-type="time" office:time-value="PT0H41M20S" table:style-name="ce2">
            <text:p>0:41:20</text:p>
          </table:table-cell>
          <table:table-cell office:value-type="time" office:time-value="PT0H45M8S" table:formula="of:=[.A227]" table:style-name="ce3">
            <text:p>0:45:08</text:p>
          </table:table-cell>
          <table:table-cell office:value-type="float" office:value="2480" table:formula="of:=SUM((HOUR([.A226])*3600)+(MINUTE([.A226])*60)+SECOND([.A226]))" table:style-name="ce6">
            <text:p>2480</text:p>
          </table:table-cell>
          <table:table-cell office:value-type="float" office:value="2708" table:formula="of:=SUM((HOUR([.B226])*3600)+(MINUTE([.B226])*60)+SECOND([.B226]))" table:style-name="ce6">
            <text:p>2708</text:p>
          </table:table-cell>
          <table:table-cell office:value-type="string" table:style-name="ce1">
            <text:p>I Promise (live, unknown show #3)</text:p>
          </table:table-cell>
          <table:table-cell table:number-columns-repeated="16379"/>
        </table:table-row>
        <table:table-row table:style-name="ro1">
          <table:table-cell office:value-type="time" office:time-value="PT0H45M8S" table:style-name="ce2">
            <text:p>0:45:08</text:p>
          </table:table-cell>
          <table:table-cell office:value-type="time" office:time-value="PT0H50M6S" table:formula="of:=[.A228]" table:style-name="ce3">
            <text:p>0:50:06</text:p>
          </table:table-cell>
          <table:table-cell office:value-type="float" office:value="2708" table:formula="of:=SUM((HOUR([.A227])*3600)+(MINUTE([.A227])*60)+SECOND([.A227]))" table:style-name="ce6">
            <text:p>2708</text:p>
          </table:table-cell>
          <table:table-cell office:value-type="float" office:value="3006" table:formula="of:=SUM((HOUR([.B227])*3600)+(MINUTE([.B227])*60)+SECOND([.B227]))" table:style-name="ce6">
            <text:p>3006</text:p>
          </table:table-cell>
          <table:table-cell office:value-type="string" table:style-name="ce1">
            <text:p>Let Down (live, unknown show #3)</text:p>
          </table:table-cell>
          <table:table-cell table:number-columns-repeated="16379"/>
        </table:table-row>
        <table:table-row table:style-name="ro1">
          <table:table-cell office:value-type="time" office:time-value="PT0H50M6S" table:style-name="ce2">
            <text:p>0:50:06</text:p>
          </table:table-cell>
          <table:table-cell office:value-type="time" office:time-value="PT0H53M50S" table:formula="of:=[.A229]" table:style-name="ce3">
            <text:p>0:53:50</text:p>
          </table:table-cell>
          <table:table-cell office:value-type="float" office:value="3006" table:formula="of:=SUM((HOUR([.A228])*3600)+(MINUTE([.A228])*60)+SECOND([.A228]))" table:style-name="ce6">
            <text:p>3006</text:p>
          </table:table-cell>
          <table:table-cell office:value-type="float" office:value="3230" table:formula="of:=SUM((HOUR([.B228])*3600)+(MINUTE([.B228])*60)+SECOND([.B228]))" table:style-name="ce6">
            <text:p>3230</text:p>
          </table:table-cell>
          <table:table-cell office:value-type="string" table:style-name="ce1">
            <text:p>No Surprises (live, unknown show #3)</text:p>
          </table:table-cell>
          <table:table-cell table:number-columns-repeated="16379"/>
        </table:table-row>
        <table:table-row table:style-name="ro1">
          <table:table-cell office:value-type="time" office:time-value="PT0H53M50S" table:style-name="ce2">
            <text:p>0:53:50</text:p>
          </table:table-cell>
          <table:table-cell office:value-type="time" office:time-value="PT0H57M57S" table:formula="of:=[.A230]" table:style-name="ce3">
            <text:p>0:57:57</text:p>
          </table:table-cell>
          <table:table-cell office:value-type="float" office:value="3230" table:formula="of:=SUM((HOUR([.A229])*3600)+(MINUTE([.A229])*60)+SECOND([.A229]))" table:style-name="ce6">
            <text:p>3230</text:p>
          </table:table-cell>
          <table:table-cell office:value-type="float" office:value="3477" table:formula="of:=SUM((HOUR([.B229])*3600)+(MINUTE([.B229])*60)+SECOND([.B229]))" table:style-name="ce6">
            <text:p>3477</text:p>
          </table:table-cell>
          <table:table-cell office:value-type="string" table:style-name="ce1">
            <text:p>Climbing Up The Walls (live, unknown show #4)</text:p>
          </table:table-cell>
          <table:table-cell table:number-columns-repeated="16379"/>
        </table:table-row>
        <table:table-row table:style-name="ro1">
          <table:table-cell office:value-type="time" office:time-value="PT0H57M57S" table:style-name="ce2">
            <text:p>0:57:57</text:p>
          </table:table-cell>
          <table:table-cell office:value-type="time" office:time-value="PT1H1M21S" table:formula="of:=[.A231]" table:style-name="ce3">
            <text:p>1:01:21</text:p>
          </table:table-cell>
          <table:table-cell office:value-type="float" office:value="3477" table:formula="of:=SUM((HOUR([.A230])*3600)+(MINUTE([.A230])*60)+SECOND([.A230]))" table:style-name="ce6">
            <text:p>3477</text:p>
          </table:table-cell>
          <table:table-cell office:value-type="float" office:value="3681" table:formula="of:=SUM((HOUR([.B230])*3600)+(MINUTE([.B230])*60)+SECOND([.B230]))" table:style-name="ce6">
            <text:p>3681</text:p>
          </table:table-cell>
          <table:table-cell office:value-type="string" table:style-name="ce1">
            <text:p>Electioneering (live, unknown show #4)</text:p>
          </table:table-cell>
          <table:table-cell table:number-columns-repeated="16379"/>
        </table:table-row>
        <table:table-row table:style-name="ro1">
          <table:table-cell office:value-type="time" office:time-value="PT1H1M21S" table:style-name="ce2">
            <text:p>1:01:21</text:p>
          </table:table-cell>
          <table:table-cell office:value-type="time" office:time-value="PT1H8M25S" table:formula="of:=[.A232]" table:style-name="ce3">
            <text:p>1:08:25</text:p>
          </table:table-cell>
          <table:table-cell office:value-type="float" office:value="3681" table:formula="of:=SUM((HOUR([.A231])*3600)+(MINUTE([.A231])*60)+SECOND([.A231]))" table:style-name="ce6">
            <text:p>3681</text:p>
          </table:table-cell>
          <table:table-cell office:value-type="float" office:value="4105" table:formula="of:=SUM((HOUR([.B231])*3600)+(MINUTE([.B231])*60)+SECOND([.B231]))" table:style-name="ce6">
            <text:p>4105</text:p>
          </table:table-cell>
          <table:table-cell office:value-type="string" table:style-name="ce1">
            <text:p>Paranoid Android (live, unknown show #4)</text:p>
          </table:table-cell>
          <table:table-cell table:number-columns-repeated="16379"/>
        </table:table-row>
        <table:table-row table:style-name="ro1">
          <table:table-cell office:value-type="time" office:time-value="PT1H8M25S" table:style-name="ce2">
            <text:p>1:08:25</text:p>
          </table:table-cell>
          <table:table-cell office:value-type="time" office:time-value="PT1H13M13S" table:style-name="ce3">
            <text:p>1:13:13</text:p>
          </table:table-cell>
          <table:table-cell office:value-type="float" office:value="4105" table:formula="of:=SUM((HOUR([.A232])*3600)+(MINUTE([.A232])*60)+SECOND([.A232]))" table:style-name="ce6">
            <text:p>4105</text:p>
          </table:table-cell>
          <table:table-cell office:value-type="float" office:value="4393" table:formula="of:=SUM((HOUR([.B232])*3600)+(MINUTE([.B232])*60)+SECOND([.B232]))" table:style-name="ce6">
            <text:p>4393</text:p>
          </table:table-cell>
          <table:table-cell office:value-type="string" table:style-name="ce1">
            <text:p>Let Down (live, unknown show #4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isc 13 (MD123)</text:p>
          </table:table-cell>
          <table:table-cell table:style-name="ce1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time" office:time-value="PT0H0M0S" table:style-name="ce2">
            <text:p>0:00:00</text:p>
          </table:table-cell>
          <table:table-cell office:value-type="time" office:time-value="PT0H3M54S" table:formula="of:=[.A236]" table:style-name="ce3">
            <text:p>0:03:54</text:p>
          </table:table-cell>
          <table:table-cell office:value-type="float" office:value="0" table:formula="of:=SUM((HOUR([.A235])*3600)+(MINUTE([.A235])*60)+SECOND([.A235]))" table:style-name="ce6">
            <text:p>0</text:p>
          </table:table-cell>
          <table:table-cell office:value-type="float" office:value="234" table:formula="of:=SUM((HOUR([.B235])*3600)+(MINUTE([.B235])*60)+SECOND([.B235]))" table:style-name="ce6">
            <text:p>234</text:p>
          </table:table-cell>
          <table:table-cell office:value-type="string" table:style-name="ce1">
            <text:p>Silicon Valley (Acoustic Demo Sequence, Early Palo Alto)</text:p>
          </table:table-cell>
          <table:table-cell table:number-columns-repeated="16379"/>
        </table:table-row>
        <table:table-row table:style-name="ro1">
          <table:table-cell office:value-type="time" office:time-value="PT0H3M54S" table:style-name="ce2">
            <text:p>0:03:54</text:p>
          </table:table-cell>
          <table:table-cell office:value-type="time" office:time-value="PT0H5M42S" table:formula="of:=[.A237]" table:style-name="ce3">
            <text:p>0:05:42</text:p>
          </table:table-cell>
          <table:table-cell office:value-type="float" office:value="234" table:formula="of:=SUM((HOUR([.A236])*3600)+(MINUTE([.A236])*60)+SECOND([.A236]))" table:style-name="ce6">
            <text:p>234</text:p>
          </table:table-cell>
          <table:table-cell office:value-type="float" office:value="342" table:formula="of:=SUM((HOUR([.B236])*3600)+(MINUTE([.B236])*60)+SECOND([.B236]))" table:style-name="ce6">
            <text:p>342</text:p>
          </table:table-cell>
          <table:table-cell office:value-type="string" table:style-name="ce1">
            <text:p>1000 Miles (Acoustic Demo, Early Exit Music)</text:p>
          </table:table-cell>
          <table:table-cell table:number-columns-repeated="16379"/>
        </table:table-row>
        <table:table-row table:style-name="ro1">
          <table:table-cell office:value-type="time" office:time-value="PT0H5M42S" table:style-name="ce2">
            <text:p>0:05:42</text:p>
          </table:table-cell>
          <table:table-cell office:value-type="time" office:time-value="PT0H7M34S" table:formula="of:=[.A238]" table:style-name="ce3">
            <text:p>0:07:34</text:p>
          </table:table-cell>
          <table:table-cell office:value-type="float" office:value="342" table:formula="of:=SUM((HOUR([.A237])*3600)+(MINUTE([.A237])*60)+SECOND([.A237]))" table:style-name="ce6">
            <text:p>342</text:p>
          </table:table-cell>
          <table:table-cell office:value-type="float" office:value="454" table:formula="of:=SUM((HOUR([.B237])*3600)+(MINUTE([.B237])*60)+SECOND([.B237]))" table:style-name="ce6">
            <text:p>454</text:p>
          </table:table-cell>
          <table:table-cell office:value-type="string" table:style-name="ce1">
            <text:p>Lift (Live, Labeled As In Seattle)</text:p>
          </table:table-cell>
          <table:table-cell table:number-columns-repeated="16379"/>
        </table:table-row>
        <table:table-row table:style-name="ro1">
          <table:table-cell office:value-type="time" office:time-value="PT0H7M34S" table:style-name="ce2">
            <text:p>0:07:34</text:p>
          </table:table-cell>
          <table:table-cell office:value-type="time" office:time-value="PT0H9M15S" table:formula="of:=[.A239]" table:style-name="ce3">
            <text:p>0:09:15</text:p>
          </table:table-cell>
          <table:table-cell office:value-type="float" office:value="454" table:formula="of:=SUM((HOUR([.A238])*3600)+(MINUTE([.A238])*60)+SECOND([.A238]))" table:style-name="ce6">
            <text:p>454</text:p>
          </table:table-cell>
          <table:table-cell office:value-type="float" office:value="555" table:formula="of:=SUM((HOUR([.B238])*3600)+(MINUTE([.B238])*60)+SECOND([.B238]))" table:style-name="ce6">
            <text:p>555</text:p>
          </table:table-cell>
          <table:table-cell office:value-type="string" table:style-name="ce1">
            <text:p>This Is The Panic Office (Acoustic Demo)</text:p>
          </table:table-cell>
          <table:table-cell table:number-columns-repeated="16379"/>
        </table:table-row>
        <table:table-row table:style-name="ro1">
          <table:table-cell office:value-type="time" office:time-value="PT0H9M15S" table:style-name="ce2">
            <text:p>0:09:15</text:p>
          </table:table-cell>
          <table:table-cell office:value-type="time" office:time-value="PT0H11M8S" table:formula="of:=[.A240]" table:style-name="ce3">
            <text:p>0:11:08</text:p>
          </table:table-cell>
          <table:table-cell office:value-type="float" office:value="555" table:formula="of:=SUM((HOUR([.A239])*3600)+(MINUTE([.A239])*60)+SECOND([.A239]))" table:style-name="ce6">
            <text:p>555</text:p>
          </table:table-cell>
          <table:table-cell office:value-type="float" office:value="668" table:formula="of:=SUM((HOUR([.B239])*3600)+(MINUTE([.B239])*60)+SECOND([.B239]))" table:style-name="ce6">
            <text:p>668</text:p>
          </table:table-cell>
          <table:table-cell office:value-type="string" table:style-name="ce1">
            <text:p>Harmonics Riff (Acoustic Demo)</text:p>
          </table:table-cell>
          <table:table-cell table:number-columns-repeated="16379"/>
        </table:table-row>
        <table:table-row table:style-name="ro1">
          <table:table-cell office:value-type="time" office:time-value="PT0H11M8S" table:style-name="ce2">
            <text:p>0:11:08</text:p>
          </table:table-cell>
          <table:table-cell office:value-type="time" office:time-value="PT0H15M13S" table:formula="of:=[.A241]" table:style-name="ce3">
            <text:p>0:15:13</text:p>
          </table:table-cell>
          <table:table-cell office:value-type="float" office:value="668" table:formula="of:=SUM((HOUR([.A240])*3600)+(MINUTE([.A240])*60)+SECOND([.A240]))" table:style-name="ce6">
            <text:p>668</text:p>
          </table:table-cell>
          <table:table-cell office:value-type="float" office:value="913" table:formula="of:=SUM((HOUR([.B240])*3600)+(MINUTE([.B240])*60)+SECOND([.B240]))" table:style-name="ce6">
            <text:p>913</text:p>
          </table:table-cell>
          <table:table-cell office:value-type="string" table:style-name="ce1">
            <text:p>Lay Off The Beef (Acoustic Demo)</text:p>
          </table:table-cell>
          <table:table-cell table:number-columns-repeated="16379"/>
        </table:table-row>
        <table:table-row table:style-name="ro1">
          <table:table-cell office:value-type="time" office:time-value="PT0H15M13S" table:style-name="ce2">
            <text:p>0:15:13</text:p>
          </table:table-cell>
          <table:table-cell office:value-type="time" office:time-value="PT0H17M52S" table:style-name="ce3">
            <text:p>0:17:52</text:p>
          </table:table-cell>
          <table:table-cell office:value-type="float" office:value="913" table:formula="of:=SUM((HOUR([.A241])*3600)+(MINUTE([.A241])*60)+SECOND([.A241]))" table:style-name="ce6">
            <text:p>913</text:p>
          </table:table-cell>
          <table:table-cell office:value-type="float" office:value="1072" table:formula="of:=SUM((HOUR([.B241])*3600)+(MINUTE([.B241])*60)+SECOND([.B241]))" table:style-name="ce6">
            <text:p>1072</text:p>
          </table:table-cell>
          <table:table-cell office:value-type="string" table:style-name="ce1">
            <text:p>Polyethylene (Acoustic Demo, Unlabeled On The Minidisc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isc 14 (MD124)</text:p>
          </table:table-cell>
          <table:table-cell table:style-name="ce1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time" office:time-value="PT0H0M0S" table:style-name="ce2">
            <text:p>0:00:00</text:p>
          </table:table-cell>
          <table:table-cell office:value-type="time" office:time-value="PT0H3M17S" table:formula="of:=[.A245]" table:style-name="ce3">
            <text:p>0:03:17</text:p>
          </table:table-cell>
          <table:table-cell office:value-type="float" office:value="0" table:formula="of:=SUM((HOUR([.A244])*3600)+(MINUTE([.A244])*60)+SECOND([.A244]))" table:style-name="ce6">
            <text:p>0</text:p>
          </table:table-cell>
          <table:table-cell office:value-type="float" office:value="197" table:formula="of:=SUM((HOUR([.B244])*3600)+(MINUTE([.B244])*60)+SECOND([.B244]))" table:style-name="ce6">
            <text:p>197</text:p>
          </table:table-cell>
          <table:table-cell office:value-type="string" table:style-name="ce1">
            <text:p>Ed's Song (soundcheck, early version of Lull, Washington DC 4/10/96)</text:p>
          </table:table-cell>
          <table:table-cell table:number-columns-repeated="16379"/>
        </table:table-row>
        <table:table-row table:style-name="ro1">
          <table:table-cell office:value-type="time" office:time-value="PT0H3M17S" table:style-name="ce2">
            <text:p>0:03:17</text:p>
          </table:table-cell>
          <table:table-cell office:value-type="time" office:time-value="PT0H4M20S" table:formula="of:=[.A246]" table:style-name="ce3">
            <text:p>0:04:20</text:p>
          </table:table-cell>
          <table:table-cell office:value-type="float" office:value="197" table:formula="of:=SUM((HOUR([.A245])*3600)+(MINUTE([.A245])*60)+SECOND([.A245]))" table:style-name="ce6">
            <text:p>197</text:p>
          </table:table-cell>
          <table:table-cell office:value-type="float" office:value="260" table:formula="of:=SUM((HOUR([.B245])*3600)+(MINUTE([.B245])*60)+SECOND([.B245]))" table:style-name="ce6">
            <text:p>260</text:p>
          </table:table-cell>
          <table:table-cell office:value-type="string" table:style-name="ce1">
            <text:p>My New Clothes (soundcheck - take 1, Washington DC 4/10/96)</text:p>
          </table:table-cell>
          <table:table-cell table:number-columns-repeated="16379"/>
        </table:table-row>
        <table:table-row table:style-name="ro1">
          <table:table-cell office:value-type="time" office:time-value="PT0H4M20S" table:style-name="ce2">
            <text:p>0:04:20</text:p>
          </table:table-cell>
          <table:table-cell office:value-type="time" office:time-value="PT0H5M38S" table:formula="of:=[.A247]" table:style-name="ce3">
            <text:p>0:05:38</text:p>
          </table:table-cell>
          <table:table-cell office:value-type="float" office:value="260" table:formula="of:=SUM((HOUR([.A246])*3600)+(MINUTE([.A246])*60)+SECOND([.A246]))" table:style-name="ce6">
            <text:p>260</text:p>
          </table:table-cell>
          <table:table-cell office:value-type="float" office:value="338" table:formula="of:=SUM((HOUR([.B246])*3600)+(MINUTE([.B246])*60)+SECOND([.B246]))" table:style-name="ce6">
            <text:p>338</text:p>
          </table:table-cell>
          <table:table-cell office:value-type="string" table:style-name="ce1">
            <text:p>My New Clothes (soundcheck - take 2, Washington DC 4/10/96)</text:p>
          </table:table-cell>
          <table:table-cell table:number-columns-repeated="16379"/>
        </table:table-row>
        <table:table-row table:style-name="ro1">
          <table:table-cell office:value-type="time" office:time-value="PT0H5M38S" table:style-name="ce2">
            <text:p>0:05:38</text:p>
          </table:table-cell>
          <table:table-cell office:value-type="time" office:time-value="PT0H8M51S" table:formula="of:=[.A248]" table:style-name="ce3">
            <text:p>0:08:51</text:p>
          </table:table-cell>
          <table:table-cell office:value-type="float" office:value="338" table:formula="of:=SUM((HOUR([.A247])*3600)+(MINUTE([.A247])*60)+SECOND([.A247]))" table:style-name="ce6">
            <text:p>338</text:p>
          </table:table-cell>
          <table:table-cell office:value-type="float" office:value="531" table:formula="of:=SUM((HOUR([.B247])*3600)+(MINUTE([.B247])*60)+SECOND([.B247]))" table:style-name="ce6">
            <text:p>531</text:p>
          </table:table-cell>
          <table:table-cell office:value-type="string" table:style-name="ce1">
            <text:p>My New Clothes (soundcheck - take 3, Washington DC 4/10/96)</text:p>
          </table:table-cell>
          <table:table-cell table:number-columns-repeated="16379"/>
        </table:table-row>
        <table:table-row table:style-name="ro1">
          <table:table-cell office:value-type="time" office:time-value="PT0H8M51S" table:style-name="ce2">
            <text:p>0:08:51</text:p>
          </table:table-cell>
          <table:table-cell office:value-type="time" office:time-value="PT0H9M30S" table:formula="of:=[.A249]" table:style-name="ce3">
            <text:p>0:09:30</text:p>
          </table:table-cell>
          <table:table-cell office:value-type="float" office:value="531" table:formula="of:=SUM((HOUR([.A248])*3600)+(MINUTE([.A248])*60)+SECOND([.A248]))" table:style-name="ce6">
            <text:p>531</text:p>
          </table:table-cell>
          <table:table-cell office:value-type="float" office:value="570" table:formula="of:=SUM((HOUR([.B248])*3600)+(MINUTE([.B248])*60)+SECOND([.B248]))" table:style-name="ce6">
            <text:p>570</text:p>
          </table:table-cell>
          <table:table-cell office:value-type="string" table:style-name="ce1">
            <text:p>Not For Sale (soundcheck, Washington DC 4/10/96)</text:p>
          </table:table-cell>
          <table:table-cell table:number-columns-repeated="16379"/>
        </table:table-row>
        <table:table-row table:style-name="ro1">
          <table:table-cell office:value-type="time" office:time-value="PT0H9M30S" table:style-name="ce2">
            <text:p>0:09:30</text:p>
          </table:table-cell>
          <table:table-cell office:value-type="time" office:time-value="PT0H13M8S" table:formula="of:=[.A250]" table:style-name="ce3">
            <text:p>0:13:08</text:p>
          </table:table-cell>
          <table:table-cell office:value-type="float" office:value="570" table:formula="of:=SUM((HOUR([.A249])*3600)+(MINUTE([.A249])*60)+SECOND([.A249]))" table:style-name="ce6">
            <text:p>570</text:p>
          </table:table-cell>
          <table:table-cell office:value-type="float" office:value="788" table:formula="of:=SUM((HOUR([.B249])*3600)+(MINUTE([.B249])*60)+SECOND([.B249]))" table:style-name="ce6">
            <text:p>788</text:p>
          </table:table-cell>
          <table:table-cell office:value-type="string" table:style-name="ce1">
            <text:p>Airbag (soundcheck, Washington DC 4/10/96)</text:p>
          </table:table-cell>
          <table:table-cell table:number-columns-repeated="16379"/>
        </table:table-row>
        <table:table-row table:style-name="ro1">
          <table:table-cell office:value-type="time" office:time-value="PT0H13M8S" table:style-name="ce2">
            <text:p>0:13:08</text:p>
          </table:table-cell>
          <table:table-cell office:value-type="time" office:time-value="PT0H16M50S" table:formula="of:=[.A251]" table:style-name="ce3">
            <text:p>0:16:50</text:p>
          </table:table-cell>
          <table:table-cell office:value-type="float" office:value="788" table:formula="of:=SUM((HOUR([.A250])*3600)+(MINUTE([.A250])*60)+SECOND([.A250]))" table:style-name="ce6">
            <text:p>788</text:p>
          </table:table-cell>
          <table:table-cell office:value-type="float" office:value="1010" table:formula="of:=SUM((HOUR([.B250])*3600)+(MINUTE([.B250])*60)+SECOND([.B250]))" table:style-name="ce6">
            <text:p>1010</text:p>
          </table:table-cell>
          <table:table-cell office:value-type="string" table:style-name="ce1">
            <text:p>Electioneering (live, Washington DC 4/10/96)</text:p>
          </table:table-cell>
          <table:table-cell table:number-columns-repeated="16379"/>
        </table:table-row>
        <table:table-row table:style-name="ro1">
          <table:table-cell office:value-type="time" office:time-value="PT0H16M50S" table:style-name="ce2">
            <text:p>0:16:50</text:p>
          </table:table-cell>
          <table:table-cell office:value-type="time" office:time-value="PT0H20M38S" table:formula="of:=[.A252]" table:style-name="ce3">
            <text:p>0:20:38</text:p>
          </table:table-cell>
          <table:table-cell office:value-type="float" office:value="1010" table:formula="of:=SUM((HOUR([.A251])*3600)+(MINUTE([.A251])*60)+SECOND([.A251]))" table:style-name="ce6">
            <text:p>1010</text:p>
          </table:table-cell>
          <table:table-cell office:value-type="float" office:value="1238" table:formula="of:=SUM((HOUR([.B251])*3600)+(MINUTE([.B251])*60)+SECOND([.B251]))" table:style-name="ce6">
            <text:p>1238</text:p>
          </table:table-cell>
          <table:table-cell office:value-type="string" table:style-name="ce1">
            <text:p>Lift (live in Cleveland 4/8/96)</text:p>
          </table:table-cell>
          <table:table-cell table:number-columns-repeated="16379"/>
        </table:table-row>
        <table:table-row table:style-name="ro1">
          <table:table-cell office:value-type="time" office:time-value="PT0H20M38S" table:style-name="ce2">
            <text:p>0:20:38</text:p>
          </table:table-cell>
          <table:table-cell office:value-type="time" office:time-value="PT0H24M55S" table:formula="of:=[.A253]" table:style-name="ce3">
            <text:p>0:24:55</text:p>
          </table:table-cell>
          <table:table-cell office:value-type="float" office:value="1238" table:formula="of:=SUM((HOUR([.A252])*3600)+(MINUTE([.A252])*60)+SECOND([.A252]))" table:style-name="ce6">
            <text:p>1238</text:p>
          </table:table-cell>
          <table:table-cell office:value-type="float" office:value="1495" table:formula="of:=SUM((HOUR([.B252])*3600)+(MINUTE([.B252])*60)+SECOND([.B252]))" table:style-name="ce6">
            <text:p>1495</text:p>
          </table:table-cell>
          <table:table-cell office:value-type="string" table:style-name="ce1">
            <text:p>Airbag (live in Philadelphia 4/11/96)</text:p>
          </table:table-cell>
          <table:table-cell table:number-columns-repeated="16379"/>
        </table:table-row>
        <table:table-row table:style-name="ro1">
          <table:table-cell office:value-type="time" office:time-value="PT0H24M55S" table:style-name="ce2">
            <text:p>0:24:55</text:p>
          </table:table-cell>
          <table:table-cell office:value-type="time" office:time-value="PT0H29M22S" table:formula="of:=[.A254]" table:style-name="ce3">
            <text:p>0:29:22</text:p>
          </table:table-cell>
          <table:table-cell office:value-type="float" office:value="1495" table:formula="of:=SUM((HOUR([.A253])*3600)+(MINUTE([.A253])*60)+SECOND([.A253]))" table:style-name="ce6">
            <text:p>1495</text:p>
          </table:table-cell>
          <table:table-cell office:value-type="float" office:value="1762" table:formula="of:=SUM((HOUR([.B253])*3600)+(MINUTE([.B253])*60)+SECOND([.B253]))" table:style-name="ce6">
            <text:p>1762</text:p>
          </table:table-cell>
          <table:table-cell office:value-type="string" table:style-name="ce1">
            <text:p>Airbag (live, Washington DC 4/10/96)</text:p>
          </table:table-cell>
          <table:table-cell table:number-columns-repeated="16379"/>
        </table:table-row>
        <table:table-row table:style-name="ro1">
          <table:table-cell office:value-type="time" office:time-value="PT0H29M22S" table:style-name="ce2">
            <text:p>0:29:22</text:p>
          </table:table-cell>
          <table:table-cell office:value-type="time" office:time-value="PT0H33M9S" table:formula="of:=[.A255]" table:style-name="ce3">
            <text:p>0:33:09</text:p>
          </table:table-cell>
          <table:table-cell office:value-type="float" office:value="1762" table:formula="of:=SUM((HOUR([.A254])*3600)+(MINUTE([.A254])*60)+SECOND([.A254]))" table:style-name="ce6">
            <text:p>1762</text:p>
          </table:table-cell>
          <table:table-cell office:value-type="float" office:value="1989" table:formula="of:=SUM((HOUR([.B254])*3600)+(MINUTE([.B254])*60)+SECOND([.B254]))" table:style-name="ce6">
            <text:p>1989</text:p>
          </table:table-cell>
          <table:table-cell office:value-type="string" table:style-name="ce1">
            <text:p>Attenzione (soundcheck - take 1, Minneapolis 4/3/96)</text:p>
          </table:table-cell>
          <table:table-cell table:number-columns-repeated="16379"/>
        </table:table-row>
        <table:table-row table:style-name="ro1">
          <table:table-cell office:value-type="time" office:time-value="PT0H33M9S" table:style-name="ce2">
            <text:p>0:33:09</text:p>
          </table:table-cell>
          <table:table-cell office:value-type="time" office:time-value="PT0H38M2S" table:formula="of:=[.A256]" table:style-name="ce3">
            <text:p>0:38:02</text:p>
          </table:table-cell>
          <table:table-cell office:value-type="float" office:value="1989" table:formula="of:=SUM((HOUR([.A255])*3600)+(MINUTE([.A255])*60)+SECOND([.A255]))" table:style-name="ce6">
            <text:p>1989</text:p>
          </table:table-cell>
          <table:table-cell office:value-type="float" office:value="2282" table:formula="of:=SUM((HOUR([.B255])*3600)+(MINUTE([.B255])*60)+SECOND([.B255]))" table:style-name="ce6">
            <text:p>2282</text:p>
          </table:table-cell>
          <table:table-cell office:value-type="string" table:style-name="ce1">
            <text:p>Attenzione (soundcheck - take 2, Minneapolis 4/3/96)</text:p>
          </table:table-cell>
          <table:table-cell table:number-columns-repeated="16379"/>
        </table:table-row>
        <table:table-row table:style-name="ro1">
          <table:table-cell office:value-type="time" office:time-value="PT0H38M2S" table:style-name="ce2">
            <text:p>0:38:02</text:p>
          </table:table-cell>
          <table:table-cell office:value-type="time" office:time-value="PT0H39M15S" table:formula="of:=[.A257]" table:style-name="ce3">
            <text:p>0:39:15</text:p>
          </table:table-cell>
          <table:table-cell office:value-type="float" office:value="2282" table:formula="of:=SUM((HOUR([.A256])*3600)+(MINUTE([.A256])*60)+SECOND([.A256]))" table:style-name="ce6">
            <text:p>2282</text:p>
          </table:table-cell>
          <table:table-cell office:value-type="float" office:value="2355" table:formula="of:=SUM((HOUR([.B256])*3600)+(MINUTE([.B256])*60)+SECOND([.B256]))" table:style-name="ce6">
            <text:p>2355</text:p>
          </table:table-cell>
          <table:table-cell office:value-type="string" table:style-name="ce1">
            <text:p>Stampeding Elephants (soundcheck, Minneapolis 4/3/96)</text:p>
          </table:table-cell>
          <table:table-cell table:number-columns-repeated="16379"/>
        </table:table-row>
        <table:table-row table:style-name="ro1">
          <table:table-cell office:value-type="time" office:time-value="PT0H39M15S" table:style-name="ce2">
            <text:p>0:39:15</text:p>
          </table:table-cell>
          <table:table-cell office:value-type="time" office:time-value="PT0H42M59S" table:formula="of:=[.A258]" table:style-name="ce3">
            <text:p>0:42:59</text:p>
          </table:table-cell>
          <table:table-cell office:value-type="float" office:value="2355" table:formula="of:=SUM((HOUR([.A257])*3600)+(MINUTE([.A257])*60)+SECOND([.A257]))" table:style-name="ce6">
            <text:p>2355</text:p>
          </table:table-cell>
          <table:table-cell office:value-type="float" office:value="2579" table:formula="of:=SUM((HOUR([.B257])*3600)+(MINUTE([.B257])*60)+SECOND([.B257]))" table:style-name="ce6">
            <text:p>2579</text:p>
          </table:table-cell>
          <table:table-cell office:value-type="string" table:style-name="ce1">
            <text:p>Lift (soundcheck, Minneapolis 4/3/96)</text:p>
          </table:table-cell>
          <table:table-cell table:number-columns-repeated="16379"/>
        </table:table-row>
        <table:table-row table:style-name="ro1">
          <table:table-cell office:value-type="time" office:time-value="PT0H42M59S" table:style-name="ce2">
            <text:p>0:42:59</text:p>
          </table:table-cell>
          <table:table-cell office:value-type="time" office:time-value="PT0H43M17S" table:formula="of:=[.A259]" table:style-name="ce3">
            <text:p>0:43:17</text:p>
          </table:table-cell>
          <table:table-cell office:value-type="float" office:value="2579" table:formula="of:=SUM((HOUR([.A258])*3600)+(MINUTE([.A258])*60)+SECOND([.A258]))" table:style-name="ce6">
            <text:p>2579</text:p>
          </table:table-cell>
          <table:table-cell office:value-type="float" office:value="2597" table:formula="of:=SUM((HOUR([.B258])*3600)+(MINUTE([.B258])*60)+SECOND([.B258]))" table:style-name="ce6">
            <text:p>2597</text:p>
          </table:table-cell>
          <table:table-cell office:value-type="string" table:style-name="ce1">
            <text:p>Airbag (soundcheck, Minneapolis 4/3/96)</text:p>
          </table:table-cell>
          <table:table-cell table:number-columns-repeated="16379"/>
        </table:table-row>
        <table:table-row table:style-name="ro1">
          <table:table-cell office:value-type="time" office:time-value="PT0H43M17S" table:style-name="ce2">
            <text:p>0:43:17</text:p>
          </table:table-cell>
          <table:table-cell office:value-type="time" office:time-value="PT0H47M49S" table:formula="of:=[.A260]" table:style-name="ce3">
            <text:p>0:47:49</text:p>
          </table:table-cell>
          <table:table-cell office:value-type="float" office:value="2597" table:formula="of:=SUM((HOUR([.A259])*3600)+(MINUTE([.A259])*60)+SECOND([.A259]))" table:style-name="ce6">
            <text:p>2597</text:p>
          </table:table-cell>
          <table:table-cell office:value-type="float" office:value="2869" table:formula="of:=SUM((HOUR([.B259])*3600)+(MINUTE([.B259])*60)+SECOND([.B259]))" table:style-name="ce6">
            <text:p>2869</text:p>
          </table:table-cell>
          <table:table-cell office:value-type="string" table:style-name="ce1">
            <text:p>Manhattan Dogs (soundcheck, New York 4/12/96)</text:p>
          </table:table-cell>
          <table:table-cell table:number-columns-repeated="16379"/>
        </table:table-row>
        <table:table-row table:style-name="ro1">
          <table:table-cell office:value-type="time" office:time-value="PT0H47M49S" table:style-name="ce2">
            <text:p>0:47:49</text:p>
          </table:table-cell>
          <table:table-cell office:value-type="time" office:time-value="PT0H51M0S" table:formula="of:=[.A261]" table:style-name="ce3">
            <text:p>0:51:00</text:p>
          </table:table-cell>
          <table:table-cell office:value-type="float" office:value="2869" table:formula="of:=SUM((HOUR([.A260])*3600)+(MINUTE([.A260])*60)+SECOND([.A260]))" table:style-name="ce6">
            <text:p>2869</text:p>
          </table:table-cell>
          <table:table-cell office:value-type="float" office:value="3060" table:formula="of:=SUM((HOUR([.B260])*3600)+(MINUTE([.B260])*60)+SECOND([.B260]))" table:style-name="ce6">
            <text:p>3060</text:p>
          </table:table-cell>
          <table:table-cell office:value-type="string" table:style-name="ce1">
            <text:p>Paranoid Android (soundcheck, New York 4/12/96)</text:p>
          </table:table-cell>
          <table:table-cell table:number-columns-repeated="16379"/>
        </table:table-row>
        <table:table-row table:style-name="ro1">
          <table:table-cell office:value-type="time" office:time-value="PT0H51M0S" table:style-name="ce2">
            <text:p>0:51:00</text:p>
          </table:table-cell>
          <table:table-cell office:value-type="time" office:time-value="PT0H55M39S" table:formula="of:=[.A262]" table:style-name="ce3">
            <text:p>0:55:39</text:p>
          </table:table-cell>
          <table:table-cell office:value-type="float" office:value="3060" table:formula="of:=SUM((HOUR([.A261])*3600)+(MINUTE([.A261])*60)+SECOND([.A261]))" table:style-name="ce6">
            <text:p>3060</text:p>
          </table:table-cell>
          <table:table-cell office:value-type="float" office:value="3339" table:formula="of:=SUM((HOUR([.B261])*3600)+(MINUTE([.B261])*60)+SECOND([.B261]))" table:style-name="ce6">
            <text:p>3339</text:p>
          </table:table-cell>
          <table:table-cell office:value-type="string" table:style-name="ce1">
            <text:p>Airbag (soundcheck, New York 4/12/96)</text:p>
          </table:table-cell>
          <table:table-cell table:number-columns-repeated="16379"/>
        </table:table-row>
        <table:table-row table:style-name="ro1">
          <table:table-cell office:value-type="time" office:time-value="PT0H55M39S" table:style-name="ce2">
            <text:p>0:55:39</text:p>
          </table:table-cell>
          <table:table-cell office:value-type="time" office:time-value="PT0H59M12S" table:formula="of:=[.A263]" table:style-name="ce3">
            <text:p>0:59:12</text:p>
          </table:table-cell>
          <table:table-cell office:value-type="float" office:value="3339" table:formula="of:=SUM((HOUR([.A262])*3600)+(MINUTE([.A262])*60)+SECOND([.A262]))" table:style-name="ce6">
            <text:p>3339</text:p>
          </table:table-cell>
          <table:table-cell office:value-type="float" office:value="3552" table:formula="of:=SUM((HOUR([.B262])*3600)+(MINUTE([.B262])*60)+SECOND([.B262]))" table:style-name="ce6">
            <text:p>3552</text:p>
          </table:table-cell>
          <table:table-cell office:value-type="string" table:style-name="ce1">
            <text:p>Electioneering (live, San Diego 3/30/96)</text:p>
          </table:table-cell>
          <table:table-cell table:number-columns-repeated="16379"/>
        </table:table-row>
        <table:table-row table:style-name="ro1">
          <table:table-cell office:value-type="time" office:time-value="PT0H59M12S" table:style-name="ce2">
            <text:p>0:59:12</text:p>
          </table:table-cell>
          <table:table-cell office:value-type="time" office:time-value="PT1H3M23S" table:formula="of:=[.A264]" table:style-name="ce3">
            <text:p>1:03:23</text:p>
          </table:table-cell>
          <table:table-cell office:value-type="float" office:value="3552" table:formula="of:=SUM((HOUR([.A263])*3600)+(MINUTE([.A263])*60)+SECOND([.A263]))" table:style-name="ce6">
            <text:p>3552</text:p>
          </table:table-cell>
          <table:table-cell office:value-type="float" office:value="3803" table:formula="of:=SUM((HOUR([.B263])*3600)+(MINUTE([.B263])*60)+SECOND([.B263]))" table:style-name="ce6">
            <text:p>3803</text:p>
          </table:table-cell>
          <table:table-cell office:value-type="string" table:style-name="ce1">
            <text:p>I Promise (live)</text:p>
          </table:table-cell>
          <table:table-cell table:number-columns-repeated="16379"/>
        </table:table-row>
        <table:table-row table:style-name="ro1">
          <table:table-cell office:value-type="time" office:time-value="PT1H3M23S" table:style-name="ce2">
            <text:p>1:03:23</text:p>
          </table:table-cell>
          <table:table-cell office:value-type="time" office:time-value="PT1H5M16S" table:formula="of:=[.A265]" table:style-name="ce3">
            <text:p>1:05:16</text:p>
          </table:table-cell>
          <table:table-cell office:value-type="float" office:value="3803" table:formula="of:=SUM((HOUR([.A264])*3600)+(MINUTE([.A264])*60)+SECOND([.A264]))" table:style-name="ce6">
            <text:p>3803</text:p>
          </table:table-cell>
          <table:table-cell office:value-type="float" office:value="3916" table:formula="of:=SUM((HOUR([.B264])*3600)+(MINUTE([.B264])*60)+SECOND([.B264]))" table:style-name="ce6">
            <text:p>3916</text:p>
          </table:table-cell>
          <table:table-cell office:value-type="string" table:style-name="ce1">
            <text:p>Paranoid Android (live)</text:p>
          </table:table-cell>
          <table:table-cell table:number-columns-repeated="16379"/>
        </table:table-row>
        <table:table-row table:style-name="ro1">
          <table:table-cell office:value-type="time" office:time-value="PT1H5M16S" table:style-name="ce2">
            <text:p>1:05:16</text:p>
          </table:table-cell>
          <table:table-cell office:value-type="time" office:time-value="PT1H9M20S" table:formula="of:=[.A266]" table:style-name="ce3">
            <text:p>1:09:20</text:p>
          </table:table-cell>
          <table:table-cell office:value-type="float" office:value="3916" table:formula="of:=SUM((HOUR([.A265])*3600)+(MINUTE([.A265])*60)+SECOND([.A265]))" table:style-name="ce6">
            <text:p>3916</text:p>
          </table:table-cell>
          <table:table-cell office:value-type="float" office:value="4160" table:formula="of:=SUM((HOUR([.B265])*3600)+(MINUTE([.B265])*60)+SECOND([.B265]))" table:style-name="ce6">
            <text:p>4160</text:p>
          </table:table-cell>
          <table:table-cell office:value-type="string" table:style-name="ce1">
            <text:p>Attenzione (soundcheck, 3/28/96)</text:p>
          </table:table-cell>
          <table:table-cell table:number-columns-repeated="16379"/>
        </table:table-row>
        <table:table-row table:style-name="ro1">
          <table:table-cell office:value-type="time" office:time-value="PT1H9M20S" table:style-name="ce2">
            <text:p>1:09:20</text:p>
          </table:table-cell>
          <table:table-cell office:value-type="time" office:time-value="PT1H12M22S" table:style-name="ce3">
            <text:p>1:12:22</text:p>
          </table:table-cell>
          <table:table-cell office:value-type="float" office:value="4160" table:formula="of:=SUM((HOUR([.A266])*3600)+(MINUTE([.A266])*60)+SECOND([.A266]))" table:style-name="ce6">
            <text:p>4160</text:p>
          </table:table-cell>
          <table:table-cell office:value-type="float" office:value="4342" table:formula="of:=SUM((HOUR([.B266])*3600)+(MINUTE([.B266])*60)+SECOND([.B266]))" table:style-name="ce6">
            <text:p>4342</text:p>
          </table:table-cell>
          <table:table-cell office:value-type="string" table:style-name="ce1">
            <text:p>I Promise (live, New York 4/12/96)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Disc 15 (MD125)</text:p>
          </table:table-cell>
          <table:table-cell table:style-name="ce3"/>
          <table:table-cell table:number-columns-repeated="2" table:style-name="ce6"/>
          <table:table-cell table:number-columns-repeated="16380" table:style-name="ce1"/>
        </table:table-row>
        <table:table-row table:style-name="ro1">
          <table:table-cell office:value-type="time" office:time-value="PT0H0M0S" table:style-name="ce3">
            <text:p>0:00:00</text:p>
          </table:table-cell>
          <table:table-cell office:value-type="time" office:time-value="PT0H4M39S" table:formula="of:=[.A271]" table:style-name="ce3">
            <text:p>0:04:39</text:p>
          </table:table-cell>
          <table:table-cell office:value-type="float" office:value="0" table:formula="of:=SUM((HOUR([.A270])*3600)+(MINUTE([.A270])*60)+SECOND([.A270]))" table:style-name="ce6">
            <text:p>0</text:p>
          </table:table-cell>
          <table:table-cell office:value-type="float" office:value="279" table:formula="of:=SUM((HOUR([.B270])*3600)+(MINUTE([.B270])*60)+SECOND([.B270]))" table:style-name="ce6">
            <text:p>279</text:p>
          </table:table-cell>
          <table:table-cell office:value-type="string" table:style-name="ce3">
            <text:p>Karma Police (early mix, longer edit)</text:p>
          </table:table-cell>
          <table:table-cell table:number-columns-repeated="16379"/>
        </table:table-row>
        <table:table-row table:style-name="ro1">
          <table:table-cell office:value-type="time" office:time-value="PT0H4M39S" table:style-name="ce3">
            <text:p>0:04:39</text:p>
          </table:table-cell>
          <table:table-cell office:value-type="time" office:time-value="PT0H9M46S" table:formula="of:=[.A272]" table:style-name="ce3">
            <text:p>0:09:46</text:p>
          </table:table-cell>
          <table:table-cell office:value-type="float" office:value="279" table:formula="of:=SUM((HOUR([.A271])*3600)+(MINUTE([.A271])*60)+SECOND([.A271]))" table:style-name="ce6">
            <text:p>279</text:p>
          </table:table-cell>
          <table:table-cell office:value-type="float" office:value="586" table:formula="of:=SUM((HOUR([.B271])*3600)+(MINUTE([.B271])*60)+SECOND([.B271]))" table:style-name="ce6">
            <text:p>586</text:p>
          </table:table-cell>
          <table:table-cell office:value-type="string" table:style-name="ce3">
            <text:p>Let Down (early mix, includes acoustic guitar during intro)</text:p>
          </table:table-cell>
          <table:table-cell table:number-columns-repeated="16379"/>
        </table:table-row>
        <table:table-row table:style-name="ro1">
          <table:table-cell office:value-type="time" office:time-value="PT0H9M46S" table:style-name="ce3">
            <text:p>0:09:46</text:p>
          </table:table-cell>
          <table:table-cell office:value-type="time" office:time-value="PT0H13M55S" table:formula="of:=[.A273]" table:style-name="ce3">
            <text:p>0:13:55</text:p>
          </table:table-cell>
          <table:table-cell office:value-type="float" office:value="586" table:formula="of:=SUM((HOUR([.A272])*3600)+(MINUTE([.A272])*60)+SECOND([.A272]))" table:style-name="ce6">
            <text:p>586</text:p>
          </table:table-cell>
          <table:table-cell office:value-type="float" office:value="835" table:formula="of:=SUM((HOUR([.B272])*3600)+(MINUTE([.B272])*60)+SECOND([.B272]))" table:style-name="ce6">
            <text:p>835</text:p>
          </table:table-cell>
          <table:table-cell office:value-type="string" table:style-name="ce3">
            <text:p>Lift (alternate version, includes ice cream truck intro)</text:p>
          </table:table-cell>
          <table:table-cell table:number-columns-repeated="16379"/>
        </table:table-row>
        <table:table-row table:style-name="ro1">
          <table:table-cell office:value-type="time" office:time-value="PT0H13M55S" table:style-name="ce3">
            <text:p>0:13:55</text:p>
          </table:table-cell>
          <table:table-cell office:value-type="time" office:time-value="PT0H18M42S" table:formula="of:=[.A274]" table:style-name="ce3">
            <text:p>0:18:42</text:p>
          </table:table-cell>
          <table:table-cell office:value-type="float" office:value="835" table:formula="of:=SUM((HOUR([.A273])*3600)+(MINUTE([.A273])*60)+SECOND([.A273]))" table:style-name="ce6">
            <text:p>835</text:p>
          </table:table-cell>
          <table:table-cell office:value-type="float" office:value="1122" table:formula="of:=SUM((HOUR([.B273])*3600)+(MINUTE([.B273])*60)+SECOND([.B273]))" table:style-name="ce6">
            <text:p>1122</text:p>
          </table:table-cell>
          <table:table-cell office:value-type="string" table:style-name="ce3">
            <text:p>Airbag (final mix?)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8M42S" table:style-name="ce3">
            <text:p>0:18:42</text:p>
          </table:table-cell>
          <table:table-cell office:value-type="time" office:time-value="PT0H22M29S" table:formula="of:=[.A275]" table:style-name="ce3">
            <text:p>0:22:29</text:p>
          </table:table-cell>
          <table:table-cell office:value-type="float" office:value="1122" table:formula="of:=SUM((HOUR([.A274])*3600)+(MINUTE([.A274])*60)+SECOND([.A274]))" table:style-name="ce6">
            <text:p>1122</text:p>
          </table:table-cell>
          <table:table-cell office:value-type="float" office:value="1349" table:formula="of:=SUM((HOUR([.B274])*3600)+(MINUTE([.B274])*60)+SECOND([.B274]))" table:style-name="ce6">
            <text:p>1349</text:p>
          </table:table-cell>
          <table:table-cell office:value-type="string" table:style-name="ce3">
            <text:p>Electioneering (final mix?)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22M29S" table:style-name="ce3">
            <text:p>0:22:29</text:p>
          </table:table-cell>
          <table:table-cell office:value-type="time" office:time-value="PT0H26M32S" table:formula="of:=[.A276]" table:style-name="ce3">
            <text:p>0:26:32</text:p>
          </table:table-cell>
          <table:table-cell office:value-type="float" office:value="1349" table:formula="of:=SUM((HOUR([.A275])*3600)+(MINUTE([.A275])*60)+SECOND([.A275]))" table:style-name="ce6">
            <text:p>1349</text:p>
          </table:table-cell>
          <table:table-cell office:value-type="float" office:value="1592" table:formula="of:=SUM((HOUR([.B275])*3600)+(MINUTE([.B275])*60)+SECOND([.B275]))" table:style-name="ce6">
            <text:p>1592</text:p>
          </table:table-cell>
          <table:table-cell office:value-type="string" table:style-name="ce3">
            <text:p>A Reminder (final mix?)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26M32S" table:style-name="ce3">
            <text:p>0:26:32</text:p>
          </table:table-cell>
          <table:table-cell office:value-type="time" office:time-value="PT0H31M19S" table:formula="of:=[.A277]" table:style-name="ce3">
            <text:p>0:31:19</text:p>
          </table:table-cell>
          <table:table-cell office:value-type="float" office:value="1592" table:formula="of:=SUM((HOUR([.A276])*3600)+(MINUTE([.A276])*60)+SECOND([.A276]))" table:style-name="ce6">
            <text:p>1592</text:p>
          </table:table-cell>
          <table:table-cell office:value-type="float" office:value="1879" table:formula="of:=SUM((HOUR([.B276])*3600)+(MINUTE([.B276])*60)+SECOND([.B276]))" table:style-name="ce6">
            <text:p>1879</text:p>
          </table:table-cell>
          <table:table-cell office:value-type="string" table:style-name="ce3">
            <text:p>Uptight less room (Subterranean Homesick Alien, early mix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31M19S" table:style-name="ce3">
            <text:p>0:31:19</text:p>
          </table:table-cell>
          <table:table-cell office:value-type="time" office:time-value="PT0H36M5S" table:formula="of:=[.A278]" table:style-name="ce3">
            <text:p>0:36:05</text:p>
          </table:table-cell>
          <table:table-cell office:value-type="float" office:value="1879" table:formula="of:=SUM((HOUR([.A277])*3600)+(MINUTE([.A277])*60)+SECOND([.A277]))" table:style-name="ce6">
            <text:p>1879</text:p>
          </table:table-cell>
          <table:table-cell office:value-type="float" office:value="2165" table:formula="of:=SUM((HOUR([.B277])*3600)+(MINUTE([.B277])*60)+SECOND([.B277]))" table:style-name="ce6">
            <text:p>2165</text:p>
          </table:table-cell>
          <table:table-cell office:value-type="string" table:style-name="ce3">
            <text:p>Uptight less drums (Subterranean Homesick Alien, alternate early mix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36M5S" table:style-name="ce3">
            <text:p>0:36:05</text:p>
          </table:table-cell>
          <table:table-cell office:value-type="time" office:time-value="PT0H40M53S" table:formula="of:=[.A279]" table:style-name="ce3">
            <text:p>0:40:53</text:p>
          </table:table-cell>
          <table:table-cell office:value-type="float" office:value="2165" table:formula="of:=SUM((HOUR([.A278])*3600)+(MINUTE([.A278])*60)+SECOND([.A278]))" table:style-name="ce6">
            <text:p>2165</text:p>
          </table:table-cell>
          <table:table-cell office:value-type="float" office:value="2453" table:formula="of:=SUM((HOUR([.B278])*3600)+(MINUTE([.B278])*60)+SECOND([.B278]))" table:style-name="ce6">
            <text:p>2453</text:p>
          </table:table-cell>
          <table:table-cell office:value-type="string" table:style-name="ce3">
            <text:p>Uptight Nigel's Master (Subterranean Homesick Alien, final mix?)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time" office:time-value="PT0H40M53S" table:style-name="ce3">
            <text:p>0:40:53</text:p>
          </table:table-cell>
          <table:table-cell office:value-type="time" office:time-value="PT0H45M0S" table:formula="of:=[.A280]" table:style-name="ce3">
            <text:p>0:45:00</text:p>
          </table:table-cell>
          <table:table-cell office:value-type="float" office:value="2453" table:formula="of:=SUM((HOUR([.A279])*3600)+(MINUTE([.A279])*60)+SECOND([.A279]))" table:style-name="ce6">
            <text:p>2453</text:p>
          </table:table-cell>
          <table:table-cell office:value-type="float" office:value="2700" table:formula="of:=SUM((HOUR([.B279])*3600)+(MINUTE([.B279])*60)+SECOND([.B279]))" table:style-name="ce6">
            <text:p>2700</text:p>
          </table:table-cell>
          <table:table-cell office:value-type="string" table:style-name="ce3">
            <text:p>No Surprises (alternate vocal, slower tape speed)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45M0S" table:style-name="ce3">
            <text:p>0:45:00</text:p>
          </table:table-cell>
          <table:table-cell office:value-type="time" office:time-value="PT0H49M39S" table:formula="of:=[.A281]" table:style-name="ce3">
            <text:p>0:49:39</text:p>
          </table:table-cell>
          <table:table-cell office:value-type="float" office:value="2700" table:formula="of:=SUM((HOUR([.A280])*3600)+(MINUTE([.A280])*60)+SECOND([.A280]))" table:style-name="ce6">
            <text:p>2700</text:p>
          </table:table-cell>
          <table:table-cell office:value-type="float" office:value="2979" table:formula="of:=SUM((HOUR([.B280])*3600)+(MINUTE([.B280])*60)+SECOND([.B280]))" table:style-name="ce6">
            <text:p>2979</text:p>
          </table:table-cell>
          <table:table-cell office:value-type="string" table:style-name="ce3">
            <text:p>Exit Music (early mix?)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49M39S" table:style-name="ce3">
            <text:p>0:49:39</text:p>
          </table:table-cell>
          <table:table-cell office:value-type="time" office:time-value="PT0H56M10S" table:style-name="ce3">
            <text:p>0:56:10</text:p>
          </table:table-cell>
          <table:table-cell office:value-type="float" office:value="2979" table:formula="of:=SUM((HOUR([.A281])*3600)+(MINUTE([.A281])*60)+SECOND([.A281]))" table:style-name="ce6">
            <text:p>2979</text:p>
          </table:table-cell>
          <table:table-cell office:value-type="float" office:value="3370" table:formula="of:=SUM((HOUR([.B281])*3600)+(MINUTE([.B281])*60)+SECOND([.B281]))" table:style-name="ce6">
            <text:p>3370</text:p>
          </table:table-cell>
          <table:table-cell office:value-type="string" table:style-name="ce3">
            <text:p>Paranoid Android (early mix)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DISC16 (MD126)</text:p>
          </table:table-cell>
          <table:table-cell table:style-name="ce3"/>
          <table:table-cell table:number-columns-repeated="2" table:style-name="ce6"/>
          <table:table-cell table:number-columns-repeated="16380" table:style-name="ce1"/>
        </table:table-row>
        <table:table-row table:style-name="ro1">
          <table:table-cell office:value-type="time" office:time-value="PT0H0M0S" table:style-name="ce3">
            <text:p>0:00:00</text:p>
          </table:table-cell>
          <table:table-cell office:value-type="time" office:time-value="PT0H4M47S" table:formula="of:=[.A286]" table:style-name="ce3">
            <text:p>0:04:47</text:p>
          </table:table-cell>
          <table:table-cell office:value-type="float" office:value="0" table:formula="of:=SUM((HOUR([.A285])*3600)+(MINUTE([.A285])*60)+SECOND([.A285]))" table:style-name="ce6">
            <text:p>0</text:p>
          </table:table-cell>
          <table:table-cell office:value-type="float" office:value="287" table:formula="of:=SUM((HOUR([.B285])*3600)+(MINUTE([.B285])*60)+SECOND([.B285]))" table:style-name="ce6">
            <text:p>287</text:p>
          </table:table-cell>
          <table:table-cell office:value-type="string" table:style-name="ce3">
            <text:p>Airbag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4M47S" table:style-name="ce3">
            <text:p>0:04:47</text:p>
          </table:table-cell>
          <table:table-cell office:value-type="time" office:time-value="PT0H11M11S" table:formula="of:=[.A287]" table:style-name="ce3">
            <text:p>0:11:11</text:p>
          </table:table-cell>
          <table:table-cell office:value-type="float" office:value="287" table:formula="of:=SUM((HOUR([.A286])*3600)+(MINUTE([.A286])*60)+SECOND([.A286]))" table:style-name="ce6">
            <text:p>287</text:p>
          </table:table-cell>
          <table:table-cell office:value-type="float" office:value="671" table:formula="of:=SUM((HOUR([.B286])*3600)+(MINUTE([.B286])*60)+SECOND([.B286]))" table:style-name="ce6">
            <text:p>671</text:p>
          </table:table-cell>
          <table:table-cell office:value-type="string" table:style-name="ce3">
            <text:p>Paranoid Android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1M11S" table:style-name="ce3">
            <text:p>0:11:11</text:p>
          </table:table-cell>
          <table:table-cell office:value-type="time" office:time-value="PT0H15M40S" table:formula="of:=[.A288]" table:style-name="ce3">
            <text:p>0:15:40</text:p>
          </table:table-cell>
          <table:table-cell office:value-type="float" office:value="671" table:formula="of:=SUM((HOUR([.A287])*3600)+(MINUTE([.A287])*60)+SECOND([.A287]))" table:style-name="ce6">
            <text:p>671</text:p>
          </table:table-cell>
          <table:table-cell office:value-type="float" office:value="940" table:formula="of:=SUM((HOUR([.B287])*3600)+(MINUTE([.B287])*60)+SECOND([.B287]))" table:style-name="ce6">
            <text:p>940</text:p>
          </table:table-cell>
          <table:table-cell office:value-type="string" table:style-name="ce3">
            <text:p>Subterranean Homesick Alien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15M40S" table:style-name="ce3">
            <text:p>0:15:40</text:p>
          </table:table-cell>
          <table:table-cell office:value-type="time" office:time-value="PT0H20M9S" table:formula="of:=[.A289]" table:style-name="ce3">
            <text:p>0:20:09</text:p>
          </table:table-cell>
          <table:table-cell office:value-type="float" office:value="940" table:formula="of:=SUM((HOUR([.A288])*3600)+(MINUTE([.A288])*60)+SECOND([.A288]))" table:style-name="ce6">
            <text:p>940</text:p>
          </table:table-cell>
          <table:table-cell office:value-type="float" office:value="1209" table:formula="of:=SUM((HOUR([.B288])*3600)+(MINUTE([.B288])*60)+SECOND([.B288]))" table:style-name="ce6">
            <text:p>1209</text:p>
          </table:table-cell>
          <table:table-cell office:value-type="string" table:style-name="ce3">
            <text:p>Exit Music</text:p>
          </table:table-cell>
          <table:table-cell table:number-columns-repeated="16379" table:style-name="ce1"/>
        </table:table-row>
        <table:table-row table:style-name="ro1">
          <table:table-cell office:value-type="time" office:time-value="PT0H20M9S" table:style-name="ce3">
            <text:p>0:20:09</text:p>
          </table:table-cell>
          <table:table-cell office:value-type="time" office:time-value="PT0H23M55S" table:formula="of:=[.A290]" table:style-name="ce3">
            <text:p>0:23:55</text:p>
          </table:table-cell>
          <table:table-cell office:value-type="float" office:value="1209" table:formula="of:=SUM((HOUR([.A289])*3600)+(MINUTE([.A289])*60)+SECOND([.A289]))" table:style-name="ce6">
            <text:p>1209</text:p>
          </table:table-cell>
          <table:table-cell office:value-type="float" office:value="1435" table:formula="of:=SUM((HOUR([.B289])*3600)+(MINUTE([.B289])*60)+SECOND([.B289]))" table:style-name="ce6">
            <text:p>1435</text:p>
          </table:table-cell>
          <table:table-cell office:value-type="string" table:style-name="ce3">
            <text:p>Let Down</text:p>
          </table:table-cell>
          <table:table-cell table:number-columns-repeated="16379"/>
        </table:table-row>
        <table:table-row table:style-name="ro1">
          <table:table-cell office:value-type="time" office:time-value="PT0H23M55S" table:style-name="ce3">
            <text:p>0:23:55</text:p>
          </table:table-cell>
          <table:table-cell office:value-type="time" office:time-value="PT0H25M56S" table:formula="of:=[.A291]" table:style-name="ce3">
            <text:p>0:25:56</text:p>
          </table:table-cell>
          <table:table-cell office:value-type="float" office:value="1435" table:formula="of:=SUM((HOUR([.A290])*3600)+(MINUTE([.A290])*60)+SECOND([.A290]))" table:style-name="ce6">
            <text:p>1435</text:p>
          </table:table-cell>
          <table:table-cell office:value-type="float" office:value="1556" table:formula="of:=SUM((HOUR([.B290])*3600)+(MINUTE([.B290])*60)+SECOND([.B290]))" table:style-name="ce6">
            <text:p>1556</text:p>
          </table:table-cell>
          <table:table-cell office:value-type="string" table:style-name="ce3">
            <text:p>Fitter, Happier</text:p>
          </table:table-cell>
          <table:table-cell table:number-columns-repeated="16379"/>
        </table:table-row>
        <table:table-row table:style-name="ro1">
          <table:table-cell office:value-type="time" office:time-value="PT0H25M56S" table:style-name="ce3">
            <text:p>0:25:56</text:p>
          </table:table-cell>
          <table:table-cell office:value-type="time" office:time-value="PT0H30M41S" table:formula="of:=[.A292]" table:style-name="ce3">
            <text:p>0:30:41</text:p>
          </table:table-cell>
          <table:table-cell office:value-type="float" office:value="1556" table:formula="of:=SUM((HOUR([.A291])*3600)+(MINUTE([.A291])*60)+SECOND([.A291]))" table:style-name="ce6">
            <text:p>1556</text:p>
          </table:table-cell>
          <table:table-cell office:value-type="float" office:value="1841" table:formula="of:=SUM((HOUR([.B291])*3600)+(MINUTE([.B291])*60)+SECOND([.B291]))" table:style-name="ce6">
            <text:p>1841</text:p>
          </table:table-cell>
          <table:table-cell office:value-type="string" table:style-name="ce3">
            <text:p>Climbing Up The Walls</text:p>
          </table:table-cell>
          <table:table-cell table:number-columns-repeated="16379"/>
        </table:table-row>
        <table:table-row table:style-name="ro1">
          <table:table-cell office:value-type="time" office:time-value="PT0H30M41S" table:style-name="ce3">
            <text:p>0:30:41</text:p>
          </table:table-cell>
          <table:table-cell office:value-type="time" office:time-value="PT0H34M28S" table:formula="of:=[.A293]" table:style-name="ce3">
            <text:p>0:34:28</text:p>
          </table:table-cell>
          <table:table-cell office:value-type="float" office:value="1841" table:formula="of:=SUM((HOUR([.A292])*3600)+(MINUTE([.A292])*60)+SECOND([.A292]))" table:style-name="ce6">
            <text:p>1841</text:p>
          </table:table-cell>
          <table:table-cell office:value-type="float" office:value="2068" table:formula="of:=SUM((HOUR([.B292])*3600)+(MINUTE([.B292])*60)+SECOND([.B292]))" table:style-name="ce6">
            <text:p>2068</text:p>
          </table:table-cell>
          <table:table-cell office:value-type="string" table:style-name="ce3">
            <text:p>No Surprises</text:p>
          </table:table-cell>
          <table:table-cell table:number-columns-repeated="16379"/>
        </table:table-row>
        <table:table-row table:style-name="ro1">
          <table:table-cell office:value-type="time" office:time-value="PT0H34M28S" table:style-name="ce3">
            <text:p>0:34:28</text:p>
          </table:table-cell>
          <table:table-cell office:value-type="time" office:time-value="PT0H38M21S" table:formula="of:=[.A294]" table:style-name="ce3">
            <text:p>0:38:21</text:p>
          </table:table-cell>
          <table:table-cell office:value-type="float" office:value="2068" table:formula="of:=SUM((HOUR([.A293])*3600)+(MINUTE([.A293])*60)+SECOND([.A293]))" table:style-name="ce6">
            <text:p>2068</text:p>
          </table:table-cell>
          <table:table-cell office:value-type="float" office:value="2301" table:formula="of:=SUM((HOUR([.B293])*3600)+(MINUTE([.B293])*60)+SECOND([.B293]))" table:style-name="ce6">
            <text:p>2301</text:p>
          </table:table-cell>
          <table:table-cell office:value-type="string" table:style-name="ce3">
            <text:p>Electioneering</text:p>
          </table:table-cell>
          <table:table-cell table:number-columns-repeated="16379"/>
        </table:table-row>
        <table:table-row table:style-name="ro1">
          <table:table-cell office:value-type="time" office:time-value="PT0H38M21S" table:style-name="ce3">
            <text:p>0:38:21</text:p>
          </table:table-cell>
          <table:table-cell office:value-type="time" office:time-value="PT0H42M41S" table:formula="of:=[.A295]" table:style-name="ce3">
            <text:p>0:42:41</text:p>
          </table:table-cell>
          <table:table-cell office:value-type="float" office:value="2301" table:formula="of:=SUM((HOUR([.A294])*3600)+(MINUTE([.A294])*60)+SECOND([.A294]))" table:style-name="ce6">
            <text:p>2301</text:p>
          </table:table-cell>
          <table:table-cell office:value-type="float" office:value="2561" table:formula="of:=SUM((HOUR([.B294])*3600)+(MINUTE([.B294])*60)+SECOND([.B294]))" table:style-name="ce6">
            <text:p>2561</text:p>
          </table:table-cell>
          <table:table-cell office:value-type="string" table:style-name="ce3">
            <text:p>Lucky</text:p>
          </table:table-cell>
          <table:table-cell table:number-columns-repeated="16379"/>
        </table:table-row>
        <table:table-row table:style-name="ro1">
          <table:table-cell office:value-type="time" office:time-value="PT0H42M41S" table:style-name="ce3">
            <text:p>0:42:41</text:p>
          </table:table-cell>
          <table:table-cell office:value-type="time" office:time-value="PT0H47M4S" table:formula="of:=[.A296]" table:style-name="ce3">
            <text:p>0:47:04</text:p>
          </table:table-cell>
          <table:table-cell office:value-type="float" office:value="2561" table:formula="of:=SUM((HOUR([.A295])*3600)+(MINUTE([.A295])*60)+SECOND([.A295]))" table:style-name="ce6">
            <text:p>2561</text:p>
          </table:table-cell>
          <table:table-cell office:value-type="float" office:value="2824" table:formula="of:=SUM((HOUR([.B295])*3600)+(MINUTE([.B295])*60)+SECOND([.B295]))" table:style-name="ce6">
            <text:p>2824</text:p>
          </table:table-cell>
          <table:table-cell office:value-type="string" table:style-name="ce3">
            <text:p>Karma Police</text:p>
          </table:table-cell>
          <table:table-cell table:number-columns-repeated="16379"/>
        </table:table-row>
        <table:table-row table:style-name="ro1">
          <table:table-cell office:value-type="time" office:time-value="PT0H47M4S" table:style-name="ce3">
            <text:p>0:47:04</text:p>
          </table:table-cell>
          <table:table-cell office:value-type="time" office:time-value="PT0H52M31S" table:formula="of:=[.A297]" table:style-name="ce3">
            <text:p>0:52:31</text:p>
          </table:table-cell>
          <table:table-cell office:value-type="float" office:value="2824" table:formula="of:=SUM((HOUR([.A296])*3600)+(MINUTE([.A296])*60)+SECOND([.A296]))" table:style-name="ce6">
            <text:p>2824</text:p>
          </table:table-cell>
          <table:table-cell office:value-type="float" office:value="3151" table:formula="of:=SUM((HOUR([.B296])*3600)+(MINUTE([.B296])*60)+SECOND([.B296]))" table:style-name="ce6">
            <text:p>3151</text:p>
          </table:table-cell>
          <table:table-cell office:value-type="string" table:style-name="ce3">
            <text:p>The Tourist</text:p>
          </table:table-cell>
          <table:table-cell table:number-columns-repeated="16379"/>
        </table:table-row>
        <table:table-row table:style-name="ro1">
          <table:table-cell office:value-type="time" office:time-value="PT0H52M31S" table:style-name="ce3">
            <text:p>0:52:31</text:p>
          </table:table-cell>
          <table:table-cell office:value-type="time" office:time-value="PT0H56M25S" table:formula="of:=[.A298]" table:style-name="ce3">
            <text:p>0:56:25</text:p>
          </table:table-cell>
          <table:table-cell office:value-type="float" office:value="3151" table:formula="of:=SUM((HOUR([.A297])*3600)+(MINUTE([.A297])*60)+SECOND([.A297]))" table:style-name="ce6">
            <text:p>3151</text:p>
          </table:table-cell>
          <table:table-cell office:value-type="float" office:value="3385" table:formula="of:=SUM((HOUR([.B297])*3600)+(MINUTE([.B297])*60)+SECOND([.B297]))" table:style-name="ce6">
            <text:p>3385</text:p>
          </table:table-cell>
          <table:table-cell office:value-type="string" table:style-name="ce3">
            <text:p>A Reminder</text:p>
          </table:table-cell>
          <table:table-cell table:number-columns-repeated="16379"/>
        </table:table-row>
        <table:table-row table:style-name="ro1">
          <table:table-cell office:value-type="time" office:time-value="PT0H56M25S" table:style-name="ce3">
            <text:p>0:56:25</text:p>
          </table:table-cell>
          <table:table-cell office:value-type="time" office:time-value="PT1H0M15S" table:formula="of:=[.A299]" table:style-name="ce3">
            <text:p>1:00:15</text:p>
          </table:table-cell>
          <table:table-cell office:value-type="float" office:value="3385" table:formula="of:=SUM((HOUR([.A298])*3600)+(MINUTE([.A298])*60)+SECOND([.A298]))" table:style-name="ce6">
            <text:p>3385</text:p>
          </table:table-cell>
          <table:table-cell office:value-type="float" office:value="3615" table:formula="of:=SUM((HOUR([.B298])*3600)+(MINUTE([.B298])*60)+SECOND([.B298]))" table:style-name="ce6">
            <text:p>3615</text:p>
          </table:table-cell>
          <table:table-cell office:value-type="string" table:style-name="ce3">
            <text:p>Lift (alternate version, alternate mix 1)</text:p>
          </table:table-cell>
          <table:table-cell table:number-columns-repeated="16379"/>
        </table:table-row>
        <table:table-row table:style-name="ro1">
          <table:table-cell office:value-type="time" office:time-value="PT1H0M15S" table:style-name="ce3">
            <text:p>1:00:15</text:p>
          </table:table-cell>
          <table:table-cell office:value-type="time" office:time-value="PT1H3M15S" table:formula="of:=[.A300]" table:style-name="ce3">
            <text:p>1:03:15</text:p>
          </table:table-cell>
          <table:table-cell office:value-type="float" office:value="3615" table:formula="of:=SUM((HOUR([.A299])*3600)+(MINUTE([.A299])*60)+SECOND([.A299]))" table:style-name="ce6">
            <text:p>3615</text:p>
          </table:table-cell>
          <table:table-cell office:value-type="float" office:value="3795" table:formula="of:=SUM((HOUR([.B299])*3600)+(MINUTE([.B299])*60)+SECOND([.B299]))" table:style-name="ce6">
            <text:p>3795</text:p>
          </table:table-cell>
          <table:table-cell office:value-type="string" table:style-name="ce3">
            <text:p>Lift (alternate version, alternate mix 2)</text:p>
          </table:table-cell>
          <table:table-cell table:number-columns-repeated="16379"/>
        </table:table-row>
        <table:table-row table:style-name="ro1">
          <table:table-cell office:value-type="time" office:time-value="PT1H3M15S" table:style-name="ce3">
            <text:p>1:03:15</text:p>
          </table:table-cell>
          <table:table-cell office:value-type="time" office:time-value="PT1H8M4S" table:style-name="ce3">
            <text:p>1:08:04</text:p>
          </table:table-cell>
          <table:table-cell office:value-type="float" office:value="3795" table:formula="of:=SUM((HOUR([.A300])*3600)+(MINUTE([.A300])*60)+SECOND([.A300]))" table:style-name="ce6">
            <text:p>3795</text:p>
          </table:table-cell>
          <table:table-cell office:value-type="float" office:value="4084" table:formula="of:=SUM((HOUR([.B300])*3600)+(MINUTE([.B300])*60)+SECOND([.B300]))" table:style-name="ce6">
            <text:p>4084</text:p>
          </table:table-cell>
          <table:table-cell office:value-type="string" table:style-name="ce3">
            <text:p>Polyethylen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isc 17 (MD127)</text:p>
          </table:table-cell>
          <table:table-cell table:style-name="ce3"/>
          <table:table-cell table:number-columns-repeated="2" table:style-name="ce6"/>
          <table:table-cell table:number-columns-repeated="16380" table:style-name="ce1"/>
        </table:table-row>
        <table:table-row table:style-name="ro1">
          <table:table-cell office:value-type="time" office:time-value="PT0H0M0S" table:style-name="ce3">
            <text:p>0:00:00</text:p>
          </table:table-cell>
          <table:table-cell office:value-type="time" office:time-value="PT0H5M25S" table:formula="of:=[.A304]" table:style-name="ce3">
            <text:p>0:05:25</text:p>
          </table:table-cell>
          <table:table-cell office:value-type="float" office:value="0" table:formula="of:=SUM((HOUR([.A303])*3600)+(MINUTE([.A303])*60)+SECOND([.A303]))" table:style-name="ce6">
            <text:p>0</text:p>
          </table:table-cell>
          <table:table-cell office:value-type="float" office:value="325" table:formula="of:=SUM((HOUR([.B303])*3600)+(MINUTE([.B303])*60)+SECOND([.B303]))" table:style-name="ce6">
            <text:p>325</text:p>
          </table:table-cell>
          <table:table-cell office:value-type="string" table:style-name="ce3">
            <text:p>The Tourist (final mix?)</text:p>
          </table:table-cell>
          <table:table-cell table:number-columns-repeated="16379"/>
        </table:table-row>
        <table:table-row table:style-name="ro1">
          <table:table-cell office:value-type="time" office:time-value="PT0H5M25S" table:style-name="ce3">
            <text:p>0:05:25</text:p>
          </table:table-cell>
          <table:table-cell office:value-type="time" office:time-value="PT0H10M58S" table:formula="of:=[.A305]" table:style-name="ce3">
            <text:p>0:10:58</text:p>
          </table:table-cell>
          <table:table-cell office:value-type="float" office:value="325" table:formula="of:=SUM((HOUR([.A304])*3600)+(MINUTE([.A304])*60)+SECOND([.A304]))" table:style-name="ce6">
            <text:p>325</text:p>
          </table:table-cell>
          <table:table-cell office:value-type="float" office:value="658" table:formula="of:=SUM((HOUR([.B304])*3600)+(MINUTE([.B304])*60)+SECOND([.B304]))" table:style-name="ce6">
            <text:p>658</text:p>
          </table:table-cell>
          <table:table-cell office:value-type="string" table:style-name="ce3">
            <text:p>The Tourist - louder choir (alternate mix)</text:p>
          </table:table-cell>
          <table:table-cell table:number-columns-repeated="16379"/>
        </table:table-row>
        <table:table-row table:style-name="ro1">
          <table:table-cell office:value-type="time" office:time-value="PT0H10M58S" table:style-name="ce3">
            <text:p>0:10:58</text:p>
          </table:table-cell>
          <table:table-cell office:value-type="time" office:time-value="PT0H14M55S" table:formula="of:=[.A306]" table:style-name="ce3">
            <text:p>0:14:55</text:p>
          </table:table-cell>
          <table:table-cell office:value-type="float" office:value="658" table:formula="of:=SUM((HOUR([.A305])*3600)+(MINUTE([.A305])*60)+SECOND([.A305]))" table:style-name="ce6">
            <text:p>658</text:p>
          </table:table-cell>
          <table:table-cell office:value-type="float" office:value="895" table:formula="of:=SUM((HOUR([.B305])*3600)+(MINUTE([.B305])*60)+SECOND([.B305]))" table:style-name="ce6">
            <text:p>895</text:p>
          </table:table-cell>
          <table:table-cell office:value-type="string" table:style-name="ce3">
            <text:p>Polyethylene (final mix?)</text:p>
          </table:table-cell>
          <table:table-cell table:number-columns-repeated="16379"/>
        </table:table-row>
        <table:table-row table:style-name="ro1">
          <table:table-cell office:value-type="time" office:time-value="PT0H14M55S" table:style-name="ce3">
            <text:p>0:14:55</text:p>
          </table:table-cell>
          <table:table-cell office:value-type="time" office:time-value="PT0H18M39S" table:formula="of:=[.A307]" table:style-name="ce3">
            <text:p>0:18:39</text:p>
          </table:table-cell>
          <table:table-cell office:value-type="float" office:value="895" table:formula="of:=SUM((HOUR([.A306])*3600)+(MINUTE([.A306])*60)+SECOND([.A306]))" table:style-name="ce6">
            <text:p>895</text:p>
          </table:table-cell>
          <table:table-cell office:value-type="float" office:value="1119" table:formula="of:=SUM((HOUR([.B306])*3600)+(MINUTE([.B306])*60)+SECOND([.B306]))" table:style-name="ce6">
            <text:p>1119</text:p>
          </table:table-cell>
          <table:table-cell office:value-type="string" table:style-name="ce3">
            <text:p>Polyethylene (alternate mix)</text:p>
          </table:table-cell>
          <table:table-cell table:number-columns-repeated="16379"/>
        </table:table-row>
        <table:table-row table:style-name="ro1">
          <table:table-cell office:value-type="time" office:time-value="PT0H18M39S" table:style-name="ce3">
            <text:p>0:18:39</text:p>
          </table:table-cell>
          <table:table-cell office:value-type="time" office:time-value="PT0H20M57S" table:formula="of:=[.A308]" table:style-name="ce3">
            <text:p>0:20:57</text:p>
          </table:table-cell>
          <table:table-cell office:value-type="float" office:value="1119" table:formula="of:=SUM((HOUR([.A307])*3600)+(MINUTE([.A307])*60)+SECOND([.A307]))" table:style-name="ce6">
            <text:p>1119</text:p>
          </table:table-cell>
          <table:table-cell office:value-type="float" office:value="1257" table:formula="of:=SUM((HOUR([.B307])*3600)+(MINUTE([.B307])*60)+SECOND([.B307]))" table:style-name="ce6">
            <text:p>1257</text:p>
          </table:table-cell>
          <table:table-cell office:value-type="string" table:style-name="ce3">
            <text:p>Fitter, Happier (alternate mix)</text:p>
          </table:table-cell>
          <table:table-cell table:number-columns-repeated="16379"/>
        </table:table-row>
        <table:table-row table:style-name="ro1">
          <table:table-cell office:value-type="time" office:time-value="PT0H20M57S" table:style-name="ce3">
            <text:p>0:20:57</text:p>
          </table:table-cell>
          <table:table-cell office:value-type="time" office:time-value="PT0H25M24S" table:formula="of:=[.A309]" table:style-name="ce3">
            <text:p>0:25:24</text:p>
          </table:table-cell>
          <table:table-cell office:value-type="float" office:value="1257" table:formula="of:=SUM((HOUR([.A308])*3600)+(MINUTE([.A308])*60)+SECOND([.A308]))" table:style-name="ce6">
            <text:p>1257</text:p>
          </table:table-cell>
          <table:table-cell office:value-type="float" office:value="1524" table:formula="of:=SUM((HOUR([.B308])*3600)+(MINUTE([.B308])*60)+SECOND([.B308]))" table:style-name="ce6">
            <text:p>1524</text:p>
          </table:table-cell>
          <table:table-cell office:value-type="string" table:style-name="ce3">
            <text:p>Unknown piano song (piano demo take 1, unlisted on the minidisc)</text:p>
          </table:table-cell>
          <table:table-cell table:number-columns-repeated="16379"/>
        </table:table-row>
        <table:table-row table:style-name="ro1">
          <table:table-cell office:value-type="time" office:time-value="PT0H25M24S" table:style-name="ce3">
            <text:p>0:25:24</text:p>
          </table:table-cell>
          <table:table-cell office:value-type="time" office:time-value="PT0H26M49S" table:style-name="ce3">
            <text:p>0:26:49</text:p>
          </table:table-cell>
          <table:table-cell office:value-type="float" office:value="1524" table:formula="of:=SUM((HOUR([.A309])*3600)+(MINUTE([.A309])*60)+SECOND([.A309]))" table:style-name="ce6">
            <text:p>1524</text:p>
          </table:table-cell>
          <table:table-cell office:value-type="float" office:value="1609" table:formula="of:=SUM((HOUR([.B309])*3600)+(MINUTE([.B309])*60)+SECOND([.B309]))" table:style-name="ce6">
            <text:p>1609</text:p>
          </table:table-cell>
          <table:table-cell office:value-type="string" table:style-name="ce3">
            <text:p>Unknown piano song (piano demo instrumental take 2, unlisted on the minidisc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isc 18 (MD128)</text:p>
          </table:table-cell>
          <table:table-cell table:style-name="ce3"/>
          <table:table-cell table:number-columns-repeated="2" table:style-name="ce6"/>
          <table:table-cell table:number-columns-repeated="16380" table:style-name="ce1"/>
        </table:table-row>
        <table:table-row table:style-name="ro1">
          <table:table-cell office:value-type="time" office:time-value="PT0H0M0S" table:style-name="ce3">
            <text:p>0:00:00</text:p>
          </table:table-cell>
          <table:table-cell office:value-type="time" office:time-value="PT0H4M56S" table:formula="of:=[.A313]" table:style-name="ce3">
            <text:p>0:04:56</text:p>
          </table:table-cell>
          <table:table-cell office:value-type="float" office:value="0" table:formula="of:=SUM((HOUR([.A312])*3600)+(MINUTE([.A312])*60)+SECOND([.A312]))" table:style-name="ce6">
            <text:p>0</text:p>
          </table:table-cell>
          <table:table-cell office:value-type="float" office:value="296" table:formula="of:=SUM((HOUR([.B312])*3600)+(MINUTE([.B312])*60)+SECOND([.B312]))" table:style-name="ce6">
            <text:p>296</text:p>
          </table:table-cell>
          <table:table-cell office:value-type="string" table:style-name="ce3">
            <text:p>A Reminder (a capella demo - take 1)</text:p>
          </table:table-cell>
          <table:table-cell table:number-columns-repeated="16379"/>
        </table:table-row>
        <table:table-row table:style-name="ro1">
          <table:table-cell office:value-type="time" office:time-value="PT0H4M56S" table:style-name="ce3">
            <text:p>0:04:56</text:p>
          </table:table-cell>
          <table:table-cell office:value-type="time" office:time-value="PT0H7M36S" table:formula="of:=[.A314]" table:style-name="ce3">
            <text:p>0:07:36</text:p>
          </table:table-cell>
          <table:table-cell office:value-type="float" office:value="296" table:formula="of:=SUM((HOUR([.A313])*3600)+(MINUTE([.A313])*60)+SECOND([.A313]))" table:style-name="ce6">
            <text:p>296</text:p>
          </table:table-cell>
          <table:table-cell office:value-type="float" office:value="456" table:formula="of:=SUM((HOUR([.B313])*3600)+(MINUTE([.B313])*60)+SECOND([.B313]))" table:style-name="ce6">
            <text:p>456</text:p>
          </table:table-cell>
          <table:table-cell office:value-type="string" table:style-name="ce3">
            <text:p>A Reminder (a capella demo - take 2)</text:p>
          </table:table-cell>
          <table:table-cell table:number-columns-repeated="16379"/>
        </table:table-row>
        <table:table-row table:style-name="ro1">
          <table:table-cell office:value-type="time" office:time-value="PT0H7M36S" table:style-name="ce3">
            <text:p>0:07:36</text:p>
          </table:table-cell>
          <table:table-cell office:value-type="time" office:time-value="PT0H10M21S" table:formula="of:=[.A315]" table:style-name="ce3">
            <text:p>0:10:21</text:p>
          </table:table-cell>
          <table:table-cell office:value-type="float" office:value="456" table:formula="of:=SUM((HOUR([.A314])*3600)+(MINUTE([.A314])*60)+SECOND([.A314]))" table:style-name="ce6">
            <text:p>456</text:p>
          </table:table-cell>
          <table:table-cell office:value-type="float" office:value="621" table:formula="of:=SUM((HOUR([.B314])*3600)+(MINUTE([.B314])*60)+SECOND([.B314]))" table:style-name="ce6">
            <text:p>621</text:p>
          </table:table-cell>
          <table:table-cell office:value-type="string" table:style-name="ce3">
            <text:p>A Reminder (a capella demo - take 3)</text:p>
          </table:table-cell>
          <table:table-cell table:number-columns-repeated="16379"/>
        </table:table-row>
        <table:table-row table:style-name="ro1">
          <table:table-cell office:value-type="time" office:time-value="PT0H10M21S" table:style-name="ce3">
            <text:p>0:10:21</text:p>
          </table:table-cell>
          <table:table-cell office:value-type="time" office:time-value="PT0H12M5S" table:formula="of:=[.A316]" table:style-name="ce3">
            <text:p>0:12:05</text:p>
          </table:table-cell>
          <table:table-cell office:value-type="float" office:value="621" table:formula="of:=SUM((HOUR([.A315])*3600)+(MINUTE([.A315])*60)+SECOND([.A315]))" table:style-name="ce6">
            <text:p>621</text:p>
          </table:table-cell>
          <table:table-cell office:value-type="float" office:value="725" table:formula="of:=SUM((HOUR([.B315])*3600)+(MINUTE([.B315])*60)+SECOND([.B315]))" table:style-name="ce6">
            <text:p>725</text:p>
          </table:table-cell>
          <table:table-cell office:value-type="string" table:style-name="ce3">
            <text:p>A Reminder (a capella demo - take 4)</text:p>
          </table:table-cell>
          <table:table-cell table:number-columns-repeated="16379"/>
        </table:table-row>
        <table:table-row table:style-name="ro1">
          <table:table-cell office:value-type="time" office:time-value="PT0H12M5S" table:style-name="ce3">
            <text:p>0:12:05</text:p>
          </table:table-cell>
          <table:table-cell office:value-type="time" office:time-value="PT0H14M37S" table:formula="of:=[.A317]" table:style-name="ce3">
            <text:p>0:14:37</text:p>
          </table:table-cell>
          <table:table-cell office:value-type="float" office:value="725" table:formula="of:=SUM((HOUR([.A316])*3600)+(MINUTE([.A316])*60)+SECOND([.A316]))" table:style-name="ce6">
            <text:p>725</text:p>
          </table:table-cell>
          <table:table-cell office:value-type="float" office:value="877" table:formula="of:=SUM((HOUR([.B316])*3600)+(MINUTE([.B316])*60)+SECOND([.B316]))" table:style-name="ce6">
            <text:p>877</text:p>
          </table:table-cell>
          <table:table-cell office:value-type="string" table:style-name="ce3">
            <text:p>A Reminder (a capella demo - take 5)</text:p>
          </table:table-cell>
          <table:table-cell table:number-columns-repeated="16379"/>
        </table:table-row>
        <table:table-row table:style-name="ro1">
          <table:table-cell office:value-type="time" office:time-value="PT0H14M37S" table:style-name="ce3">
            <text:p>0:14:37</text:p>
          </table:table-cell>
          <table:table-cell office:value-type="time" office:time-value="PT0H17M16S" table:formula="of:=[.A318]" table:style-name="ce3">
            <text:p>0:17:16</text:p>
          </table:table-cell>
          <table:table-cell office:value-type="float" office:value="877" table:formula="of:=SUM((HOUR([.A317])*3600)+(MINUTE([.A317])*60)+SECOND([.A317]))" table:style-name="ce6">
            <text:p>877</text:p>
          </table:table-cell>
          <table:table-cell office:value-type="float" office:value="1036" table:formula="of:=SUM((HOUR([.B317])*3600)+(MINUTE([.B317])*60)+SECOND([.B317]))" table:style-name="ce6">
            <text:p>1036</text:p>
          </table:table-cell>
          <table:table-cell office:value-type="string" table:style-name="ce3">
            <text:p>unknown acoustic demo 1 (acoustic demo - take 1)</text:p>
          </table:table-cell>
          <table:table-cell table:number-columns-repeated="16379"/>
        </table:table-row>
        <table:table-row table:style-name="ro1">
          <table:table-cell office:value-type="time" office:time-value="PT0H17M16S" table:style-name="ce3">
            <text:p>0:17:16</text:p>
          </table:table-cell>
          <table:table-cell office:value-type="time" office:time-value="PT0H19M27S" table:formula="of:=[.A319]" table:style-name="ce3">
            <text:p>0:19:27</text:p>
          </table:table-cell>
          <table:table-cell office:value-type="float" office:value="1036" table:formula="of:=SUM((HOUR([.A318])*3600)+(MINUTE([.A318])*60)+SECOND([.A318]))" table:style-name="ce6">
            <text:p>1036</text:p>
          </table:table-cell>
          <table:table-cell office:value-type="float" office:value="1167" table:formula="of:=SUM((HOUR([.B318])*3600)+(MINUTE([.B318])*60)+SECOND([.B318]))" table:style-name="ce6">
            <text:p>1167</text:p>
          </table:table-cell>
          <table:table-cell office:value-type="string" table:style-name="ce3">
            <text:p>unknown acoustic demo 1 (acoustic demo - take 2)</text:p>
          </table:table-cell>
          <table:table-cell table:number-columns-repeated="16379"/>
        </table:table-row>
        <table:table-row table:style-name="ro1">
          <table:table-cell office:value-type="time" office:time-value="PT0H19M27S" table:style-name="ce3">
            <text:p>0:19:27</text:p>
          </table:table-cell>
          <table:table-cell office:value-type="time" office:time-value="PT0H21M22S" table:formula="of:=[.A320]" table:style-name="ce3">
            <text:p>0:21:22</text:p>
          </table:table-cell>
          <table:table-cell office:value-type="float" office:value="1167" table:formula="of:=SUM((HOUR([.A319])*3600)+(MINUTE([.A319])*60)+SECOND([.A319]))" table:style-name="ce6">
            <text:p>1167</text:p>
          </table:table-cell>
          <table:table-cell office:value-type="float" office:value="1282" table:formula="of:=SUM((HOUR([.B319])*3600)+(MINUTE([.B319])*60)+SECOND([.B319]))" table:style-name="ce6">
            <text:p>1282</text:p>
          </table:table-cell>
          <table:table-cell office:value-type="string" table:style-name="ce3">
            <text:p>unknown acoustic demo 1 (acoustic demo - take 3)</text:p>
          </table:table-cell>
          <table:table-cell table:number-columns-repeated="16379"/>
        </table:table-row>
        <table:table-row table:style-name="ro1">
          <table:table-cell office:value-type="time" office:time-value="PT0H21M22S" table:style-name="ce3">
            <text:p>0:21:22</text:p>
          </table:table-cell>
          <table:table-cell office:value-type="time" office:time-value="PT0H22M3S" table:formula="of:=[.A321]" table:style-name="ce3">
            <text:p>0:22:03</text:p>
          </table:table-cell>
          <table:table-cell office:value-type="float" office:value="1282" table:formula="of:=SUM((HOUR([.A320])*3600)+(MINUTE([.A320])*60)+SECOND([.A320]))" table:style-name="ce6">
            <text:p>1282</text:p>
          </table:table-cell>
          <table:table-cell office:value-type="float" office:value="1323" table:formula="of:=SUM((HOUR([.B320])*3600)+(MINUTE([.B320])*60)+SECOND([.B320]))" table:style-name="ce6">
            <text:p>1323</text:p>
          </table:table-cell>
          <table:table-cell office:value-type="string" table:style-name="ce3">
            <text:p>unknown acoustic demo 1 (acoustic demo - instrumental take 4)</text:p>
          </table:table-cell>
          <table:table-cell table:number-columns-repeated="16379"/>
        </table:table-row>
        <table:table-row table:style-name="ro1">
          <table:table-cell office:value-type="time" office:time-value="PT0H22M3S" table:style-name="ce3">
            <text:p>0:22:03</text:p>
          </table:table-cell>
          <table:table-cell office:value-type="time" office:time-value="PT0H25M45S" table:formula="of:=[.A322]" table:style-name="ce3">
            <text:p>0:25:45</text:p>
          </table:table-cell>
          <table:table-cell office:value-type="float" office:value="1323" table:formula="of:=SUM((HOUR([.A321])*3600)+(MINUTE([.A321])*60)+SECOND([.A321]))" table:style-name="ce6">
            <text:p>1323</text:p>
          </table:table-cell>
          <table:table-cell office:value-type="float" office:value="1545" table:formula="of:=SUM((HOUR([.B321])*3600)+(MINUTE([.B321])*60)+SECOND([.B321]))" table:style-name="ce6">
            <text:p>1545</text:p>
          </table:table-cell>
          <table:table-cell office:value-type="string" table:style-name="ce3">
            <text:p>unknown acoustic demo 2 (acoustic demo sequence)</text:p>
          </table:table-cell>
          <table:table-cell table:number-columns-repeated="16379"/>
        </table:table-row>
        <table:table-row table:style-name="ro1">
          <table:table-cell office:value-type="time" office:time-value="PT0H25M45S" table:style-name="ce3">
            <text:p>0:25:45</text:p>
          </table:table-cell>
          <table:table-cell office:value-type="time" office:time-value="PT0H26M29S" table:formula="of:=[.A323]" table:style-name="ce3">
            <text:p>0:26:29</text:p>
          </table:table-cell>
          <table:table-cell office:value-type="float" office:value="1545" table:formula="of:=SUM((HOUR([.A322])*3600)+(MINUTE([.A322])*60)+SECOND([.A322]))" table:style-name="ce6">
            <text:p>1545</text:p>
          </table:table-cell>
          <table:table-cell office:value-type="float" office:value="1589" table:formula="of:=SUM((HOUR([.B322])*3600)+(MINUTE([.B322])*60)+SECOND([.B322]))" table:style-name="ce6">
            <text:p>1589</text:p>
          </table:table-cell>
          <table:table-cell office:value-type="string" table:style-name="ce3">
            <text:p>ringing phone/beatboxing</text:p>
          </table:table-cell>
          <table:table-cell table:number-columns-repeated="16379"/>
        </table:table-row>
        <table:table-row table:style-name="ro1">
          <table:table-cell office:value-type="time" office:time-value="PT0H26M29S" table:style-name="ce3">
            <text:p>0:26:29</text:p>
          </table:table-cell>
          <table:table-cell office:value-type="time" office:time-value="PT0H31M10S" table:formula="of:=[.A324]" table:style-name="ce3">
            <text:p>0:31:10</text:p>
          </table:table-cell>
          <table:table-cell office:value-type="float" office:value="1589" table:formula="of:=SUM((HOUR([.A323])*3600)+(MINUTE([.A323])*60)+SECOND([.A323]))" table:style-name="ce6">
            <text:p>1589</text:p>
          </table:table-cell>
          <table:table-cell office:value-type="float" office:value="1870" table:formula="of:=SUM((HOUR([.B323])*3600)+(MINUTE([.B323])*60)+SECOND([.B323]))" table:style-name="ce6">
            <text:p>1870</text:p>
          </table:table-cell>
          <table:table-cell office:value-type="string" table:style-name="ce3">
            <text:p>Exit Music (alternate mix)</text:p>
          </table:table-cell>
          <table:table-cell table:number-columns-repeated="16379"/>
        </table:table-row>
        <table:table-row table:style-name="ro1">
          <table:table-cell office:value-type="time" office:time-value="PT0H31M10S" table:style-name="ce3">
            <text:p>0:31:10</text:p>
          </table:table-cell>
          <table:table-cell office:value-type="time" office:time-value="PT0H35M24S" table:formula="of:=[.A325]" table:style-name="ce3">
            <text:p>0:35:24</text:p>
          </table:table-cell>
          <table:table-cell office:value-type="float" office:value="1870" table:formula="of:=SUM((HOUR([.A324])*3600)+(MINUTE([.A324])*60)+SECOND([.A324]))" table:style-name="ce6">
            <text:p>1870</text:p>
          </table:table-cell>
          <table:table-cell office:value-type="float" office:value="2124" table:formula="of:=SUM((HOUR([.B324])*3600)+(MINUTE([.B324])*60)+SECOND([.B324]))" table:style-name="ce6">
            <text:p>2124</text:p>
          </table:table-cell>
          <table:table-cell office:value-type="string" table:style-name="ce3">
            <text:p>No Surprises (alternate vocal)</text:p>
          </table:table-cell>
          <table:table-cell table:number-columns-repeated="16379"/>
        </table:table-row>
        <table:table-row table:style-name="ro1">
          <table:table-cell office:value-type="time" office:time-value="PT0H35M24S" table:style-name="ce3">
            <text:p>0:35:24</text:p>
          </table:table-cell>
          <table:table-cell office:value-type="time" office:time-value="PT0H41M26S" table:style-name="ce3">
            <text:p>0:41:26</text:p>
          </table:table-cell>
          <table:table-cell office:value-type="float" office:value="2124" table:formula="of:=SUM((HOUR([.A325])*3600)+(MINUTE([.A325])*60)+SECOND([.A325]))" table:style-name="ce6">
            <text:p>2124</text:p>
          </table:table-cell>
          <table:table-cell office:value-type="float" office:value="2486" table:formula="of:=SUM((HOUR([.B325])*3600)+(MINUTE([.B325])*60)+SECOND([.B325]))" table:style-name="ce6">
            <text:p>2486</text:p>
          </table:table-cell>
          <table:table-cell office:value-type="string" table:style-name="ce3">
            <text:p>Paranoid Android (alternate mix)</text:p>
          </table:table-cell>
          <table:table-cell table:number-columns-repeated="16379"/>
        </table:table-row>
        <table:table-row table:number-rows-repeated="10482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21">
      <number:day/>
      <number:text>-</number:text>
      <number:month number:textual="true"/>
    </number:date-style>
    <number:time-style style:name="N25">
      <number:hours/>
      <number:text>:</number:text>
      <number:minutes number:style="long"/>
    </number:time-style>
    <number:time-style style:name="N26">
      <number:hours/>
      <number:text>:</number:text>
      <number:minutes number:style="long"/>
      <number:text>:</number:text>
      <number:seconds number:style="long"/>
    </number:time-style>
    <number:time-style style:name="N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36P0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dc:title/>
    <dc:description/>
    <dc:subject/>
    <meta:initial-creator/>
    <dc:creator>Microsoft Office User</dc:creator>
    <meta:creation-date>2019-06-17T14:49:29Z</meta:creation-date>
    <dc:date>2019-06-18T13:14:48Z</dc:date>
  </office:meta>
</office:document-meta>
</file>